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cm" fo:border-bottom="#808080 0.053cm solid" fo:margin-bottom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P2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P3" style:family="paragraph" style:parent-style-name="Standard">
      <style:paragraph-properties fo:break-before="auto" fo:line-height="10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00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00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break-before="auto" fo:line-height="100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00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break-before="auto" fo:line-height="100%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fo:line-height="100%" style:writing-mode="lr-tb"/>
    </style:style>
    <style:style style:name="T10_1" style:family="text"/>
    <style:style style:name="T10_2" style:family="text"/>
    <style:style style:name="P11" style:family="paragraph" style:parent-style-name="Standard">
      <style:paragraph-properties fo:break-before="auto" fo:line-height="100%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break-before="auto" fo:line-height="100%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/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line-height="100%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break-before="auto" fo:line-height="100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line-height="100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line-height="100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P22" style:family="paragraph" style:parent-style-name="Standard">
      <style:paragraph-properties fo:break-before="auto" fo:line-height="100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P23" style:family="paragraph" style:parent-style-name="Standard">
      <style:paragraph-properties fo:break-before="auto" fo:line-height="100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>
      <style:text-properties fo:font-weight="bold" style:font-weight-asian="bold" style:font-weight-complex="bold"/>
    </style:style>
    <style:style style:name="T25_6" style:family="text">
      <style:text-properties fo:font-weight="bold" style:font-weight-asian="bold" style:font-weight-complex="bold"/>
    </style:style>
    <style:style style:name="T25_7" style:family="text">
      <style:text-properties fo:font-weight="bold" style:font-weight-asian="bold" style:font-weight-complex="bold"/>
    </style:style>
    <style:style style:name="T25_8" style:family="text">
      <style:text-properties fo:font-weight="bold" style:font-weight-asian="bold" style:font-weight-complex="bold"/>
    </style:style>
    <style:style style:name="T25_9" style:family="text">
      <style:text-properties fo:font-weight="bold" style:font-weight-asian="bold" style:font-weight-complex="bold"/>
    </style:style>
    <style:style style:name="T25_10" style:family="text">
      <style:text-properties fo:font-weight="bold" style:font-weight-asian="bold" style:font-weight-complex="bold"/>
    </style:style>
    <style:style style:name="T25_11" style:family="text">
      <style:text-properties fo:font-weight="bold" style:font-weight-asian="bold" style:font-weight-complex="bold"/>
    </style:style>
    <style:style style:name="T25_12" style:family="text">
      <style:text-properties fo:font-weight="bold" style:font-weight-asian="bold" style:font-weight-complex="bold"/>
    </style:style>
    <style:style style:name="T25_13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1" style:family="table">
      <style:table-properties table:align="left" style:width="17.574cm" fo:margin-left="0.097cm"/>
    </style:style>
    <style:style style:name="Column1" style:family="table-column">
      <style:table-column-properties style:column-width="2.741cm"/>
    </style:style>
    <style:style style:name="Column2" style:family="table-column">
      <style:table-column-properties style:column-width="1.439cm"/>
    </style:style>
    <style:style style:name="Column3" style:family="table-column">
      <style:table-column-properties style:column-width="3.203cm"/>
    </style:style>
    <style:style style:name="Column4" style:family="table-column">
      <style:table-column-properties style:column-width="2.697cm"/>
    </style:style>
    <style:style style:name="Column5" style:family="table-column">
      <style:table-column-properties style:column-width="2.889cm"/>
    </style:style>
    <style:style style:name="Column6" style:family="table-column">
      <style:table-column-properties style:column-width="2.91cm"/>
    </style:style>
    <style:style style:name="Column7" style:family="table-column">
      <style:table-column-properties style:column-width="1.693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" style:family="table-row"/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" style:family="table-row"/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4" style:family="table-row"/>
    <style:style style:name="Cell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5" style:family="table-row"/>
    <style:style style:name="Cell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break-before="auto" fo:line-height="100%" style:writing-mode="lr-tb"/>
    </style:style>
    <style:style style:name="P133" style:family="paragraph" style:parent-style-name="Standard">
      <style:paragraph-properties fo:break-before="auto" fo:line-height="100%" style:writing-mode="lr-tb"/>
    </style:style>
    <style:style style:name="T133_1" style:family="text">
      <style:text-properties fo:font-weight="bold" style:font-weight-asian="bold" style:font-weight-complex="bold"/>
    </style:style>
    <style:style style:name="T133_2" style:family="text">
      <style:text-properties fo:font-weight="bold" style:font-weight-asian="bold" style:font-weight-complex="bold"/>
    </style:style>
    <style:style style:name="T133_3" style:family="text">
      <style:text-properties fo:font-weight="bold" style:font-weight-asian="bold" style:font-weight-complex="bold"/>
    </style:style>
    <style:style style:name="T133_4" style:family="text">
      <style:text-properties fo:font-weight="bold" style:font-weight-asian="bold" style:font-weight-complex="bold"/>
    </style:style>
    <style:style style:name="T133_5" style:family="text">
      <style:text-properties fo:font-weight="bold" style:font-weight-asian="bold" style:font-weight-complex="bold"/>
    </style:style>
    <style:style style:name="T133_6" style:family="text">
      <style:text-properties fo:font-weight="bold" style:font-weight-asian="bold" style:font-weight-complex="bold"/>
    </style:style>
    <style:style style:name="T133_7" style:family="text">
      <style:text-properties fo:font-weight="bold" style:font-weight-asian="bold" style:font-weight-complex="bold"/>
    </style:style>
    <style:style style:name="T133_8" style:family="text">
      <style:text-properties fo:font-weight="bold" style:font-weight-asian="bold" style:font-weight-complex="bold"/>
    </style:style>
    <style:style style:name="T133_9" style:family="text">
      <style:text-properties fo:font-weight="bold" style:font-weight-asian="bold" style:font-weight-complex="bold"/>
    </style:style>
    <style:style style:name="P134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2" style:family="table">
      <style:table-properties table:align="left" style:width="17.57cm" fo:margin-left="0.097cm"/>
    </style:style>
    <style:style style:name="Column8" style:family="table-column">
      <style:table-column-properties style:column-width="2.727cm"/>
    </style:style>
    <style:style style:name="Column9" style:family="table-column">
      <style:table-column-properties style:column-width="1.032cm"/>
    </style:style>
    <style:style style:name="Column10" style:family="table-column">
      <style:table-column-properties style:column-width="2.963cm"/>
    </style:style>
    <style:style style:name="Column11" style:family="table-column">
      <style:table-column-properties style:column-width="3.096cm"/>
    </style:style>
    <style:style style:name="Column12" style:family="table-column">
      <style:table-column-properties style:column-width="2.858cm"/>
    </style:style>
    <style:style style:name="Column13" style:family="table-column">
      <style:table-column-properties style:column-width="3.201cm"/>
    </style:style>
    <style:style style:name="Column14" style:family="table-column">
      <style:table-column-properties style:column-width="1.693cm"/>
    </style:style>
    <style:style style:name="Row16" style:family="table-row"/>
    <style:style style:name="Cell1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1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7" style:family="table-row"/>
    <style:style style:name="Cell1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8" style:family="table-row"/>
    <style:style style:name="Cell1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9" style:family="table-row"/>
    <style:style style:name="Cell1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0" style:family="table-row"/>
    <style:style style:name="Cell1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1" style:family="table-row"/>
    <style:style style:name="Cell1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2" style:family="table-row"/>
    <style:style style:name="Cell1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3" style:family="table-row"/>
    <style:style style:name="Cell1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4" style:family="table-row"/>
    <style:style style:name="Cell1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5" style:family="table-row"/>
    <style:style style:name="Cell1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6" style:family="table-row"/>
    <style:style style:name="Cell1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7" style:family="table-row"/>
    <style:style style:name="Cell1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8" style:family="table-row"/>
    <style:style style:name="Cell1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9" style:family="table-row"/>
    <style:style style:name="Cell1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0" style:family="table-row"/>
    <style:style style:name="Cell2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1" style:family="table-row"/>
    <style:style style:name="Cell2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2" style:family="table-row"/>
    <style:style style:name="Cell2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3" style:family="table-row"/>
    <style:style style:name="Cell2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4" style:family="table-row"/>
    <style:style style:name="Cell2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5" style:family="table-row"/>
    <style:style style:name="Cell2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6" style:family="table-row"/>
    <style:style style:name="Cell2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7" style:family="table-row"/>
    <style:style style:name="Cell2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8" style:family="table-row"/>
    <style:style style:name="Cell2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P297" style:family="paragraph" style:parent-style-name="Standard">
      <style:paragraph-properties fo:break-before="auto" fo:line-height="100%" style:writing-mode="lr-tb"/>
    </style:style>
    <style:style style:name="T297_1" style:family="text">
      <style:text-properties fo:font-weight="bold" style:font-weight-asian="bold" style:font-weight-complex="bold"/>
    </style:style>
    <style:style style:name="T297_2" style:family="text">
      <style:text-properties fo:font-weight="bold" style:font-weight-asian="bold" style:font-weight-complex="bold"/>
    </style:style>
    <style:style style:name="T297_3" style:family="text">
      <style:text-properties fo:font-weight="bold" style:font-weight-asian="bold" style:font-weight-complex="bold"/>
    </style:style>
    <style:style style:name="T297_4" style:family="text">
      <style:text-properties fo:font-weight="bold" style:font-weight-asian="bold" style:font-weight-complex="bold"/>
    </style:style>
    <style:style style:name="T297_5" style:family="text">
      <style:text-properties fo:font-weight="bold" style:font-weight-asian="bold" style:font-weight-complex="bold"/>
    </style:style>
    <style:style style:name="T297_6" style:family="text">
      <style:text-properties fo:font-weight="bold" style:font-weight-asian="bold" style:font-weight-complex="bold"/>
    </style:style>
    <style:style style:name="T297_7" style:family="text">
      <style:text-properties fo:font-weight="bold" style:font-weight-asian="bold" style:font-weight-complex="bold"/>
    </style:style>
    <style:style style:name="T297_8" style:family="text">
      <style:text-properties fo:font-weight="bold" style:font-weight-asian="bold" style:font-weight-complex="bold"/>
    </style:style>
    <style:style style:name="T297_9" style:family="text">
      <style:text-properties fo:font-weight="bold" style:font-weight-asian="bold" style:font-weight-complex="bold"/>
    </style:style>
    <style:style style:name="P29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3" style:family="table">
      <style:table-properties table:align="left" style:width="17.563cm" fo:margin-left="0.097cm"/>
    </style:style>
    <style:style style:name="Column15" style:family="table-column">
      <style:table-column-properties style:column-width="3.57cm"/>
    </style:style>
    <style:style style:name="Column16" style:family="table-column">
      <style:table-column-properties style:column-width="2.021cm"/>
    </style:style>
    <style:style style:name="Column17" style:family="table-column">
      <style:table-column-properties style:column-width="2.39cm"/>
    </style:style>
    <style:style style:name="Column18" style:family="table-column">
      <style:table-column-properties style:column-width="2.29cm"/>
    </style:style>
    <style:style style:name="Column19" style:family="table-column">
      <style:table-column-properties style:column-width="2.82cm"/>
    </style:style>
    <style:style style:name="Column20" style:family="table-column">
      <style:table-column-properties style:column-width="2.778cm"/>
    </style:style>
    <style:style style:name="Column21" style:family="table-column">
      <style:table-column-properties style:column-width="1.693cm"/>
    </style:style>
    <style:style style:name="Row39" style:family="table-row"/>
    <style:style style:name="Cell2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40" style:family="table-row"/>
    <style:style style:name="Cell2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1" style:family="table-row"/>
    <style:style style:name="Cell2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2" style:family="table-row"/>
    <style:style style:name="Cell2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3" style:family="table-row"/>
    <style:style style:name="Cell2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4" style:family="table-row"/>
    <style:style style:name="Cell3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5" style:family="table-row"/>
    <style:style style:name="Cell3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6" style:family="table-row"/>
    <style:style style:name="Cell3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7" style:family="table-row"/>
    <style:style style:name="Cell3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5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8" style:family="table-row"/>
    <style:style style:name="Cell3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6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9" style:family="table-row"/>
    <style:style style:name="Cell3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0" style:family="table-row"/>
    <style:style style:name="Cell3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break-before="auto" fo:line-height="100%" style:writing-mode="lr-tb"/>
    </style:style>
    <style:style style:name="P384" style:family="paragraph" style:parent-style-name="Standard">
      <style:paragraph-properties fo:break-before="auto" fo:line-height="100%" style:writing-mode="lr-tb"/>
    </style:style>
    <style:style style:name="T384_1" style:family="text">
      <style:text-properties fo:font-weight="bold" style:font-weight-asian="bold" style:font-weight-complex="bold"/>
    </style:style>
    <style:style style:name="T384_2" style:family="text">
      <style:text-properties fo:font-weight="bold" style:font-weight-asian="bold" style:font-weight-complex="bold"/>
    </style:style>
    <style:style style:name="T384_3" style:family="text">
      <style:text-properties fo:font-weight="bold" style:font-weight-asian="bold" style:font-weight-complex="bold"/>
    </style:style>
    <style:style style:name="T384_4" style:family="text">
      <style:text-properties fo:font-weight="bold" style:font-weight-asian="bold" style:font-weight-complex="bold"/>
    </style:style>
    <style:style style:name="T384_5" style:family="text">
      <style:text-properties fo:font-weight="bold" style:font-weight-asian="bold" style:font-weight-complex="bold"/>
    </style:style>
    <style:style style:name="T384_6" style:family="text">
      <style:text-properties fo:font-weight="bold" style:font-weight-asian="bold" style:font-weight-complex="bold"/>
    </style:style>
    <style:style style:name="T384_7" style:family="text">
      <style:text-properties fo:font-weight="bold" style:font-weight-asian="bold" style:font-weight-complex="bold"/>
    </style:style>
    <style:style style:name="T384_8" style:family="text">
      <style:text-properties fo:font-weight="bold" style:font-weight-asian="bold" style:font-weight-complex="bold"/>
    </style:style>
    <style:style style:name="T384_9" style:family="text">
      <style:text-properties fo:font-weight="bold" style:font-weight-asian="bold" style:font-weight-complex="bold"/>
    </style:style>
    <style:style style:name="T384_10" style:family="text">
      <style:text-properties fo:font-weight="bold" style:font-weight-asian="bold" style:font-weight-complex="bold"/>
    </style:style>
    <style:style style:name="T384_11" style:family="text">
      <style:text-properties fo:font-weight="bold" style:font-weight-asian="bold" style:font-weight-complex="bold"/>
    </style:style>
    <style:style style:name="T384_12" style:family="text">
      <style:text-properties fo:font-weight="bold" style:font-weight-asian="bold" style:font-weight-complex="bold"/>
    </style:style>
    <style:style style:name="T384_13" style:family="text">
      <style:text-properties fo:font-weight="bold" style:font-weight-asian="bold" style:font-weight-complex="bold"/>
    </style:style>
    <style:style style:name="T384_14" style:family="text">
      <style:text-properties fo:font-weight="bold" style:font-weight-asian="bold" style:font-weight-complex="bold"/>
    </style:style>
    <style:style style:name="T384_15" style:family="text">
      <style:text-properties fo:font-weight="bold" style:font-weight-asian="bold" style:font-weight-complex="bold"/>
    </style:style>
    <style:style style:name="P38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4" style:family="table">
      <style:table-properties table:align="left" style:width="17.568cm" fo:margin-left="0.097cm"/>
    </style:style>
    <style:style style:name="Column22" style:family="table-column">
      <style:table-column-properties style:column-width="1.852cm"/>
    </style:style>
    <style:style style:name="Column23" style:family="table-column">
      <style:table-column-properties style:column-width="1.852cm"/>
    </style:style>
    <style:style style:name="Column24" style:family="table-column">
      <style:table-column-properties style:column-width="2.037cm"/>
    </style:style>
    <style:style style:name="Column25" style:family="table-column">
      <style:table-column-properties style:column-width="2.037cm"/>
    </style:style>
    <style:style style:name="Column26" style:family="table-column">
      <style:table-column-properties style:column-width="4.815cm"/>
    </style:style>
    <style:style style:name="Column27" style:family="table-column">
      <style:table-column-properties style:column-width="3.307cm"/>
    </style:style>
    <style:style style:name="Column28" style:family="table-column">
      <style:table-column-properties style:column-width="1.667cm"/>
    </style:style>
    <style:style style:name="Row51" style:family="table-row"/>
    <style:style style:name="Cell3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52" style:family="table-row"/>
    <style:style style:name="Cell3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3" style:family="table-row"/>
    <style:style style:name="Cell3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break-before="auto" fo:line-height="100%" style:writing-mode="lr-tb"/>
    </style:style>
    <style:style style:name="P408" style:family="paragraph" style:parent-style-name="Standard">
      <style:paragraph-properties fo:break-before="auto" fo:line-height="100%" style:writing-mode="lr-tb"/>
    </style:style>
    <style:style style:name="T408_1" style:family="text">
      <style:text-properties fo:font-weight="bold" style:font-weight-asian="bold" style:font-weight-complex="bold"/>
    </style:style>
    <style:style style:name="T408_2" style:family="text">
      <style:text-properties fo:font-weight="bold" style:font-weight-asian="bold" style:font-weight-complex="bold"/>
    </style:style>
    <style:style style:name="T408_3" style:family="text">
      <style:text-properties fo:font-weight="bold" style:font-weight-asian="bold" style:font-weight-complex="bold"/>
    </style:style>
    <style:style style:name="T408_4" style:family="text">
      <style:text-properties fo:font-weight="bold" style:font-weight-asian="bold" style:font-weight-complex="bold"/>
    </style:style>
    <style:style style:name="T408_5" style:family="text">
      <style:text-properties fo:font-weight="bold" style:font-weight-asian="bold" style:font-weight-complex="bold"/>
    </style:style>
    <style:style style:name="T408_6" style:family="text">
      <style:text-properties fo:font-weight="bold" style:font-weight-asian="bold" style:font-weight-complex="bold"/>
    </style:style>
    <style:style style:name="T408_7" style:family="text">
      <style:text-properties fo:font-weight="bold" style:font-weight-asian="bold" style:font-weight-complex="bold"/>
    </style:style>
    <style:style style:name="T408_8" style:family="text">
      <style:text-properties fo:font-weight="bold" style:font-weight-asian="bold" style:font-weight-complex="bold"/>
    </style:style>
    <style:style style:name="T408_9" style:family="text">
      <style:text-properties fo:font-weight="bold" style:font-weight-asian="bold" style:font-weight-complex="bold"/>
    </style:style>
    <style:style style:name="P409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5" style:family="table">
      <style:table-properties table:align="left" style:width="17.568cm" fo:margin-left="0.097cm"/>
    </style:style>
    <style:style style:name="Column29" style:family="table-column">
      <style:table-column-properties style:column-width="4.604cm"/>
    </style:style>
    <style:style style:name="Column30" style:family="table-column">
      <style:table-column-properties style:column-width="1.931cm"/>
    </style:style>
    <style:style style:name="Column31" style:family="table-column">
      <style:table-column-properties style:column-width="2.593cm"/>
    </style:style>
    <style:style style:name="Column32" style:family="table-column">
      <style:table-column-properties style:column-width="1.905cm"/>
    </style:style>
    <style:style style:name="Column33" style:family="table-column">
      <style:table-column-properties style:column-width="1.905cm"/>
    </style:style>
    <style:style style:name="Column34" style:family="table-column">
      <style:table-column-properties style:column-width="2.937cm"/>
    </style:style>
    <style:style style:name="Column35" style:family="table-column">
      <style:table-column-properties style:column-width="1.693cm"/>
    </style:style>
    <style:style style:name="Row54" style:family="table-row"/>
    <style:style style:name="Cell3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3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55" style:family="table-row"/>
    <style:style style:name="Cell3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6" style:family="table-row"/>
    <style:style style:name="Cell3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7" style:family="table-row"/>
    <style:style style:name="Cell3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8" style:family="table-row"/>
    <style:style style:name="Cell4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9" style:family="table-row"/>
    <style:style style:name="Cell4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4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0" style:family="table-row"/>
    <style:style style:name="Cell4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5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1" style:family="table-row"/>
    <style:style style:name="Cell4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66" style:family="paragraph" style:parent-style-name="Standard">
      <style:paragraph-properties fo:break-before="auto" fo:line-height="100%" style:writing-mode="lr-tb"/>
    </style:style>
    <style:style style:name="P467" style:family="paragraph" style:parent-style-name="Standard">
      <style:paragraph-properties fo:break-before="auto" fo:line-height="100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T467_19" style:family="text"/>
    <style:style style:name="T467_20" style:family="text"/>
    <style:style style:name="T467_21" style:family="text"/>
    <style:style style:name="T467_22" style:family="text"/>
    <style:style style:name="T467_23" style:family="text"/>
    <style:style style:name="T467_24" style:family="text"/>
    <style:style style:name="T467_25" style:family="text"/>
    <style:style style:name="T467_26" style:family="text"/>
    <style:style style:name="T467_27" style:family="text"/>
    <style:style style:name="T467_28" style:family="text"/>
    <style:style style:name="T467_29" style:family="text"/>
    <style:style style:name="T467_30" style:family="text"/>
    <style:style style:name="T467_31" style:family="text"/>
    <style:style style:name="T467_32" style:family="text"/>
    <style:style style:name="T467_33" style:family="text"/>
    <style:style style:name="T467_34" style:family="text"/>
    <style:style style:name="T467_35" style:family="text"/>
    <style:style style:name="T467_36" style:family="text"/>
    <style:style style:name="T467_37" style:family="text"/>
    <style:style style:name="T467_38" style:family="text"/>
    <style:style style:name="T467_39" style:family="text"/>
    <style:style style:name="T467_40" style:family="text"/>
    <style:style style:name="T467_41" style:family="text"/>
    <style:style style:name="T467_42" style:family="text"/>
    <style:style style:name="T467_43" style:family="text"/>
    <style:style style:name="T467_44" style:family="text"/>
    <style:style style:name="T467_45" style:family="text"/>
    <style:style style:name="T467_46" style:family="text"/>
    <style:style style:name="T467_47" style:family="text"/>
    <style:style style:name="T467_48" style:family="text"/>
    <style:style style:name="T467_49" style:family="text"/>
    <style:style style:name="T467_50" style:family="text"/>
    <style:style style:name="T467_51" style:family="text"/>
    <style:style style:name="T467_52" style:family="text"/>
    <style:style style:name="T467_53" style:family="text"/>
    <style:style style:name="T467_54" style:family="text"/>
    <style:style style:name="T467_55" style:family="text"/>
    <style:style style:name="T467_56" style:family="text"/>
    <style:style style:name="T467_57" style:family="text"/>
    <style:style style:name="T467_58" style:family="text"/>
    <style:style style:name="T467_59" style:family="text"/>
    <style:style style:name="T467_60" style:family="text"/>
    <style:style style:name="T467_61" style:family="text"/>
    <style:style style:name="T467_62" style:family="text"/>
    <style:style style:name="T467_63" style:family="text"/>
    <style:style style:name="T467_64" style:family="text"/>
    <style:style style:name="T467_65" style:family="text"/>
    <style:style style:name="T467_66" style:family="text"/>
    <style:style style:name="T467_67" style:family="text"/>
    <style:style style:name="T467_68" style:family="text"/>
    <style:style style:name="T467_69" style:family="text"/>
    <style:style style:name="T467_70" style:family="text"/>
    <style:style style:name="T467_71" style:family="text"/>
    <style:style style:name="T467_72" style:family="text"/>
    <style:style style:name="T467_73" style:family="text"/>
    <style:style style:name="T467_74" style:family="text"/>
    <style:style style:name="T467_75" style:family="text"/>
    <style:style style:name="T467_76" style:family="text"/>
    <style:style style:name="T467_77" style:family="text"/>
    <style:style style:name="T467_78" style:family="text"/>
    <style:style style:name="T467_79" style:family="text"/>
    <style:style style:name="T467_80" style:family="text"/>
    <style:style style:name="T467_81" style:family="text"/>
    <style:style style:name="T467_82" style:family="text"/>
    <style:style style:name="T467_83" style:family="text"/>
    <style:style style:name="T467_84" style:family="text"/>
    <style:style style:name="T467_85" style:family="text"/>
    <style:style style:name="T467_86" style:family="text"/>
    <style:style style:name="T467_87" style:family="text"/>
    <style:style style:name="T467_88" style:family="text"/>
    <style:style style:name="T467_89" style:family="text"/>
    <style:style style:name="T467_90" style:family="text"/>
    <style:style style:name="T467_91" style:family="text"/>
    <style:style style:name="T467_92" style:family="text"/>
    <style:style style:name="T467_93" style:family="text"/>
    <style:style style:name="T467_94" style:family="text"/>
    <style:style style:name="T467_95" style:family="text"/>
    <style:style style:name="T467_96" style:family="text"/>
    <style:style style:name="T467_97" style:family="text"/>
    <style:style style:name="T467_98" style:family="text"/>
    <style:style style:name="T467_99" style:family="text"/>
    <style:style style:name="T467_100" style:family="text"/>
    <style:style style:name="T467_101" style:family="text"/>
    <style:style style:name="T467_102" style:family="text"/>
    <style:style style:name="T467_103" style:family="text"/>
    <style:style style:name="P468" style:family="paragraph" style:parent-style-name="Standard">
      <style:paragraph-properties fo:break-before="auto" fo:line-height="100%" style:writing-mode="lr-tb"/>
    </style:style>
    <style:style style:name="P469" style:family="paragraph" style:parent-style-name="Standard">
      <style:paragraph-properties fo:break-before="auto" fo:line-height="100%" style:writing-mode="lr-tb"/>
    </style:style>
    <style:style style:name="T469_1" style:family="text">
      <style:text-properties fo:font-weight="bold" style:font-weight-asian="bold" style:font-weight-complex="bold"/>
    </style:style>
    <style:style style:name="T469_2" style:family="text">
      <style:text-properties fo:font-weight="bold" style:font-weight-asian="bold" style:font-weight-complex="bold"/>
    </style:style>
    <style:style style:name="T469_3" style:family="text">
      <style:text-properties fo:font-weight="bold" style:font-weight-asian="bold" style:font-weight-complex="bold"/>
    </style:style>
    <style:style style:name="T469_4" style:family="text">
      <style:text-properties fo:font-weight="bold" style:font-weight-asian="bold" style:font-weight-complex="bold"/>
    </style:style>
    <style:style style:name="T469_5" style:family="text">
      <style:text-properties fo:font-weight="bold" style:font-weight-asian="bold" style:font-weight-complex="bold"/>
    </style:style>
    <style:style style:name="T469_6" style:family="text">
      <style:text-properties fo:font-weight="bold" style:font-weight-asian="bold" style:font-weight-complex="bold"/>
    </style:style>
    <style:style style:name="T469_7" style:family="text">
      <style:text-properties fo:font-weight="bold" style:font-weight-asian="bold" style:font-weight-complex="bold"/>
    </style:style>
    <style:style style:name="T469_8" style:family="text">
      <style:text-properties fo:font-weight="bold" style:font-weight-asian="bold" style:font-weight-complex="bold"/>
    </style:style>
    <style:style style:name="T469_9" style:family="text">
      <style:text-properties fo:font-weight="bold" style:font-weight-asian="bold" style:font-weight-complex="bold"/>
    </style:style>
    <style:style style:name="P47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6" style:family="table">
      <style:table-properties table:align="left" style:width="17.556cm" fo:margin-left="0.097cm"/>
    </style:style>
    <style:style style:name="Column36" style:family="table-column">
      <style:table-column-properties style:column-width="2.29cm"/>
    </style:style>
    <style:style style:name="Column37" style:family="table-column">
      <style:table-column-properties style:column-width="1.535cm"/>
    </style:style>
    <style:style style:name="Column38" style:family="table-column">
      <style:table-column-properties style:column-width="2.369cm"/>
    </style:style>
    <style:style style:name="Column39" style:family="table-column">
      <style:table-column-properties style:column-width="2.129cm"/>
    </style:style>
    <style:style style:name="Column40" style:family="table-column">
      <style:table-column-properties style:column-width="4.683cm"/>
    </style:style>
    <style:style style:name="Column41" style:family="table-column">
      <style:table-column-properties style:column-width="2.831cm"/>
    </style:style>
    <style:style style:name="Column42" style:family="table-column">
      <style:table-column-properties style:column-width="1.72cm"/>
    </style:style>
    <style:style style:name="Row62" style:family="table-row"/>
    <style:style style:name="Cell4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63" style:family="table-row"/>
    <style:style style:name="Cell4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7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4" style:family="table-row"/>
    <style:style style:name="Cell4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8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8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5" style:family="table-row"/>
    <style:style style:name="Cell4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499" style:family="paragraph" style:parent-style-name="Standard">
      <style:paragraph-properties fo:break-before="auto" fo:line-height="100%" style:writing-mode="lr-tb"/>
    </style:style>
    <style:style style:name="P500" style:family="paragraph" style:parent-style-name="Standard">
      <style:paragraph-properties fo:break-before="auto" fo:line-height="100%" style:writing-mode="lr-tb"/>
    </style:style>
    <style:style style:name="T500_1" style:family="text">
      <style:text-properties fo:font-weight="bold" style:font-weight-asian="bold" style:font-weight-complex="bold"/>
    </style:style>
    <style:style style:name="T500_2" style:family="text">
      <style:text-properties fo:font-weight="bold" style:font-weight-asian="bold" style:font-weight-complex="bold"/>
    </style:style>
    <style:style style:name="T500_3" style:family="text">
      <style:text-properties fo:font-weight="bold" style:font-weight-asian="bold" style:font-weight-complex="bold"/>
    </style:style>
    <style:style style:name="T500_4" style:family="text">
      <style:text-properties fo:font-weight="bold" style:font-weight-asian="bold" style:font-weight-complex="bold"/>
    </style:style>
    <style:style style:name="T500_5" style:family="text">
      <style:text-properties fo:font-weight="bold" style:font-weight-asian="bold" style:font-weight-complex="bold"/>
    </style:style>
    <style:style style:name="T500_6" style:family="text">
      <style:text-properties fo:font-weight="bold" style:font-weight-asian="bold" style:font-weight-complex="bold"/>
    </style:style>
    <style:style style:name="T500_7" style:family="text">
      <style:text-properties fo:font-weight="bold" style:font-weight-asian="bold" style:font-weight-complex="bold"/>
    </style:style>
    <style:style style:name="T500_8" style:family="text">
      <style:text-properties fo:font-weight="bold" style:font-weight-asian="bold" style:font-weight-complex="bold"/>
    </style:style>
    <style:style style:name="T500_9" style:family="text">
      <style:text-properties fo:font-weight="bold" style:font-weight-asian="bold" style:font-weight-complex="bold"/>
    </style:style>
    <style:style style:name="P501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7" style:family="table">
      <style:table-properties table:align="left" style:width="17.558cm" fo:margin-left="0.097cm"/>
    </style:style>
    <style:style style:name="Column43" style:family="table-column">
      <style:table-column-properties style:column-width="3.323cm"/>
    </style:style>
    <style:style style:name="Column44" style:family="table-column">
      <style:table-column-properties style:column-width="1.058cm"/>
    </style:style>
    <style:style style:name="Column45" style:family="table-column">
      <style:table-column-properties style:column-width="2.91cm"/>
    </style:style>
    <style:style style:name="Column46" style:family="table-column">
      <style:table-column-properties style:column-width="3.043cm"/>
    </style:style>
    <style:style style:name="Column47" style:family="table-column">
      <style:table-column-properties style:column-width="2.884cm"/>
    </style:style>
    <style:style style:name="Column48" style:family="table-column">
      <style:table-column-properties style:column-width="2.646cm"/>
    </style:style>
    <style:style style:name="Column49" style:family="table-column">
      <style:table-column-properties style:column-width="1.693cm"/>
    </style:style>
    <style:style style:name="Row66" style:family="table-row"/>
    <style:style style:name="Cell4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4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67" style:family="table-row"/>
    <style:style style:name="Cell4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8" style:family="table-row"/>
    <style:style style:name="Cell4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9" style:family="table-row"/>
    <style:style style:name="Cell4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0" style:family="table-row"/>
    <style:style style:name="Cell4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1" style:family="table-row"/>
    <style:style style:name="Cell4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2" style:family="table-row"/>
    <style:style style:name="Cell4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3" style:family="table-row"/>
    <style:style style:name="Cell5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58" style:family="paragraph" style:parent-style-name="Standard">
      <style:paragraph-properties fo:break-before="auto" fo:line-height="100%" style:writing-mode="lr-tb"/>
    </style:style>
    <style:style style:name="P559" style:family="paragraph" style:parent-style-name="Standard">
      <style:paragraph-properties fo:break-before="auto" fo:line-height="100%" style:writing-mode="lr-tb"/>
    </style:style>
    <style:style style:name="T559_1" style:family="text">
      <style:text-properties fo:font-weight="bold" style:font-weight-asian="bold" style:font-weight-complex="bold"/>
    </style:style>
    <style:style style:name="T559_2" style:family="text">
      <style:text-properties fo:font-weight="bold" style:font-weight-asian="bold" style:font-weight-complex="bold"/>
    </style:style>
    <style:style style:name="T559_3" style:family="text">
      <style:text-properties fo:font-weight="bold" style:font-weight-asian="bold" style:font-weight-complex="bold"/>
    </style:style>
    <style:style style:name="T559_4" style:family="text">
      <style:text-properties fo:font-weight="bold" style:font-weight-asian="bold" style:font-weight-complex="bold"/>
    </style:style>
    <style:style style:name="T559_5" style:family="text">
      <style:text-properties fo:font-weight="bold" style:font-weight-asian="bold" style:font-weight-complex="bold"/>
    </style:style>
    <style:style style:name="T559_6" style:family="text">
      <style:text-properties fo:font-weight="bold" style:font-weight-asian="bold" style:font-weight-complex="bold"/>
    </style:style>
    <style:style style:name="T559_7" style:family="text">
      <style:text-properties fo:font-weight="bold" style:font-weight-asian="bold" style:font-weight-complex="bold"/>
    </style:style>
    <style:style style:name="T559_8" style:family="text">
      <style:text-properties fo:font-weight="bold" style:font-weight-asian="bold" style:font-weight-complex="bold"/>
    </style:style>
    <style:style style:name="T559_9" style:family="text">
      <style:text-properties fo:font-weight="bold" style:font-weight-asian="bold" style:font-weight-complex="bold"/>
    </style:style>
    <style:style style:name="P56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8" style:family="table">
      <style:table-properties table:align="left" style:width="17.551cm" fo:margin-left="0.097cm"/>
    </style:style>
    <style:style style:name="Column50" style:family="table-column">
      <style:table-column-properties style:column-width="3.78cm"/>
    </style:style>
    <style:style style:name="Column51" style:family="table-column">
      <style:table-column-properties style:column-width="1.986cm"/>
    </style:style>
    <style:style style:name="Column52" style:family="table-column">
      <style:table-column-properties style:column-width="2.427cm"/>
    </style:style>
    <style:style style:name="Column53" style:family="table-column">
      <style:table-column-properties style:column-width="2.425cm"/>
    </style:style>
    <style:style style:name="Column54" style:family="table-column">
      <style:table-column-properties style:column-width="2.487cm"/>
    </style:style>
    <style:style style:name="Column55" style:family="table-column">
      <style:table-column-properties style:column-width="2.646cm"/>
    </style:style>
    <style:style style:name="Column56" style:family="table-column">
      <style:table-column-properties style:column-width="1.799cm"/>
    </style:style>
    <style:style style:name="Row74" style:family="table-row"/>
    <style:style style:name="Cell5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75" style:family="table-row"/>
    <style:style style:name="Cell5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6" style:family="table-row"/>
    <style:style style:name="Cell5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7" style:family="table-row"/>
    <style:style style:name="Cell5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8" style:family="table-row"/>
    <style:style style:name="Cell5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9" style:family="table-row"/>
    <style:style style:name="Cell5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0" style:family="table-row"/>
    <style:style style:name="Cell5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1" style:family="table-row"/>
    <style:style style:name="Cell5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2" style:family="table-row"/>
    <style:style style:name="Cell5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3" style:family="table-row"/>
    <style:style style:name="Cell5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4" style:family="table-row"/>
    <style:style style:name="Cell5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5" style:family="table-row"/>
    <style:style style:name="Cell5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6" style:family="table-row"/>
    <style:style style:name="Cell5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7" style:family="table-row"/>
    <style:style style:name="Cell6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5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8" style:family="table-row"/>
    <style:style style:name="Cell6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9" style:family="table-row"/>
    <style:style style:name="Cell6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0" style:family="table-row"/>
    <style:style style:name="Cell6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1" style:family="table-row"/>
    <style:style style:name="Cell6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2" style:family="table-row"/>
    <style:style style:name="Cell6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95" style:family="paragraph" style:parent-style-name="Standard">
      <style:paragraph-properties fo:break-before="auto" fo:line-height="100%" style:writing-mode="lr-tb"/>
    </style:style>
    <style:style style:name="P696" style:family="paragraph" style:parent-style-name="Standard">
      <style:paragraph-properties fo:break-before="auto" fo:line-height="100%" style:writing-mode="lr-tb"/>
    </style:style>
    <style:style style:name="T696_1" style:family="text">
      <style:text-properties fo:font-weight="bold" style:font-weight-asian="bold" style:font-weight-complex="bold"/>
    </style:style>
    <style:style style:name="T696_2" style:family="text">
      <style:text-properties fo:font-weight="bold" style:font-weight-asian="bold" style:font-weight-complex="bold"/>
    </style:style>
    <style:style style:name="T696_3" style:family="text">
      <style:text-properties fo:font-weight="bold" style:font-weight-asian="bold" style:font-weight-complex="bold"/>
    </style:style>
    <style:style style:name="T696_4" style:family="text">
      <style:text-properties fo:font-weight="bold" style:font-weight-asian="bold" style:font-weight-complex="bold"/>
    </style:style>
    <style:style style:name="T696_5" style:family="text">
      <style:text-properties fo:font-weight="bold" style:font-weight-asian="bold" style:font-weight-complex="bold"/>
    </style:style>
    <style:style style:name="P697" style:family="paragraph" style:parent-style-name="Standard">
      <style:paragraph-properties fo:break-before="auto" fo:line-height="100%" style:writing-mode="lr-tb"/>
    </style:style>
    <style:style style:name="T697_1" style:family="text">
      <style:text-properties fo:font-weight="bold" style:font-weight-asian="bold" style:font-weight-complex="bold"/>
    </style:style>
    <style:style style:name="T697_2" style:family="text">
      <style:text-properties fo:font-weight="bold" style:font-weight-asian="bold" style:font-weight-complex="bold"/>
    </style:style>
    <style:style style:name="T697_3" style:family="text">
      <style:text-properties fo:font-weight="bold" style:font-weight-asian="bold" style:font-weight-complex="bold"/>
    </style:style>
    <style:style style:name="T697_4" style:family="text">
      <style:text-properties fo:font-weight="bold" style:font-weight-asian="bold" style:font-weight-complex="bold"/>
    </style:style>
    <style:style style:name="T697_5" style:family="text">
      <style:text-properties fo:font-weight="bold" style:font-weight-asian="bold" style:font-weight-complex="bold"/>
    </style:style>
    <style:style style:name="T697_6" style:family="text">
      <style:text-properties fo:font-weight="bold" style:font-weight-asian="bold" style:font-weight-complex="bold"/>
    </style:style>
    <style:style style:name="T697_7" style:family="text">
      <style:text-properties fo:font-weight="bold" style:font-weight-asian="bold" style:font-weight-complex="bold"/>
    </style:style>
    <style:style style:name="T697_8" style:family="text">
      <style:text-properties fo:font-weight="bold" style:font-weight-asian="bold" style:font-weight-complex="bold"/>
    </style:style>
    <style:style style:name="T697_9" style:family="text">
      <style:text-properties fo:font-weight="bold" style:font-weight-asian="bold" style:font-weight-complex="bold"/>
    </style:style>
    <style:style style:name="T697_10" style:family="text">
      <style:text-properties fo:font-weight="bold" style:font-weight-asian="bold" style:font-weight-complex="bold"/>
    </style:style>
    <style:style style:name="T697_11" style:family="text">
      <style:text-properties fo:font-weight="bold" style:font-weight-asian="bold" style:font-weight-complex="bold"/>
    </style:style>
    <style:style style:name="T697_12" style:family="text">
      <style:text-properties fo:font-weight="bold" style:font-weight-asian="bold" style:font-weight-complex="bold"/>
    </style:style>
    <style:style style:name="T697_13" style:family="text">
      <style:text-properties fo:font-weight="bold" style:font-weight-asian="bold" style:font-weight-complex="bold"/>
    </style:style>
    <style:style style:name="T697_14" style:family="text">
      <style:text-properties fo:font-weight="bold" style:font-weight-asian="bold" style:font-weight-complex="bold"/>
    </style:style>
    <style:style style:name="T697_15" style:family="text">
      <style:text-properties fo:font-weight="bold" style:font-weight-asian="bold" style:font-weight-complex="bold"/>
    </style:style>
    <style:style style:name="T697_16" style:family="text">
      <style:text-properties fo:font-weight="bold" style:font-weight-asian="bold" style:font-weight-complex="bold"/>
    </style:style>
    <style:style style:name="P69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9" style:family="table">
      <style:table-properties table:align="left" style:width="17.572cm" fo:margin-left="0.097cm"/>
    </style:style>
    <style:style style:name="Column57" style:family="table-column">
      <style:table-column-properties style:column-width="2.762cm"/>
    </style:style>
    <style:style style:name="Column58" style:family="table-column">
      <style:table-column-properties style:column-width="2.461cm"/>
    </style:style>
    <style:style style:name="Column59" style:family="table-column">
      <style:table-column-properties style:column-width="3.119cm"/>
    </style:style>
    <style:style style:name="Column60" style:family="table-column">
      <style:table-column-properties style:column-width="3.119cm"/>
    </style:style>
    <style:style style:name="Column61" style:family="table-column">
      <style:table-column-properties style:column-width="1.931cm"/>
    </style:style>
    <style:style style:name="Column62" style:family="table-column">
      <style:table-column-properties style:column-width="2.487cm"/>
    </style:style>
    <style:style style:name="Column63" style:family="table-column">
      <style:table-column-properties style:column-width="1.693cm"/>
    </style:style>
    <style:style style:name="Row93" style:family="table-row"/>
    <style:style style:name="Cell6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94" style:family="table-row"/>
    <style:style style:name="Cell6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5" style:family="table-row"/>
    <style:style style:name="Cell6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6" style:family="table-row"/>
    <style:style style:name="Cell6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727" style:family="paragraph" style:parent-style-name="Standard">
      <style:paragraph-properties fo:break-before="auto" fo:line-height="100%" style:writing-mode="lr-tb"/>
    </style:style>
    <style:style style:name="P728" style:family="paragraph" style:parent-style-name="Standard">
      <style:paragraph-properties fo:break-before="auto" fo:line-height="100%" style:writing-mode="lr-tb"/>
    </style:style>
    <style:style style:name="T728_1" style:family="text">
      <style:text-properties fo:font-weight="bold" style:font-weight-asian="bold" style:font-weight-complex="bold"/>
    </style:style>
    <style:style style:name="T728_2" style:family="text">
      <style:text-properties fo:font-weight="bold" style:font-weight-asian="bold" style:font-weight-complex="bold"/>
    </style:style>
    <style:style style:name="T728_3" style:family="text">
      <style:text-properties fo:font-weight="bold" style:font-weight-asian="bold" style:font-weight-complex="bold"/>
    </style:style>
    <style:style style:name="T728_4" style:family="text">
      <style:text-properties fo:font-weight="bold" style:font-weight-asian="bold" style:font-weight-complex="bold"/>
    </style:style>
    <style:style style:name="T728_5" style:family="text">
      <style:text-properties fo:font-weight="bold" style:font-weight-asian="bold" style:font-weight-complex="bold"/>
    </style:style>
    <style:style style:name="T728_6" style:family="text">
      <style:text-properties fo:font-weight="bold" style:font-weight-asian="bold" style:font-weight-complex="bold"/>
    </style:style>
    <style:style style:name="T728_7" style:family="text">
      <style:text-properties fo:font-weight="bold" style:font-weight-asian="bold" style:font-weight-complex="bold"/>
    </style:style>
    <style:style style:name="T728_8" style:family="text">
      <style:text-properties fo:font-weight="bold" style:font-weight-asian="bold" style:font-weight-complex="bold"/>
    </style:style>
    <style:style style:name="T728_9" style:family="text">
      <style:text-properties fo:font-weight="bold" style:font-weight-asian="bold" style:font-weight-complex="bold"/>
    </style:style>
    <style:style style:name="T728_10" style:family="text">
      <style:text-properties fo:font-weight="bold" style:font-weight-asian="bold" style:font-weight-complex="bold"/>
    </style:style>
    <style:style style:name="T728_11" style:family="text">
      <style:text-properties fo:font-weight="bold" style:font-weight-asian="bold" style:font-weight-complex="bold"/>
    </style:style>
    <style:style style:name="T728_12" style:family="text">
      <style:text-properties fo:font-weight="bold" style:font-weight-asian="bold" style:font-weight-complex="bold"/>
    </style:style>
    <style:style style:name="P729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10" style:family="table">
      <style:table-properties table:align="left" style:width="17.568cm" fo:margin-left="0.097cm"/>
    </style:style>
    <style:style style:name="Column64" style:family="table-column">
      <style:table-column-properties style:column-width="3.556cm"/>
    </style:style>
    <style:style style:name="Column65" style:family="table-column">
      <style:table-column-properties style:column-width="2.371cm"/>
    </style:style>
    <style:style style:name="Column66" style:family="table-column">
      <style:table-column-properties style:column-width="2.434cm"/>
    </style:style>
    <style:style style:name="Column67" style:family="table-column">
      <style:table-column-properties style:column-width="2.011cm"/>
    </style:style>
    <style:style style:name="Column68" style:family="table-column">
      <style:table-column-properties style:column-width="1.984cm"/>
    </style:style>
    <style:style style:name="Column69" style:family="table-column">
      <style:table-column-properties style:column-width="3.44cm"/>
    </style:style>
    <style:style style:name="Column70" style:family="table-column">
      <style:table-column-properties style:column-width="1.773cm"/>
    </style:style>
    <style:style style:name="Row97" style:family="table-row"/>
    <style:style style:name="Cell6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98" style:family="table-row"/>
    <style:style style:name="Cell6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3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3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3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9" style:family="table-row"/>
    <style:style style:name="Cell6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4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0" style:family="table-row"/>
    <style:style style:name="Cell6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758" style:family="paragraph" style:parent-style-name="Standard">
      <style:paragraph-properties fo:break-before="auto" fo:line-height="100%" style:writing-mode="lr-tb"/>
    </style:style>
    <style:style style:name="P759" style:family="paragraph" style:parent-style-name="Standard">
      <style:paragraph-properties fo:break-before="auto" fo:line-height="100%" style:writing-mode="lr-tb"/>
    </style:style>
    <style:style style:name="T759_1" style:family="text">
      <style:text-properties fo:font-weight="bold" style:font-weight-asian="bold" style:font-weight-complex="bold"/>
    </style:style>
    <style:style style:name="T759_2" style:family="text">
      <style:text-properties fo:font-weight="bold" style:font-weight-asian="bold" style:font-weight-complex="bold"/>
    </style:style>
    <style:style style:name="T759_3" style:family="text">
      <style:text-properties fo:font-weight="bold" style:font-weight-asian="bold" style:font-weight-complex="bold"/>
    </style:style>
    <style:style style:name="T759_4" style:family="text">
      <style:text-properties fo:font-weight="bold" style:font-weight-asian="bold" style:font-weight-complex="bold"/>
    </style:style>
    <style:style style:name="T759_5" style:family="text">
      <style:text-properties fo:font-weight="bold" style:font-weight-asian="bold" style:font-weight-complex="bold"/>
    </style:style>
    <style:style style:name="T759_6" style:family="text">
      <style:text-properties fo:font-weight="bold" style:font-weight-asian="bold" style:font-weight-complex="bold"/>
    </style:style>
    <style:style style:name="T759_7" style:family="text">
      <style:text-properties fo:font-weight="bold" style:font-weight-asian="bold" style:font-weight-complex="bold"/>
    </style:style>
    <style:style style:name="T759_8" style:family="text">
      <style:text-properties fo:font-weight="bold" style:font-weight-asian="bold" style:font-weight-complex="bold"/>
    </style:style>
    <style:style style:name="T759_9" style:family="text">
      <style:text-properties fo:font-weight="bold" style:font-weight-asian="bold" style:font-weight-complex="bold"/>
    </style:style>
    <style:style style:name="T759_10" style:family="text">
      <style:text-properties fo:font-weight="bold" style:font-weight-asian="bold" style:font-weight-complex="bold"/>
    </style:style>
    <style:style style:name="T759_11" style:family="text">
      <style:text-properties fo:font-weight="bold" style:font-weight-asian="bold" style:font-weight-complex="bold"/>
    </style:style>
    <style:style style:name="T759_12" style:family="text">
      <style:text-properties fo:font-weight="bold" style:font-weight-asian="bold" style:font-weight-complex="bold"/>
    </style:style>
    <style:style style:name="T759_13" style:family="text">
      <style:text-properties fo:font-weight="bold" style:font-weight-asian="bold" style:font-weight-complex="bold"/>
    </style:style>
    <style:style style:name="T759_14" style:family="text">
      <style:text-properties fo:font-weight="bold" style:font-weight-asian="bold" style:font-weight-complex="bold"/>
    </style:style>
    <style:style style:name="P760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11" style:family="table">
      <style:table-properties table:align="left" style:width="17.565cm" fo:margin-left="0.097cm"/>
    </style:style>
    <style:style style:name="Column71" style:family="table-column">
      <style:table-column-properties style:column-width="3.556cm"/>
    </style:style>
    <style:style style:name="Column72" style:family="table-column">
      <style:table-column-properties style:column-width="2.371cm"/>
    </style:style>
    <style:style style:name="Column73" style:family="table-column">
      <style:table-column-properties style:column-width="2.221cm"/>
    </style:style>
    <style:style style:name="Column74" style:family="table-column">
      <style:table-column-properties style:column-width="2.221cm"/>
    </style:style>
    <style:style style:name="Column75" style:family="table-column">
      <style:table-column-properties style:column-width="1.852cm"/>
    </style:style>
    <style:style style:name="Column76" style:family="table-column">
      <style:table-column-properties style:column-width="3.625cm"/>
    </style:style>
    <style:style style:name="Column77" style:family="table-column">
      <style:table-column-properties style:column-width="1.72cm"/>
    </style:style>
    <style:style style:name="Row101" style:family="table-row"/>
    <style:style style:name="Cell7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02" style:family="table-row"/>
    <style:style style:name="Cell7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3" style:family="table-row"/>
    <style:style style:name="Cell7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782" style:family="paragraph" style:parent-style-name="Standard">
      <style:paragraph-properties fo:break-before="auto" fo:line-height="100%" style:writing-mode="lr-tb"/>
    </style:style>
    <style:style style:name="P783" style:family="paragraph" style:parent-style-name="Standard">
      <style:paragraph-properties fo:break-before="auto" fo:line-height="100%" style:writing-mode="lr-tb"/>
    </style:style>
    <style:style style:name="T783_1" style:family="text">
      <style:text-properties fo:font-weight="bold" style:font-weight-asian="bold" style:font-weight-complex="bold"/>
    </style:style>
    <style:style style:name="T783_2" style:family="text">
      <style:text-properties fo:font-weight="bold" style:font-weight-asian="bold" style:font-weight-complex="bold"/>
    </style:style>
    <style:style style:name="T783_3" style:family="text">
      <style:text-properties fo:font-weight="bold" style:font-weight-asian="bold" style:font-weight-complex="bold"/>
    </style:style>
    <style:style style:name="T783_4" style:family="text">
      <style:text-properties fo:font-weight="bold" style:font-weight-asian="bold" style:font-weight-complex="bold"/>
    </style:style>
    <style:style style:name="T783_5" style:family="text">
      <style:text-properties fo:font-weight="bold" style:font-weight-asian="bold" style:font-weight-complex="bold"/>
    </style:style>
    <style:style style:name="T783_6" style:family="text">
      <style:text-properties fo:font-weight="bold" style:font-weight-asian="bold" style:font-weight-complex="bold"/>
    </style:style>
    <style:style style:name="T783_7" style:family="text">
      <style:text-properties fo:font-weight="bold" style:font-weight-asian="bold" style:font-weight-complex="bold"/>
    </style:style>
    <style:style style:name="T783_8" style:family="text">
      <style:text-properties fo:font-weight="bold" style:font-weight-asian="bold" style:font-weight-complex="bold"/>
    </style:style>
    <style:style style:name="P784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12" style:family="table">
      <style:table-properties table:align="left" style:width="17.579cm" fo:margin-left="0.097cm"/>
    </style:style>
    <style:style style:name="Column78" style:family="table-column">
      <style:table-column-properties style:column-width="3.556cm"/>
    </style:style>
    <style:style style:name="Column79" style:family="table-column">
      <style:table-column-properties style:column-width="1.164cm"/>
    </style:style>
    <style:style style:name="Column80" style:family="table-column">
      <style:table-column-properties style:column-width="2.249cm"/>
    </style:style>
    <style:style style:name="Column81" style:family="table-column">
      <style:table-column-properties style:column-width="2.752cm"/>
    </style:style>
    <style:style style:name="Column82" style:family="table-column">
      <style:table-column-properties style:column-width="2.064cm"/>
    </style:style>
    <style:style style:name="Column83" style:family="table-column">
      <style:table-column-properties style:column-width="3.916cm"/>
    </style:style>
    <style:style style:name="Column84" style:family="table-column">
      <style:table-column-properties style:column-width="1.879cm"/>
    </style:style>
    <style:style style:name="Row104" style:family="table-row"/>
    <style:style style:name="Cell7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05" style:family="table-row"/>
    <style:style style:name="Cell7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6" style:family="table-row"/>
    <style:style style:name="Cell7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9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06" style:family="paragraph" style:parent-style-name="Standard">
      <style:paragraph-properties fo:break-before="auto" fo:line-height="100%" style:writing-mode="lr-tb"/>
    </style:style>
    <style:style style:name="P807" style:family="paragraph" style:parent-style-name="Standard">
      <style:paragraph-properties fo:break-before="auto" fo:line-height="100%" style:writing-mode="lr-tb"/>
    </style:style>
    <style:style style:name="T807_1" style:family="text">
      <style:text-properties fo:font-weight="bold" style:font-weight-asian="bold" style:font-weight-complex="bold"/>
    </style:style>
    <style:style style:name="T807_2" style:family="text">
      <style:text-properties fo:font-weight="bold" style:font-weight-asian="bold" style:font-weight-complex="bold"/>
    </style:style>
    <style:style style:name="T807_3" style:family="text">
      <style:text-properties fo:font-weight="bold" style:font-weight-asian="bold" style:font-weight-complex="bold"/>
    </style:style>
    <style:style style:name="T807_4" style:family="text">
      <style:text-properties fo:font-weight="bold" style:font-weight-asian="bold" style:font-weight-complex="bold"/>
    </style:style>
    <style:style style:name="T807_5" style:family="text">
      <style:text-properties fo:font-weight="bold" style:font-weight-asian="bold" style:font-weight-complex="bold"/>
    </style:style>
    <style:style style:name="T807_6" style:family="text">
      <style:text-properties fo:font-weight="bold" style:font-weight-asian="bold" style:font-weight-complex="bold"/>
    </style:style>
    <style:style style:name="T807_7" style:family="text">
      <style:text-properties fo:font-weight="bold" style:font-weight-asian="bold" style:font-weight-complex="bold"/>
    </style:style>
    <style:style style:name="T807_8" style:family="text">
      <style:text-properties fo:font-weight="bold" style:font-weight-asian="bold" style:font-weight-complex="bold"/>
    </style:style>
    <style:style style:name="T807_9" style:family="text">
      <style:text-properties fo:font-weight="bold" style:font-weight-asian="bold" style:font-weight-complex="bold"/>
    </style:style>
    <style:style style:name="T807_10" style:family="text">
      <style:text-properties fo:font-weight="bold" style:font-weight-asian="bold" style:font-weight-complex="bold"/>
    </style:style>
    <style:style style:name="T807_11" style:family="text">
      <style:text-properties fo:font-weight="bold" style:font-weight-asian="bold" style:font-weight-complex="bold"/>
    </style:style>
    <style:style style:name="T807_12" style:family="text">
      <style:text-properties fo:font-weight="bold" style:font-weight-asian="bold" style:font-weight-complex="bold"/>
    </style:style>
    <style:style style:name="T807_13" style:family="text">
      <style:text-properties fo:font-weight="bold" style:font-weight-asian="bold" style:font-weight-complex="bold"/>
    </style:style>
    <style:style style:name="T807_14" style:family="text">
      <style:text-properties fo:font-weight="bold" style:font-weight-asian="bold" style:font-weight-complex="bold"/>
    </style:style>
    <style:style style:name="P808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13" style:family="table">
      <style:table-properties table:align="left" style:width="17.577cm" fo:margin-left="0.097cm"/>
    </style:style>
    <style:style style:name="Column85" style:family="table-column">
      <style:table-column-properties style:column-width="2.067cm"/>
    </style:style>
    <style:style style:name="Column86" style:family="table-column">
      <style:table-column-properties style:column-width="2.014cm"/>
    </style:style>
    <style:style style:name="Column87" style:family="table-column">
      <style:table-column-properties style:column-width="2.018cm"/>
    </style:style>
    <style:style style:name="Column88" style:family="table-column">
      <style:table-column-properties style:column-width="2.016cm"/>
    </style:style>
    <style:style style:name="Column89" style:family="table-column">
      <style:table-column-properties style:column-width="4.408cm"/>
    </style:style>
    <style:style style:name="Column90" style:family="table-column">
      <style:table-column-properties style:column-width="3.36cm"/>
    </style:style>
    <style:style style:name="Column91" style:family="table-column">
      <style:table-column-properties style:column-width="1.693cm"/>
    </style:style>
    <style:style style:name="Row107" style:family="table-row"/>
    <style:style style:name="Cell7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08" style:family="table-row"/>
    <style:style style:name="Cell7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23" style:family="paragraph" style:parent-style-name="Standard">
      <style:paragraph-properties fo:break-before="auto" fo:line-height="100%" style:writing-mode="lr-tb"/>
    </style:style>
    <style:style style:name="P824" style:family="paragraph" style:parent-style-name="Standard">
      <style:paragraph-properties fo:break-before="auto" fo:line-height="100%" style:writing-mode="lr-tb"/>
    </style:style>
    <style:style style:name="T824_1" style:family="text">
      <style:text-properties fo:font-weight="bold" style:font-weight-asian="bold" style:font-weight-complex="bold"/>
    </style:style>
    <style:style style:name="T824_2" style:family="text">
      <style:text-properties fo:font-weight="bold" style:font-weight-asian="bold" style:font-weight-complex="bold"/>
    </style:style>
    <style:style style:name="T824_3" style:family="text">
      <style:text-properties fo:font-weight="bold" style:font-weight-asian="bold" style:font-weight-complex="bold"/>
    </style:style>
    <style:style style:name="T824_4" style:family="text">
      <style:text-properties fo:font-weight="bold" style:font-weight-asian="bold" style:font-weight-complex="bold"/>
    </style:style>
    <style:style style:name="T824_5" style:family="text">
      <style:text-properties fo:font-weight="bold" style:font-weight-asian="bold" style:font-weight-complex="bold"/>
    </style:style>
    <style:style style:name="T824_6" style:family="text">
      <style:text-properties fo:font-weight="bold" style:font-weight-asian="bold" style:font-weight-complex="bold"/>
    </style:style>
    <style:style style:name="T824_7" style:family="text">
      <style:text-properties fo:font-weight="bold" style:font-weight-asian="bold" style:font-weight-complex="bold"/>
    </style:style>
    <style:style style:name="T824_8" style:family="text">
      <style:text-properties fo:font-weight="bold" style:font-weight-asian="bold" style:font-weight-complex="bold"/>
    </style:style>
    <style:style style:name="T824_9" style:family="text">
      <style:text-properties fo:font-weight="bold" style:font-weight-asian="bold" style:font-weight-complex="bold"/>
    </style:style>
    <style:style style:name="T824_10" style:family="text">
      <style:text-properties fo:font-weight="bold" style:font-weight-asian="bold" style:font-weight-complex="bold"/>
    </style:style>
    <style:style style:name="T824_11" style:family="text">
      <style:text-properties fo:font-weight="bold" style:font-weight-asian="bold" style:font-weight-complex="bold"/>
    </style:style>
    <style:style style:name="T824_12" style:family="text">
      <style:text-properties fo:font-weight="bold" style:font-weight-asian="bold" style:font-weight-complex="bold"/>
    </style:style>
    <style:style style:name="T824_13" style:family="text">
      <style:text-properties fo:font-weight="bold" style:font-weight-asian="bold" style:font-weight-complex="bold"/>
    </style:style>
    <style:style style:name="T824_14" style:family="text">
      <style:text-properties fo:font-weight="bold" style:font-weight-asian="bold" style:font-weight-complex="bold"/>
    </style:style>
    <style:style style:name="P82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14" style:family="table">
      <style:table-properties table:align="left" style:width="17.572cm" fo:margin-left="0.097cm"/>
    </style:style>
    <style:style style:name="Column92" style:family="table-column">
      <style:table-column-properties style:column-width="1.884cm"/>
    </style:style>
    <style:style style:name="Column93" style:family="table-column">
      <style:table-column-properties style:column-width="1.956cm"/>
    </style:style>
    <style:style style:name="Column94" style:family="table-column">
      <style:table-column-properties style:column-width="2.704cm"/>
    </style:style>
    <style:style style:name="Column95" style:family="table-column">
      <style:table-column-properties style:column-width="2.704cm"/>
    </style:style>
    <style:style style:name="Column96" style:family="table-column">
      <style:table-column-properties style:column-width="4.54cm"/>
    </style:style>
    <style:style style:name="Column97" style:family="table-column">
      <style:table-column-properties style:column-width="2.037cm"/>
    </style:style>
    <style:style style:name="Column98" style:family="table-column">
      <style:table-column-properties style:column-width="1.746cm"/>
    </style:style>
    <style:style style:name="Row109" style:family="table-row"/>
    <style:style style:name="Cell7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10" style:family="table-row"/>
    <style:style style:name="Cell7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40" style:family="paragraph" style:parent-style-name="Standard">
      <style:paragraph-properties fo:break-before="auto" fo:line-height="100%" style:writing-mode="lr-tb"/>
    </style:style>
    <style:style style:name="P841" style:family="paragraph" style:parent-style-name="Standard">
      <style:paragraph-properties fo:break-before="auto" fo:line-height="100%" style:writing-mode="lr-tb"/>
    </style:style>
    <style:style style:name="T841_1" style:family="text">
      <style:text-properties fo:font-weight="bold" style:font-weight-asian="bold" style:font-weight-complex="bold"/>
    </style:style>
    <style:style style:name="T841_2" style:family="text">
      <style:text-properties fo:font-weight="bold" style:font-weight-asian="bold" style:font-weight-complex="bold"/>
    </style:style>
    <style:style style:name="T841_3" style:family="text">
      <style:text-properties fo:font-weight="bold" style:font-weight-asian="bold" style:font-weight-complex="bold"/>
    </style:style>
    <style:style style:name="T841_4" style:family="text">
      <style:text-properties fo:font-weight="bold" style:font-weight-asian="bold" style:font-weight-complex="bold"/>
    </style:style>
    <style:style style:name="T841_5" style:family="text">
      <style:text-properties fo:font-weight="bold" style:font-weight-asian="bold" style:font-weight-complex="bold"/>
    </style:style>
    <style:style style:name="T841_6" style:family="text">
      <style:text-properties fo:font-weight="bold" style:font-weight-asian="bold" style:font-weight-complex="bold"/>
    </style:style>
    <style:style style:name="T841_7" style:family="text">
      <style:text-properties fo:font-weight="bold" style:font-weight-asian="bold" style:font-weight-complex="bold"/>
    </style:style>
    <style:style style:name="T841_8" style:family="text">
      <style:text-properties fo:font-weight="bold" style:font-weight-asian="bold" style:font-weight-complex="bold"/>
    </style:style>
    <style:style style:name="T841_9" style:family="text">
      <style:text-properties fo:font-weight="bold" style:font-weight-asian="bold" style:font-weight-complex="bold"/>
    </style:style>
    <style:style style:name="T841_10" style:family="text">
      <style:text-properties fo:font-weight="bold" style:font-weight-asian="bold" style:font-weight-complex="bold"/>
    </style:style>
    <style:style style:name="T841_11" style:family="text">
      <style:text-properties fo:font-weight="bold" style:font-weight-asian="bold" style:font-weight-complex="bold"/>
    </style:style>
    <style:style style:name="T841_12" style:family="text">
      <style:text-properties fo:font-weight="bold" style:font-weight-asian="bold" style:font-weight-complex="bold"/>
    </style:style>
    <style:style style:name="T841_13" style:family="text">
      <style:text-properties fo:font-weight="bold" style:font-weight-asian="bold" style:font-weight-complex="bold"/>
    </style:style>
    <style:style style:name="T841_14" style:family="text">
      <style:text-properties fo:font-weight="bold" style:font-weight-asian="bold" style:font-weight-complex="bold"/>
    </style:style>
    <style:style style:name="T841_15" style:family="text">
      <style:text-properties fo:font-weight="bold" style:font-weight-asian="bold" style:font-weight-complex="bold"/>
    </style:style>
    <style:style style:name="T841_16" style:family="text">
      <style:text-properties fo:font-weight="bold" style:font-weight-asian="bold" style:font-weight-complex="bold"/>
    </style:style>
    <style:style style:name="T841_17" style:family="text">
      <style:text-properties fo:font-weight="bold" style:font-weight-asian="bold" style:font-weight-complex="bold"/>
    </style:style>
    <style:style style:name="T841_18" style:family="text">
      <style:text-properties fo:font-weight="bold" style:font-weight-asian="bold" style:font-weight-complex="bold"/>
    </style:style>
    <style:style style:name="T841_19" style:family="text">
      <style:text-properties fo:font-weight="bold" style:font-weight-asian="bold" style:font-weight-complex="bold"/>
    </style:style>
    <style:style style:name="T841_20" style:family="text">
      <style:text-properties fo:font-weight="bold" style:font-weight-asian="bold" style:font-weight-complex="bold"/>
    </style:style>
    <style:style style:name="T841_21" style:family="text">
      <style:text-properties fo:font-weight="bold" style:font-weight-asian="bold" style:font-weight-complex="bold"/>
    </style:style>
    <style:style style:name="T841_22" style:family="text">
      <style:text-properties fo:font-weight="bold" style:font-weight-asian="bold" style:font-weight-complex="bold"/>
    </style:style>
    <style:style style:name="P842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/>
    </style:style>
    <style:style style:name="Table15" style:family="table">
      <style:table-properties table:align="left" style:width="17.572cm" fo:margin-left="0.097cm"/>
    </style:style>
    <style:style style:name="Column99" style:family="table-column">
      <style:table-column-properties style:column-width="4.258cm"/>
    </style:style>
    <style:style style:name="Column100" style:family="table-column">
      <style:table-column-properties style:column-width="1.857cm"/>
    </style:style>
    <style:style style:name="Column101" style:family="table-column">
      <style:table-column-properties style:column-width="2.157cm"/>
    </style:style>
    <style:style style:name="Column102" style:family="table-column">
      <style:table-column-properties style:column-width="2.155cm"/>
    </style:style>
    <style:style style:name="Column103" style:family="table-column">
      <style:table-column-properties style:column-width="2.514cm"/>
    </style:style>
    <style:style style:name="Column104" style:family="table-column">
      <style:table-column-properties style:column-width="2.963cm"/>
    </style:style>
    <style:style style:name="Column105" style:family="table-column">
      <style:table-column-properties style:column-width="1.667cm"/>
    </style:style>
    <style:style style:name="Row111" style:family="table-row"/>
    <style:style style:name="Cell7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12" style:family="table-row"/>
    <style:style style:name="Cell7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3" style:family="table-row"/>
    <style:style style:name="Cell7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5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64" style:family="paragraph" style:parent-style-name="Standard">
      <style:paragraph-properties fo:break-before="auto" fo:line-height="100%" style:writing-mode="lr-tb"/>
    </style:style>
    <style:style style:name="P865" style:family="paragraph" style:parent-style-name="Standard">
      <style:paragraph-properties fo:break-before="auto" fo:line-height="100%" fo:border-bottom="#808080 0.053cm solid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estrategia</text:span><text:span text:style-name="T1_2"><text:s/></text:span><text:span text:style-name="T1_3">testes</text:span></text:p>
      <text:p text:style-name="P2"/>
      <text:p text:style-name="P3"><text:span text:style-name="T3_1">Tabela</text:span><text:span text:style-name="T3_2"><text:s/>–<text:s/></text:span><text:span text:style-name="T3_3">quantidade</text:span><text:span text:style-name="T3_4"><text:s/></text:span><text:span text:style-name="T3_5">de</text:span><text:span text:style-name="T3_6"><text:s/></text:span><text:span text:style-name="T3_7">atributos</text:span></text:p>
      <text:p text:style-name="P4"><text:span text:style-name="T4_1">Orgao</text:span><text:span text:style-name="T4_2"><text:s/>–<text:s/>14</text:span></text:p>
      <text:p text:style-name="P5"><text:span text:style-name="T5_1">Profissional</text:span><text:span text:style-name="T5_2"><text:s/>-<text:s/>21</text:span></text:p>
      <text:p text:style-name="P6"><text:span text:style-name="T6_1">Escalas</text:span><text:span text:style-name="T6_2"><text:s/>–<text:s/>11</text:span></text:p>
      <text:p text:style-name="P7"><text:span text:style-name="T7_1">Tipo</text:span><text:span text:style-name="T7_2"><text:s/></text:span><text:span text:style-name="T7_3">de</text:span><text:span text:style-name="T7_4"><text:s/></text:span><text:span text:style-name="T7_5">atendimento</text:span><text:span text:style-name="T7_6"><text:s/>-<text:s/>2</text:span></text:p>
      <text:p text:style-name="P8"><text:span text:style-name="T8_1">Agendamentos</text:span><text:span text:style-name="T8_2"><text:s/>–<text:s/>7</text:span></text:p>
      <text:p text:style-name="P9"><text:span text:style-name="T9_1">Bloqueio</text:span><text:span text:style-name="T9_2"><text:s/>–<text:s/>3</text:span></text:p>
      <text:p text:style-name="P10"><text:span text:style-name="T10_1">Cidadão</text:span><text:span text:style-name="T10_2"><text:s/>–<text:s/>7</text:span></text:p>
      <text:p text:style-name="P11"><text:span text:style-name="T11_1">Prefeitura</text:span><text:span text:style-name="T11_2"><text:s/>-<text:s/>18</text:span></text:p>
      <text:p text:style-name="P12"><text:span text:style-name="T12_1">Tmibge</text:span><text:span text:style-name="T12_2"><text:s/>-<text:s/>3</text:span></text:p>
      <text:p text:style-name="P13"><text:span text:style-name="T13_1">tufibge</text:span><text:span text:style-name="T13_2"><text:s/>–<text:s/>3</text:span></text:p>
      <text:p text:style-name="P14"><text:span text:style-name="T14_1">Tcbo</text:span><text:span text:style-name="T14_2"><text:s/>-<text:s/>2</text:span></text:p>
      <text:p text:style-name="P15"><text:span text:style-name="T15_1">Tconselho</text:span><text:span text:style-name="T15_2"><text:s/>-<text:s/>2</text:span></text:p>
      <text:p text:style-name="P16"><text:span text:style-name="T16_1">Tipo</text:span><text:span text:style-name="T16_2">_</text:span><text:span text:style-name="T16_3">acao</text:span><text:span text:style-name="T16_4"><text:s/>-<text:s/>1</text:span></text:p>
      <text:p text:style-name="P17"><text:span text:style-name="T17_1">Tipo</text:span><text:span text:style-name="T17_2">_</text:span><text:span text:style-name="T17_3">situacao</text:span><text:span text:style-name="T17_4"><text:s/>-<text:s/>1</text:span></text:p>
      <text:p text:style-name="P18"><text:span text:style-name="T18_1">Orgao</text:span><text:span text:style-name="T18_2">_</text:span><text:span text:style-name="T18_3">tipo</text:span><text:span text:style-name="T18_4">_</text:span><text:span text:style-name="T18_5">atendimento</text:span><text:span text:style-name="T18_6"><text:s/>-<text:s/>2</text:span></text:p>
      <text:p text:style-name="P19"/>
      <text:p text:style-name="P20"><text:span text:style-name="T20_1">João</text:span><text:span text:style-name="T20_2"><text:s/>-<text:s/></text:span><text:span text:style-name="T20_3">Bloqueio</text:span><text:span text:style-name="T20_4">,<text:s/></text:span><text:span text:style-name="T20_5">Agendamentos</text:span><text:span text:style-name="T20_6">,<text:s/></text:span><text:span text:style-name="T20_7">Tmibge</text:span><text:span text:style-name="T20_8">,<text:s/></text:span><text:span text:style-name="T20_9">Tufibge</text:span></text:p>
      <text:p text:style-name="P21"><text:span text:style-name="T21_1">Luis</text:span><text:span text:style-name="T21_2"><text:s/>-<text:s/></text:span><text:span text:style-name="T21_3">Orgão</text:span><text:span text:style-name="T21_4">,<text:s/></text:span><text:span text:style-name="T21_5">Escalas</text:span><text:span text:style-name="T21_6">,<text:s/></text:span><text:span text:style-name="T21_7">Tipo</text:span><text:span text:style-name="T21_8">_</text:span><text:span text:style-name="T21_9">acao</text:span><text:span text:style-name="T21_10">,<text:s/></text:span><text:span text:style-name="T21_11">Tipo</text:span><text:span text:style-name="T21_12">_</text:span><text:span text:style-name="T21_13">situacao</text:span></text:p>
      <text:p text:style-name="P22"><text:span text:style-name="T22_1">Gustavo</text:span><text:span text:style-name="T22_2"><text:s/>-<text:s/></text:span><text:span text:style-name="T22_3">Profissional</text:span><text:span text:style-name="T22_4">,<text:s/></text:span><text:span text:style-name="T22_5">Cidadao</text:span><text:span text:style-name="T22_6">,<text:s/></text:span><text:span text:style-name="T22_7">Tcbo</text:span><text:span text:style-name="T22_8">,<text:s/></text:span><text:span text:style-name="T22_9">Tconselho</text:span><text:span text:style-name="T22_10"><text:s/>-<text:s/></text:span><text:span text:style-name="T22_11">documentado</text:span></text:p>
      <text:p text:style-name="P23"><text:span text:style-name="T23_1">Bruno</text:span><text:span text:style-name="T23_2"><text:s/>-<text:s/></text:span><text:span text:style-name="T23_3">Prefeitura</text:span><text:span text:style-name="T23_4">,<text:s/></text:span><text:span text:style-name="T23_5">Tipo</text:span><text:span text:style-name="T23_6">_</text:span><text:span text:style-name="T23_7">atendimento</text:span></text:p>
      <text:p text:style-name="P24"/>
      <text:p text:style-name="P25"><text:span text:style-name="T25_1">1.<text:s/></text:span><text:span text:style-name="T25_2">Tabela</text:span><text:span text:style-name="T25_3"><text:s/></text:span><text:span text:style-name="T25_4">de</text:span><text:span text:style-name="T25_5"><text:s/></text:span><text:span text:style-name="T25_6">Órgãos</text:span><text:span text:style-name="T25_7"><text:s/></text:span><text:span text:style-name="T25_8">da</text:span><text:span text:style-name="T25_9"><text:s/></text:span><text:span text:style-name="T25_10">Prefeitura</text:span><text:span text:style-name="T25_11"><text:s/>(</text:span><text:span text:style-name="T25_12">Orgaos</text:span><text:span text:style-name="T25_13">):</text:span></text:p>
      <text:p text:style-name="P26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row table:style-name="Row1">
          <table:table-cell table:style-name="Cell1">
            <text:p text:style-name="P27"><text:span text:style-name="T27_1">Nome</text:span></text:p>
          </table:table-cell>
          <table:table-cell table:style-name="Cell2">
            <text:p text:style-name="P28"><text:span text:style-name="T28_1">Null</text:span></text:p>
          </table:table-cell>
          <table:table-cell table:style-name="Cell3">
            <text:p text:style-name="P29"><text:span text:style-name="T29_1">Formato</text:span></text:p>
          </table:table-cell>
          <table:table-cell table:style-name="Cell4">
            <text:p text:style-name="P30"><text:span text:style-name="T30_1">Tipo</text:span></text:p>
          </table:table-cell>
          <table:table-cell table:style-name="Cell5">
            <text:p text:style-name="P31"><text:span text:style-name="T31_1">Máximo</text:span></text:p>
          </table:table-cell>
          <table:table-cell table:style-name="Cell6">
            <text:p text:style-name="P32"><text:span text:style-name="T32_1">Mínimo</text:span></text:p>
          </table:table-cell>
          <table:table-cell table:style-name="Cell7">
            <text:p text:style-name="P33"><text:span text:style-name="T33_1">Testado</text:span></text:p>
          </table:table-cell>
        </table:table-row>
        <table:table-row table:style-name="Row2">
          <table:table-cell table:style-name="Cell8">
            <text:p text:style-name="P34"><text:span text:style-name="T34_1">tufibge</text:span><text:span text:style-name="T34_2">_</text:span><text:span text:style-name="T34_3">id</text:span></text:p>
          </table:table-cell>
          <table:table-cell table:style-name="Cell9">
            <text:p text:style-name="P35"><text:span text:style-name="T35_1">não</text:span></text:p>
          </table:table-cell>
          <table:table-cell table:style-name="Cell10">
            <text:p text:style-name="P36"><text:span text:style-name="T36_1">Foreign</text:span><text:span text:style-name="T36_2"><text:s/></text:span><text:span text:style-name="T36_3">key</text:span></text:p>
          </table:table-cell>
          <table:table-cell table:style-name="Cell11">
            <text:p text:style-name="P37"><text:span text:style-name="T37_1">Integer</text:span></text:p>
          </table:table-cell>
          <table:table-cell table:style-name="Cell12">
            <text:p text:style-name="P38"/>
          </table:table-cell>
          <table:table-cell table:style-name="Cell13">
            <text:p text:style-name="P39"/>
          </table:table-cell>
          <table:table-cell table:style-name="Cell14">
            <text:p text:style-name="P40"/>
          </table:table-cell>
        </table:table-row>
        <table:table-row table:style-name="Row3">
          <table:table-cell table:style-name="Cell15">
            <text:p text:style-name="P41"><text:span text:style-name="T41_1">tmibge</text:span><text:span text:style-name="T41_2">_</text:span><text:span text:style-name="T41_3">id</text:span></text:p>
          </table:table-cell>
          <table:table-cell table:style-name="Cell16">
            <text:p text:style-name="P42"><text:span text:style-name="T42_1">não</text:span></text:p>
          </table:table-cell>
          <table:table-cell table:style-name="Cell17">
            <text:p text:style-name="P43"><text:span text:style-name="T43_1">Foreign</text:span><text:span text:style-name="T43_2"><text:s/></text:span><text:span text:style-name="T43_3">key</text:span></text:p>
          </table:table-cell>
          <table:table-cell table:style-name="Cell18">
            <text:p text:style-name="P44"><text:span text:style-name="T44_1">Integer</text:span></text:p>
          </table:table-cell>
          <table:table-cell table:style-name="Cell19">
            <text:p text:style-name="P45"/>
          </table:table-cell>
          <table:table-cell table:style-name="Cell20">
            <text:p text:style-name="P46"/>
          </table:table-cell>
          <table:table-cell table:style-name="Cell21">
            <text:p text:style-name="P47"/>
          </table:table-cell>
        </table:table-row>
        <table:table-row table:style-name="Row4">
          <table:table-cell table:style-name="Cell22">
            <text:p text:style-name="P48"><text:span text:style-name="T48_1">prefeitura</text:span><text:span text:style-name="T48_2">_</text:span><text:span text:style-name="T48_3">id</text:span></text:p>
          </table:table-cell>
          <table:table-cell table:style-name="Cell23">
            <text:p text:style-name="P49"><text:span text:style-name="T49_1">não</text:span></text:p>
          </table:table-cell>
          <table:table-cell table:style-name="Cell24">
            <text:p text:style-name="P50"><text:span text:style-name="T50_1">Foreign</text:span><text:span text:style-name="T50_2"><text:s/></text:span><text:span text:style-name="T50_3">key</text:span></text:p>
          </table:table-cell>
          <table:table-cell table:style-name="Cell25">
            <text:p text:style-name="P51"><text:span text:style-name="T51_1">Integer</text:span></text:p>
          </table:table-cell>
          <table:table-cell table:style-name="Cell26">
            <text:p text:style-name="P52"/>
          </table:table-cell>
          <table:table-cell table:style-name="Cell27">
            <text:p text:style-name="P53"/>
          </table:table-cell>
          <table:table-cell table:style-name="Cell28">
            <text:p text:style-name="P54"/>
          </table:table-cell>
        </table:table-row>
        <table:table-row table:style-name="Row5">
          <table:table-cell table:style-name="Cell29">
            <text:p text:style-name="P55"><text:span text:style-name="T55_1">nome</text:span></text:p>
          </table:table-cell>
          <table:table-cell table:style-name="Cell30">
            <text:p text:style-name="P56"><text:span text:style-name="T56_1">não</text:span></text:p>
          </table:table-cell>
          <table:table-cell table:style-name="Cell31">
            <text:p text:style-name="P57"/>
          </table:table-cell>
          <table:table-cell table:style-name="Cell32">
            <text:p text:style-name="P58"><text:span text:style-name="T58_1">String</text:span></text:p>
          </table:table-cell>
          <table:table-cell table:style-name="Cell33">
            <text:p text:style-name="P59"><text:span text:style-name="T59_1">255</text:span></text:p>
          </table:table-cell>
          <table:table-cell table:style-name="Cell34">
            <text:p text:style-name="P60"><text:span text:style-name="T60_1">1</text:span></text:p>
          </table:table-cell>
          <table:table-cell table:style-name="Cell35">
            <text:p text:style-name="P61"/>
          </table:table-cell>
        </table:table-row>
        <table:table-row table:style-name="Row6">
          <table:table-cell table:style-name="Cell36">
            <text:p text:style-name="P62"><text:span text:style-name="T62_1">cep</text:span></text:p>
          </table:table-cell>
          <table:table-cell table:style-name="Cell37">
            <text:p text:style-name="P63"/>
          </table:table-cell>
          <table:table-cell table:style-name="Cell38">
            <text:p text:style-name="P64"><text:span text:style-name="T64_1">99999-999</text:span></text:p>
          </table:table-cell>
          <table:table-cell table:style-name="Cell39">
            <text:p text:style-name="P65"><text:span text:style-name="T65_1">String</text:span></text:p>
          </table:table-cell>
          <table:table-cell table:style-name="Cell40">
            <text:p text:style-name="P66"><text:span text:style-name="T66_1">99999-999</text:span></text:p>
          </table:table-cell>
          <table:table-cell table:style-name="Cell41">
            <text:p text:style-name="P67"><text:span text:style-name="T67_1">00000-000</text:span></text:p>
          </table:table-cell>
          <table:table-cell table:style-name="Cell42">
            <text:p text:style-name="P68"/>
          </table:table-cell>
        </table:table-row>
        <table:table-row table:style-name="Row7">
          <table:table-cell table:style-name="Cell43">
            <text:p text:style-name="P69"><text:span text:style-name="T69_1">bairro</text:span></text:p>
          </table:table-cell>
          <table:table-cell table:style-name="Cell44">
            <text:p text:style-name="P70"><text:span text:style-name="T70_1">não</text:span></text:p>
          </table:table-cell>
          <table:table-cell table:style-name="Cell45">
            <text:p text:style-name="P71"/>
          </table:table-cell>
          <table:table-cell table:style-name="Cell46">
            <text:p text:style-name="P72"><text:span text:style-name="T72_1">String</text:span></text:p>
          </table:table-cell>
          <table:table-cell table:style-name="Cell47">
            <text:p text:style-name="P73"><text:span text:style-name="T73_1">255</text:span></text:p>
          </table:table-cell>
          <table:table-cell table:style-name="Cell48">
            <text:p text:style-name="P74"><text:span text:style-name="T74_1">1</text:span></text:p>
          </table:table-cell>
          <table:table-cell table:style-name="Cell49">
            <text:p text:style-name="P75"/>
          </table:table-cell>
        </table:table-row>
        <table:table-row table:style-name="Row8">
          <table:table-cell table:style-name="Cell50">
            <text:p text:style-name="P76"><text:span text:style-name="T76_1">endereco</text:span></text:p>
          </table:table-cell>
          <table:table-cell table:style-name="Cell51">
            <text:p text:style-name="P77"><text:span text:style-name="T77_1">não</text:span></text:p>
          </table:table-cell>
          <table:table-cell table:style-name="Cell52">
            <text:p text:style-name="P78"/>
          </table:table-cell>
          <table:table-cell table:style-name="Cell53">
            <text:p text:style-name="P79"><text:span text:style-name="T79_1">String</text:span></text:p>
          </table:table-cell>
          <table:table-cell table:style-name="Cell54">
            <text:p text:style-name="P80"><text:span text:style-name="T80_1">255</text:span></text:p>
          </table:table-cell>
          <table:table-cell table:style-name="Cell55">
            <text:p text:style-name="P81"><text:span text:style-name="T81_1">1</text:span></text:p>
          </table:table-cell>
          <table:table-cell table:style-name="Cell56">
            <text:p text:style-name="P82"/>
          </table:table-cell>
        </table:table-row>
        <table:table-row table:style-name="Row9">
          <table:table-cell table:style-name="Cell57">
            <text:p text:style-name="P83"><text:span text:style-name="T83_1">numero</text:span><text:span text:style-name="T83_2">_</text:span><text:span text:style-name="T83_3">endereco</text:span></text:p>
          </table:table-cell>
          <table:table-cell table:style-name="Cell58">
            <text:p text:style-name="P84"><text:span text:style-name="T84_1">não</text:span></text:p>
          </table:table-cell>
          <table:table-cell table:style-name="Cell59">
            <text:p text:style-name="P85"/>
          </table:table-cell>
          <table:table-cell table:style-name="Cell60">
            <text:p text:style-name="P86"><text:span text:style-name="T86_1">Integer</text:span></text:p>
          </table:table-cell>
          <table:table-cell table:style-name="Cell61">
            <text:p text:style-name="P87"/>
          </table:table-cell>
          <table:table-cell table:style-name="Cell62">
            <text:p text:style-name="P88"><text:span text:style-name="T88_1">1</text:span></text:p>
          </table:table-cell>
          <table:table-cell table:style-name="Cell63">
            <text:p text:style-name="P89"/>
          </table:table-cell>
        </table:table-row>
        <table:table-row table:style-name="Row10">
          <table:table-cell table:style-name="Cell64">
            <text:p text:style-name="P90"><text:span text:style-name="T90_1">complemento</text:span><text:span text:style-name="T90_2">_</text:span><text:span text:style-name="T90_3">endereco</text:span></text:p>
          </table:table-cell>
          <table:table-cell table:style-name="Cell65">
            <text:p text:style-name="P91"/>
          </table:table-cell>
          <table:table-cell table:style-name="Cell66">
            <text:p text:style-name="P92"/>
          </table:table-cell>
          <table:table-cell table:style-name="Cell67">
            <text:p text:style-name="P93"><text:span text:style-name="T93_1">String</text:span></text:p>
          </table:table-cell>
          <table:table-cell table:style-name="Cell68">
            <text:p text:style-name="P94"><text:span text:style-name="T94_1">255</text:span></text:p>
          </table:table-cell>
          <table:table-cell table:style-name="Cell69">
            <text:p text:style-name="P95"><text:span text:style-name="T95_1">1</text:span></text:p>
          </table:table-cell>
          <table:table-cell table:style-name="Cell70">
            <text:p text:style-name="P96"/>
          </table:table-cell>
        </table:table-row>
        <table:table-row table:style-name="Row11">
          <table:table-cell table:style-name="Cell71">
            <text:p text:style-name="P97"><text:span text:style-name="T97_1">telefone</text:span><text:span text:style-name="T97_2">1</text:span></text:p>
          </table:table-cell>
          <table:table-cell table:style-name="Cell72">
            <text:p text:style-name="P98"/>
          </table:table-cell>
          <table:table-cell table:style-name="Cell73">
            <text:p text:style-name="P99"><text:span text:style-name="T99_1">(00)0000-0000</text:span></text:p>
          </table:table-cell>
          <table:table-cell table:style-name="Cell74">
            <text:p text:style-name="P100"><text:span text:style-name="T100_1">String</text:span></text:p>
          </table:table-cell>
          <table:table-cell table:style-name="Cell75">
            <text:p text:style-name="P101"><text:span text:style-name="T101_1">(99)9999-9999</text:span></text:p>
          </table:table-cell>
          <table:table-cell table:style-name="Cell76">
            <text:p text:style-name="P102"><text:span text:style-name="T102_1">(00)0000-0000</text:span></text:p>
          </table:table-cell>
          <table:table-cell table:style-name="Cell77">
            <text:p text:style-name="P103"/>
          </table:table-cell>
        </table:table-row>
        <table:table-row table:style-name="Row12">
          <table:table-cell table:style-name="Cell78">
            <text:p text:style-name="P104"><text:span text:style-name="T104_1">telefone</text:span><text:span text:style-name="T104_2">2</text:span></text:p>
          </table:table-cell>
          <table:table-cell table:style-name="Cell79">
            <text:p text:style-name="P105"/>
          </table:table-cell>
          <table:table-cell table:style-name="Cell80">
            <text:p text:style-name="P106"><text:span text:style-name="T106_1">(00)0000-0000</text:span></text:p>
          </table:table-cell>
          <table:table-cell table:style-name="Cell81">
            <text:p text:style-name="P107"><text:span text:style-name="T107_1">String</text:span></text:p>
          </table:table-cell>
          <table:table-cell table:style-name="Cell82">
            <text:p text:style-name="P108"><text:span text:style-name="T108_1">(99)9999-9999</text:span></text:p>
          </table:table-cell>
          <table:table-cell table:style-name="Cell83">
            <text:p text:style-name="P109"><text:span text:style-name="T109_1">(00)0000-0000</text:span></text:p>
          </table:table-cell>
          <table:table-cell table:style-name="Cell84">
            <text:p text:style-name="P110"/>
          </table:table-cell>
        </table:table-row>
        <table:table-row table:style-name="Row13">
          <table:table-cell table:style-name="Cell85">
            <text:p text:style-name="P111"><text:span text:style-name="T111_1">email</text:span></text:p>
          </table:table-cell>
          <table:table-cell table:style-name="Cell86">
            <text:p text:style-name="P112"/>
          </table:table-cell>
          <table:table-cell table:style-name="Cell87">
            <text:p text:style-name="P113"><text:span text:style-name="T113_1">*@*.*</text:span></text:p>
          </table:table-cell>
          <table:table-cell table:style-name="Cell88">
            <text:p text:style-name="P114"><text:span text:style-name="T114_1">String</text:span></text:p>
          </table:table-cell>
          <table:table-cell table:style-name="Cell89">
            <text:p text:style-name="P115"><text:span text:style-name="T115_1">255</text:span></text:p>
          </table:table-cell>
          <table:table-cell table:style-name="Cell90">
            <text:p text:style-name="P116"><text:span text:style-name="T116_1">1</text:span></text:p>
          </table:table-cell>
          <table:table-cell table:style-name="Cell91">
            <text:p text:style-name="P117"/>
          </table:table-cell>
        </table:table-row>
        <table:table-row table:style-name="Row14">
          <table:table-cell table:style-name="Cell92">
            <text:p text:style-name="P118"><text:span text:style-name="T118_1">url</text:span></text:p>
          </table:table-cell>
          <table:table-cell table:style-name="Cell93">
            <text:p text:style-name="P119"/>
          </table:table-cell>
          <table:table-cell table:style-name="Cell94">
            <text:p text:style-name="P120"><text:span text:style-name="T120_1">*.*</text:span></text:p>
          </table:table-cell>
          <table:table-cell table:style-name="Cell95">
            <text:p text:style-name="P121"><text:span text:style-name="T121_1">String</text:span></text:p>
          </table:table-cell>
          <table:table-cell table:style-name="Cell96">
            <text:p text:style-name="P122"><text:span text:style-name="T122_1">255</text:span></text:p>
          </table:table-cell>
          <table:table-cell table:style-name="Cell97">
            <text:p text:style-name="P123"><text:span text:style-name="T123_1">1</text:span></text:p>
          </table:table-cell>
          <table:table-cell table:style-name="Cell98">
            <text:p text:style-name="P124"/>
          </table:table-cell>
        </table:table-row>
        <table:table-row table:style-name="Row15">
          <table:table-cell table:style-name="Cell99">
            <text:p text:style-name="P125"><text:span text:style-name="T125_1">ativo</text:span></text:p>
          </table:table-cell>
          <table:table-cell table:style-name="Cell100">
            <text:p text:style-name="P126"><text:span text:style-name="T126_1">não</text:span></text:p>
          </table:table-cell>
          <table:table-cell table:style-name="Cell101">
            <text:p text:style-name="P127"/>
          </table:table-cell>
          <table:table-cell table:style-name="Cell102">
            <text:p text:style-name="P128"><text:span text:style-name="T128_1">Boolean</text:span></text:p>
          </table:table-cell>
          <table:table-cell table:style-name="Cell103">
            <text:p text:style-name="P129"><text:span text:style-name="T129_1">true</text:span></text:p>
          </table:table-cell>
          <table:table-cell table:style-name="Cell104">
            <text:p text:style-name="P130"><text:span text:style-name="T130_1">false</text:span></text:p>
          </table:table-cell>
          <table:table-cell table:style-name="Cell105">
            <text:p text:style-name="P131"/>
          </table:table-cell>
        </table:table-row>
      </table:table>
      <text:p text:style-name="P132"/>
      <text:p text:style-name="P133"><text:span text:style-name="T133_1">2.<text:s/></text:span><text:span text:style-name="T133_2">Tabela</text:span><text:span text:style-name="T133_3"><text:s/></text:span><text:span text:style-name="T133_4">de</text:span><text:span text:style-name="T133_5"><text:s/></text:span><text:span text:style-name="T133_6">Profissionais</text:span><text:span text:style-name="T133_7"><text:s/>(</text:span><text:span text:style-name="T133_8">Profissionais</text:span><text:span text:style-name="T133_9">):</text:span></text:p>
      <text:p text:style-name="P134"/>
      <table:table table:style-name="Table2">
        <table:table-column table:style-name="Column8"/>
        <table:table-column table:style-name="Column9"/>
        <table:table-column table:style-name="Column10"/>
        <table:table-column table:style-name="Column11"/>
        <table:table-column table:style-name="Column12"/>
        <table:table-column table:style-name="Column13"/>
        <table:table-column table:style-name="Column14"/>
        <table:table-row table:style-name="Row16">
          <table:table-cell table:style-name="Cell106">
            <text:p text:style-name="P135"><text:span text:style-name="T135_1">Nome</text:span></text:p>
          </table:table-cell>
          <table:table-cell table:style-name="Cell107">
            <text:p text:style-name="P136"><text:span text:style-name="T136_1">Null</text:span></text:p>
          </table:table-cell>
          <table:table-cell table:style-name="Cell108">
            <text:p text:style-name="P137"><text:span text:style-name="T137_1">Formato</text:span></text:p>
          </table:table-cell>
          <table:table-cell table:style-name="Cell109">
            <text:p text:style-name="P138"><text:span text:style-name="T138_1">Tipo</text:span></text:p>
          </table:table-cell>
          <table:table-cell table:style-name="Cell110">
            <text:p text:style-name="P139"><text:span text:style-name="T139_1">Máximo</text:span></text:p>
          </table:table-cell>
          <table:table-cell table:style-name="Cell111">
            <text:p text:style-name="P140"><text:span text:style-name="T140_1">Mínimo</text:span></text:p>
          </table:table-cell>
          <table:table-cell table:style-name="Cell112">
            <text:p text:style-name="P141"><text:span text:style-name="T141_1">Testado</text:span></text:p>
          </table:table-cell>
        </table:table-row>
        <table:table-row table:style-name="Row17">
          <table:table-cell table:style-name="Cell113">
            <text:p text:style-name="P142"><text:span text:style-name="T142_1">tufibge</text:span><text:span text:style-name="T142_2">_</text:span><text:span text:style-name="T142_3">id</text:span></text:p>
          </table:table-cell>
          <table:table-cell table:style-name="Cell114">
            <text:p text:style-name="P143"><text:span text:style-name="T143_1">não</text:span></text:p>
          </table:table-cell>
          <table:table-cell table:style-name="Cell115">
            <text:p text:style-name="P144"><text:span text:style-name="T144_1">Foreign</text:span><text:span text:style-name="T144_2"><text:s/></text:span><text:span text:style-name="T144_3">Key</text:span></text:p>
          </table:table-cell>
          <table:table-cell table:style-name="Cell116">
            <text:p text:style-name="P145"><text:span text:style-name="T145_1">Integer</text:span></text:p>
          </table:table-cell>
          <table:table-cell table:style-name="Cell117">
            <text:p text:style-name="P146"/>
          </table:table-cell>
          <table:table-cell table:style-name="Cell118">
            <text:p text:style-name="P147"/>
          </table:table-cell>
          <table:table-cell table:style-name="Cell119">
            <text:p text:style-name="P148"/>
          </table:table-cell>
        </table:table-row>
        <table:table-row table:style-name="Row18">
          <table:table-cell table:style-name="Cell120">
            <text:p text:style-name="P149"><text:span text:style-name="T149_1">tmibge</text:span><text:span text:style-name="T149_2">_</text:span><text:span text:style-name="T149_3">id</text:span></text:p>
          </table:table-cell>
          <table:table-cell table:style-name="Cell121">
            <text:p text:style-name="P150"><text:span text:style-name="T150_1">não</text:span></text:p>
          </table:table-cell>
          <table:table-cell table:style-name="Cell122">
            <text:p text:style-name="P151"><text:span text:style-name="T151_1">Foreign</text:span><text:span text:style-name="T151_2"><text:s/></text:span><text:span text:style-name="T151_3">Key</text:span></text:p>
          </table:table-cell>
          <table:table-cell table:style-name="Cell123">
            <text:p text:style-name="P152"><text:span text:style-name="T152_1">Integer</text:span></text:p>
          </table:table-cell>
          <table:table-cell table:style-name="Cell124">
            <text:p text:style-name="P153"/>
          </table:table-cell>
          <table:table-cell table:style-name="Cell125">
            <text:p text:style-name="P154"/>
          </table:table-cell>
          <table:table-cell table:style-name="Cell126">
            <text:p text:style-name="P155"/>
          </table:table-cell>
        </table:table-row>
        <table:table-row table:style-name="Row19">
          <table:table-cell table:style-name="Cell127">
            <text:p text:style-name="P156"><text:span text:style-name="T156_1">tcbo</text:span><text:span text:style-name="T156_2">_</text:span><text:span text:style-name="T156_3">id</text:span></text:p>
          </table:table-cell>
          <table:table-cell table:style-name="Cell128">
            <text:p text:style-name="P157"><text:span text:style-name="T157_1">não</text:span></text:p>
          </table:table-cell>
          <table:table-cell table:style-name="Cell129">
            <text:p text:style-name="P158"><text:span text:style-name="T158_1">Foreign</text:span><text:span text:style-name="T158_2"><text:s/></text:span><text:span text:style-name="T158_3">Key</text:span></text:p>
          </table:table-cell>
          <table:table-cell table:style-name="Cell130">
            <text:p text:style-name="P159"><text:span text:style-name="T159_1">Integer</text:span></text:p>
          </table:table-cell>
          <table:table-cell table:style-name="Cell131">
            <text:p text:style-name="P160"/>
          </table:table-cell>
          <table:table-cell table:style-name="Cell132">
            <text:p text:style-name="P161"/>
          </table:table-cell>
          <table:table-cell table:style-name="Cell133">
            <text:p text:style-name="P162"/>
          </table:table-cell>
        </table:table-row>
        <table:table-row table:style-name="Row20">
          <table:table-cell table:style-name="Cell134">
            <text:p text:style-name="P163"><text:span text:style-name="T163_1">tconselho</text:span><text:span text:style-name="T163_2">_</text:span><text:span text:style-name="T163_3">id</text:span></text:p>
          </table:table-cell>
          <table:table-cell table:style-name="Cell135">
            <text:p text:style-name="P164"><text:span text:style-name="T164_1">não</text:span></text:p>
          </table:table-cell>
          <table:table-cell table:style-name="Cell136">
            <text:p text:style-name="P165"><text:span text:style-name="T165_1">Foreign</text:span><text:span text:style-name="T165_2"><text:s/></text:span><text:span text:style-name="T165_3">Key</text:span></text:p>
          </table:table-cell>
          <table:table-cell table:style-name="Cell137">
            <text:p text:style-name="P166"><text:span text:style-name="T166_1">Integer</text:span></text:p>
          </table:table-cell>
          <table:table-cell table:style-name="Cell138">
            <text:p text:style-name="P167"><text:span text:style-name="T167_1"><text:s/></text:span></text:p>
          </table:table-cell>
          <table:table-cell table:style-name="Cell139">
            <text:p text:style-name="P168"/>
          </table:table-cell>
          <table:table-cell table:style-name="Cell140">
            <text:p text:style-name="P169"/>
          </table:table-cell>
        </table:table-row>
        <table:table-row table:style-name="Row21">
          <table:table-cell table:style-name="Cell141">
            <text:p text:style-name="P170"><text:span text:style-name="T170_1">orgao</text:span><text:span text:style-name="T170_2">_</text:span><text:span text:style-name="T170_3">id</text:span></text:p>
          </table:table-cell>
          <table:table-cell table:style-name="Cell142">
            <text:p text:style-name="P171"><text:span text:style-name="T171_1">não</text:span></text:p>
          </table:table-cell>
          <table:table-cell table:style-name="Cell143">
            <text:p text:style-name="P172"><text:span text:style-name="T172_1">Foreign</text:span><text:span text:style-name="T172_2"><text:s/></text:span><text:span text:style-name="T172_3">Key</text:span></text:p>
          </table:table-cell>
          <table:table-cell table:style-name="Cell144">
            <text:p text:style-name="P173"><text:span text:style-name="T173_1">Integer</text:span></text:p>
          </table:table-cell>
          <table:table-cell table:style-name="Cell145">
            <text:p text:style-name="P174"/>
          </table:table-cell>
          <table:table-cell table:style-name="Cell146">
            <text:p text:style-name="P175"/>
          </table:table-cell>
          <table:table-cell table:style-name="Cell147">
            <text:p text:style-name="P176"/>
          </table:table-cell>
        </table:table-row>
        <table:table-row table:style-name="Row22">
          <table:table-cell table:style-name="Cell148">
            <text:p text:style-name="P177"><text:span text:style-name="T177_1">encrypted</text:span><text:span text:style-name="T177_2">_</text:span><text:span text:style-name="T177_3">password</text:span></text:p>
          </table:table-cell>
          <table:table-cell table:style-name="Cell149">
            <text:p text:style-name="P178"><text:span text:style-name="T178_1">não</text:span></text:p>
          </table:table-cell>
          <table:table-cell table:style-name="Cell150">
            <text:p text:style-name="P179"/>
          </table:table-cell>
          <table:table-cell table:style-name="Cell151">
            <text:p text:style-name="P180"><text:span text:style-name="T180_1">String</text:span></text:p>
          </table:table-cell>
          <table:table-cell table:style-name="Cell152">
            <text:p text:style-name="P181"><text:span text:style-name="T181_1">6</text:span></text:p>
          </table:table-cell>
          <table:table-cell table:style-name="Cell153">
            <text:p text:style-name="P182"/>
          </table:table-cell>
          <table:table-cell table:style-name="Cell154">
            <text:p text:style-name="P183"/>
          </table:table-cell>
        </table:table-row>
        <table:table-row table:style-name="Row23">
          <table:table-cell table:style-name="Cell155">
            <text:p text:style-name="P184"><text:span text:style-name="T184_1">nome</text:span></text:p>
          </table:table-cell>
          <table:table-cell table:style-name="Cell156">
            <text:p text:style-name="P185"><text:span text:style-name="T185_1">não</text:span></text:p>
          </table:table-cell>
          <table:table-cell table:style-name="Cell157">
            <text:p text:style-name="P186"/>
          </table:table-cell>
          <table:table-cell table:style-name="Cell158">
            <text:p text:style-name="P187"><text:span text:style-name="T187_1">String</text:span></text:p>
          </table:table-cell>
          <table:table-cell table:style-name="Cell159">
            <text:p text:style-name="P188"><text:span text:style-name="T188_1">2</text:span></text:p>
          </table:table-cell>
          <table:table-cell table:style-name="Cell160">
            <text:p text:style-name="P189"/>
          </table:table-cell>
          <table:table-cell table:style-name="Cell161">
            <text:p text:style-name="P190"/>
          </table:table-cell>
        </table:table-row>
        <table:table-row table:style-name="Row24">
          <table:table-cell table:style-name="Cell162">
            <text:p text:style-name="P191"><text:span text:style-name="T191_1">data</text:span><text:span text:style-name="T191_2">_</text:span><text:span text:style-name="T191_3">nascimento</text:span></text:p>
          </table:table-cell>
          <table:table-cell table:style-name="Cell163">
            <text:p text:style-name="P192"><text:span text:style-name="T192_1">não</text:span></text:p>
          </table:table-cell>
          <table:table-cell table:style-name="Cell164">
            <text:p text:style-name="P193"><text:span text:style-name="T193_1">2013-08-03</text:span></text:p>
          </table:table-cell>
          <table:table-cell table:style-name="Cell165">
            <text:p text:style-name="P194"><text:span text:style-name="T194_1">Date</text:span></text:p>
          </table:table-cell>
          <table:table-cell table:style-name="Cell166">
            <text:p text:style-name="P195"/>
          </table:table-cell>
          <table:table-cell table:style-name="Cell167">
            <text:p text:style-name="P196"/>
          </table:table-cell>
          <table:table-cell table:style-name="Cell168">
            <text:p text:style-name="P197"/>
          </table:table-cell>
        </table:table-row>
        <table:table-row table:style-name="Row25">
          <table:table-cell table:style-name="Cell169">
            <text:p text:style-name="P198"><text:span text:style-name="T198_1">cpf</text:span></text:p>
          </table:table-cell>
          <table:table-cell table:style-name="Cell170">
            <text:p text:style-name="P199"><text:span text:style-name="T199_1">não</text:span></text:p>
          </table:table-cell>
          <table:table-cell table:style-name="Cell171">
            <text:p text:style-name="P200"><text:span text:style-name="T200_1">9.999.999-99</text:span></text:p>
          </table:table-cell>
          <table:table-cell table:style-name="Cell172">
            <text:p text:style-name="P201"><text:span text:style-name="T201_1">String</text:span></text:p>
          </table:table-cell>
          <table:table-cell table:style-name="Cell173">
            <text:p text:style-name="P202"><text:span text:style-name="T202_1">9.999.999-99</text:span></text:p>
          </table:table-cell>
          <table:table-cell table:style-name="Cell174">
            <text:p text:style-name="P203"><text:span text:style-name="T203_1">0.000.000-00</text:span></text:p>
          </table:table-cell>
          <table:table-cell table:style-name="Cell175">
            <text:p text:style-name="P204"/>
          </table:table-cell>
        </table:table-row>
        <table:table-row table:style-name="Row26">
          <table:table-cell table:style-name="Cell176">
            <text:p text:style-name="P205"><text:span text:style-name="T205_1">rg</text:span></text:p>
          </table:table-cell>
          <table:table-cell table:style-name="Cell177">
            <text:p text:style-name="P206"><text:span text:style-name="T206_1">não</text:span></text:p>
          </table:table-cell>
          <table:table-cell table:style-name="Cell178">
            <text:p text:style-name="P207"/>
          </table:table-cell>
          <table:table-cell table:style-name="Cell179">
            <text:p text:style-name="P208"><text:span text:style-name="T208_1">String</text:span></text:p>
          </table:table-cell>
          <table:table-cell table:style-name="Cell180">
            <text:p text:style-name="P209"><text:span text:style-name="T209_1">11</text:span></text:p>
          </table:table-cell>
          <table:table-cell table:style-name="Cell181">
            <text:p text:style-name="P210"/>
          </table:table-cell>
          <table:table-cell table:style-name="Cell182">
            <text:p text:style-name="P211"/>
          </table:table-cell>
        </table:table-row>
        <table:table-row table:style-name="Row27">
          <table:table-cell table:style-name="Cell183">
            <text:p text:style-name="P212"><text:span text:style-name="T212_1">emissao</text:span><text:span text:style-name="T212_2">_</text:span><text:span text:style-name="T212_3">rg</text:span></text:p>
          </table:table-cell>
          <table:table-cell table:style-name="Cell184">
            <text:p text:style-name="P213"><text:span text:style-name="T213_1">não</text:span></text:p>
          </table:table-cell>
          <table:table-cell table:style-name="Cell185">
            <text:p text:style-name="P214"/>
          </table:table-cell>
          <table:table-cell table:style-name="Cell186">
            <text:p text:style-name="P215"><text:span text:style-name="T215_1">String</text:span></text:p>
          </table:table-cell>
          <table:table-cell table:style-name="Cell187">
            <text:p text:style-name="P216"/>
          </table:table-cell>
          <table:table-cell table:style-name="Cell188">
            <text:p text:style-name="P217"/>
          </table:table-cell>
          <table:table-cell table:style-name="Cell189">
            <text:p text:style-name="P218"/>
          </table:table-cell>
        </table:table-row>
        <table:table-row table:style-name="Row28">
          <table:table-cell table:style-name="Cell190">
            <text:p text:style-name="P219"><text:span text:style-name="T219_1">cep</text:span></text:p>
          </table:table-cell>
          <table:table-cell table:style-name="Cell191">
            <text:p text:style-name="P220"/>
          </table:table-cell>
          <table:table-cell table:style-name="Cell192">
            <text:p text:style-name="P221"><text:span text:style-name="T221_1">99999-999</text:span></text:p>
          </table:table-cell>
          <table:table-cell table:style-name="Cell193">
            <text:p text:style-name="P222"><text:span text:style-name="T222_1">String</text:span></text:p>
          </table:table-cell>
          <table:table-cell table:style-name="Cell194">
            <text:p text:style-name="P223"><text:span text:style-name="T223_1">99999-999</text:span></text:p>
          </table:table-cell>
          <table:table-cell table:style-name="Cell195">
            <text:p text:style-name="P224"><text:span text:style-name="T224_1">00000-000</text:span></text:p>
          </table:table-cell>
          <table:table-cell table:style-name="Cell196">
            <text:p text:style-name="P225"/>
          </table:table-cell>
        </table:table-row>
        <table:table-row table:style-name="Row29">
          <table:table-cell table:style-name="Cell197">
            <text:p text:style-name="P226"><text:span text:style-name="T226_1">bairro</text:span></text:p>
          </table:table-cell>
          <table:table-cell table:style-name="Cell198">
            <text:p text:style-name="P227"/>
          </table:table-cell>
          <table:table-cell table:style-name="Cell199">
            <text:p text:style-name="P228"/>
          </table:table-cell>
          <table:table-cell table:style-name="Cell200">
            <text:p text:style-name="P229"><text:span text:style-name="T229_1">String</text:span></text:p>
          </table:table-cell>
          <table:table-cell table:style-name="Cell201">
            <text:p text:style-name="P230"/>
          </table:table-cell>
          <table:table-cell table:style-name="Cell202">
            <text:p text:style-name="P231"/>
          </table:table-cell>
          <table:table-cell table:style-name="Cell203">
            <text:p text:style-name="P232"/>
          </table:table-cell>
        </table:table-row>
        <table:table-row table:style-name="Row30">
          <table:table-cell table:style-name="Cell204">
            <text:p text:style-name="P233"><text:span text:style-name="T233_1">endereco</text:span></text:p>
          </table:table-cell>
          <table:table-cell table:style-name="Cell205">
            <text:p text:style-name="P234"/>
          </table:table-cell>
          <table:table-cell table:style-name="Cell206">
            <text:p text:style-name="P235"/>
          </table:table-cell>
          <table:table-cell table:style-name="Cell207">
            <text:p text:style-name="P236"><text:span text:style-name="T236_1">String</text:span></text:p>
          </table:table-cell>
          <table:table-cell table:style-name="Cell208">
            <text:p text:style-name="P237"/>
          </table:table-cell>
          <table:table-cell table:style-name="Cell209">
            <text:p text:style-name="P238"/>
          </table:table-cell>
          <table:table-cell table:style-name="Cell210">
            <text:p text:style-name="P239"/>
          </table:table-cell>
        </table:table-row>
        <table:table-row table:style-name="Row31">
          <table:table-cell table:style-name="Cell211">
            <text:p text:style-name="P240"><text:span text:style-name="T240_1">numero</text:span><text:span text:style-name="T240_2">_</text:span><text:span text:style-name="T240_3">endereco</text:span></text:p>
          </table:table-cell>
          <table:table-cell table:style-name="Cell212">
            <text:p text:style-name="P241"/>
          </table:table-cell>
          <table:table-cell table:style-name="Cell213">
            <text:p text:style-name="P242"/>
          </table:table-cell>
          <table:table-cell table:style-name="Cell214">
            <text:p text:style-name="P243"><text:span text:style-name="T243_1">Integer</text:span></text:p>
          </table:table-cell>
          <table:table-cell table:style-name="Cell215">
            <text:p text:style-name="P244"/>
          </table:table-cell>
          <table:table-cell table:style-name="Cell216">
            <text:p text:style-name="P245"><text:span text:style-name="T245_1">1</text:span></text:p>
          </table:table-cell>
          <table:table-cell table:style-name="Cell217">
            <text:p text:style-name="P246"/>
          </table:table-cell>
        </table:table-row>
        <table:table-row table:style-name="Row32">
          <table:table-cell table:style-name="Cell218">
            <text:p text:style-name="P247"><text:span text:style-name="T247_1">complemento</text:span><text:span text:style-name="T247_2">_</text:span><text:span text:style-name="T247_3">endereco</text:span></text:p>
          </table:table-cell>
          <table:table-cell table:style-name="Cell219">
            <text:p text:style-name="P248"/>
          </table:table-cell>
          <table:table-cell table:style-name="Cell220">
            <text:p text:style-name="P249"/>
          </table:table-cell>
          <table:table-cell table:style-name="Cell221">
            <text:p text:style-name="P250"><text:span text:style-name="T250_1">String</text:span></text:p>
          </table:table-cell>
          <table:table-cell table:style-name="Cell222">
            <text:p text:style-name="P251"/>
          </table:table-cell>
          <table:table-cell table:style-name="Cell223">
            <text:p text:style-name="P252"/>
          </table:table-cell>
          <table:table-cell table:style-name="Cell224">
            <text:p text:style-name="P253"/>
          </table:table-cell>
        </table:table-row>
        <table:table-row table:style-name="Row33">
          <table:table-cell table:style-name="Cell225">
            <text:p text:style-name="P254"><text:span text:style-name="T254_1">telefone</text:span><text:span text:style-name="T254_2">1</text:span></text:p>
          </table:table-cell>
          <table:table-cell table:style-name="Cell226">
            <text:p text:style-name="P255"/>
          </table:table-cell>
          <table:table-cell table:style-name="Cell227">
            <text:p text:style-name="P256"><text:span text:style-name="T256_1">(99)9999-9999</text:span></text:p>
          </table:table-cell>
          <table:table-cell table:style-name="Cell228">
            <text:p text:style-name="P257"><text:span text:style-name="T257_1">String</text:span></text:p>
          </table:table-cell>
          <table:table-cell table:style-name="Cell229">
            <text:p text:style-name="P258"><text:span text:style-name="T258_1">(99)9999-9999</text:span></text:p>
          </table:table-cell>
          <table:table-cell table:style-name="Cell230">
            <text:p text:style-name="P259"><text:span text:style-name="T259_1">(00)0000-0000</text:span></text:p>
          </table:table-cell>
          <table:table-cell table:style-name="Cell231">
            <text:p text:style-name="P260"/>
          </table:table-cell>
        </table:table-row>
        <table:table-row table:style-name="Row34">
          <table:table-cell table:style-name="Cell232">
            <text:p text:style-name="P261"><text:span text:style-name="T261_1">telefone</text:span><text:span text:style-name="T261_2">2</text:span></text:p>
          </table:table-cell>
          <table:table-cell table:style-name="Cell233">
            <text:p text:style-name="P262"/>
          </table:table-cell>
          <table:table-cell table:style-name="Cell234">
            <text:p text:style-name="P263"><text:span text:style-name="T263_1">(99)9999-9999</text:span></text:p>
          </table:table-cell>
          <table:table-cell table:style-name="Cell235">
            <text:p text:style-name="P264"><text:span text:style-name="T264_1">String</text:span></text:p>
          </table:table-cell>
          <table:table-cell table:style-name="Cell236">
            <text:p text:style-name="P265"><text:span text:style-name="T265_1">(99)9999-9999</text:span></text:p>
          </table:table-cell>
          <table:table-cell table:style-name="Cell237">
            <text:p text:style-name="P266"><text:span text:style-name="T266_1">(00)0000-0000</text:span></text:p>
          </table:table-cell>
          <table:table-cell table:style-name="Cell238">
            <text:p text:style-name="P267"/>
          </table:table-cell>
        </table:table-row>
        <table:table-row table:style-name="Row35">
          <table:table-cell table:style-name="Cell239">
            <text:p text:style-name="P268"><text:span text:style-name="T268_1">email</text:span></text:p>
          </table:table-cell>
          <table:table-cell table:style-name="Cell240">
            <text:p text:style-name="P269"/>
          </table:table-cell>
          <table:table-cell table:style-name="Cell241">
            <text:p text:style-name="P270"><text:span text:style-name="T270_1">*@*</text:span></text:p>
          </table:table-cell>
          <table:table-cell table:style-name="Cell242">
            <text:p text:style-name="P271"><text:span text:style-name="T271_1">String</text:span></text:p>
          </table:table-cell>
          <table:table-cell table:style-name="Cell243">
            <text:p text:style-name="P272"/>
          </table:table-cell>
          <table:table-cell table:style-name="Cell244">
            <text:p text:style-name="P273"/>
          </table:table-cell>
          <table:table-cell table:style-name="Cell245">
            <text:p text:style-name="P274"/>
          </table:table-cell>
        </table:table-row>
        <table:table-row table:style-name="Row36">
          <table:table-cell table:style-name="Cell246">
            <text:p text:style-name="P275"><text:span text:style-name="T275_1">ativo</text:span></text:p>
          </table:table-cell>
          <table:table-cell table:style-name="Cell247">
            <text:p text:style-name="P276"><text:span text:style-name="T276_1">não</text:span></text:p>
          </table:table-cell>
          <table:table-cell table:style-name="Cell248">
            <text:p text:style-name="P277"/>
          </table:table-cell>
          <table:table-cell table:style-name="Cell249">
            <text:p text:style-name="P278"><text:span text:style-name="T278_1">Boolean</text:span></text:p>
          </table:table-cell>
          <table:table-cell table:style-name="Cell250">
            <text:p text:style-name="P279"/>
          </table:table-cell>
          <table:table-cell table:style-name="Cell251">
            <text:p text:style-name="P280"/>
          </table:table-cell>
          <table:table-cell table:style-name="Cell252">
            <text:p text:style-name="P281"/>
          </table:table-cell>
        </table:table-row>
        <table:table-row table:style-name="Row37">
          <table:table-cell table:style-name="Cell253">
            <text:p text:style-name="P282"><text:span text:style-name="T282_1">role</text:span></text:p>
          </table:table-cell>
          <table:table-cell table:style-name="Cell254">
            <text:p text:style-name="P283"><text:span text:style-name="T283_1">não</text:span></text:p>
          </table:table-cell>
          <table:table-cell table:style-name="Cell255">
            <text:p text:style-name="P284"/>
          </table:table-cell>
          <table:table-cell table:style-name="Cell256">
            <text:p text:style-name="P285"><text:span text:style-name="T285_1">String</text:span></text:p>
          </table:table-cell>
          <table:table-cell table:style-name="Cell257">
            <text:p text:style-name="P286"/>
          </table:table-cell>
          <table:table-cell table:style-name="Cell258">
            <text:p text:style-name="P287"><text:span text:style-name="T287_1">21</text:span></text:p>
          </table:table-cell>
          <table:table-cell table:style-name="Cell259">
            <text:p text:style-name="P288"/>
          </table:table-cell>
        </table:table-row>
        <table:table-row table:style-name="Row38">
          <table:table-cell table:style-name="Cell260">
            <text:p text:style-name="P289"><text:span text:style-name="T289_1">matricula</text:span></text:p>
          </table:table-cell>
          <table:table-cell table:style-name="Cell261">
            <text:p text:style-name="P290"/>
          </table:table-cell>
          <table:table-cell table:style-name="Cell262">
            <text:p text:style-name="P291"/>
          </table:table-cell>
          <table:table-cell table:style-name="Cell263">
            <text:p text:style-name="P292"><text:span text:style-name="T292_1">String</text:span></text:p>
          </table:table-cell>
          <table:table-cell table:style-name="Cell264">
            <text:p text:style-name="P293"/>
          </table:table-cell>
          <table:table-cell table:style-name="Cell265">
            <text:p text:style-name="P294"/>
          </table:table-cell>
          <table:table-cell table:style-name="Cell266">
            <text:p text:style-name="P295"/>
          </table:table-cell>
        </table:table-row>
      </table:table>
      <text:p text:style-name="P296"/>
      <text:p text:style-name="P297"><text:span text:style-name="T297_1">3.<text:s/></text:span><text:span text:style-name="T297_2">Tabela</text:span><text:span text:style-name="T297_3"><text:s/></text:span><text:span text:style-name="T297_4">de</text:span><text:span text:style-name="T297_5"><text:s/></text:span><text:span text:style-name="T297_6">Escalas</text:span><text:span text:style-name="T297_7"><text:s/>(</text:span><text:span text:style-name="T297_8">Escalas</text:span><text:span text:style-name="T297_9">):</text:span></text:p>
      <text:p text:style-name="P298"/>
      <table:table table:style-name="Table3">
        <table:table-column table:style-name="Column15"/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column table:style-name="Column21"/>
        <table:table-row table:style-name="Row39">
          <table:table-cell table:style-name="Cell267">
            <text:p text:style-name="P299"><text:span text:style-name="T299_1">Nome</text:span></text:p>
          </table:table-cell>
          <table:table-cell table:style-name="Cell268">
            <text:p text:style-name="P300"><text:span text:style-name="T300_1">Null</text:span></text:p>
          </table:table-cell>
          <table:table-cell table:style-name="Cell269">
            <text:p text:style-name="P301"><text:span text:style-name="T301_1">Formato</text:span></text:p>
          </table:table-cell>
          <table:table-cell table:style-name="Cell270">
            <text:p text:style-name="P302"><text:span text:style-name="T302_1">Tipo</text:span></text:p>
          </table:table-cell>
          <table:table-cell table:style-name="Cell271">
            <text:p text:style-name="P303"><text:span text:style-name="T303_1">Máximo</text:span></text:p>
          </table:table-cell>
          <table:table-cell table:style-name="Cell272">
            <text:p text:style-name="P304"><text:span text:style-name="T304_1">Mínimo</text:span></text:p>
          </table:table-cell>
          <table:table-cell table:style-name="Cell273">
            <text:p text:style-name="P305"><text:span text:style-name="T305_1">Testado</text:span></text:p>
          </table:table-cell>
        </table:table-row>
        <table:table-row table:style-name="Row40">
          <table:table-cell table:style-name="Cell274">
            <text:p text:style-name="P306"><text:span text:style-name="T306_1">profissional</text:span><text:span text:style-name="T306_2">_</text:span><text:span text:style-name="T306_3">executor</text:span><text:span text:style-name="T306_4">_</text:span><text:span text:style-name="T306_5">id</text:span></text:p>
          </table:table-cell>
          <table:table-cell table:style-name="Cell275">
            <text:p text:style-name="P307"/>
          </table:table-cell>
          <table:table-cell table:style-name="Cell276">
            <text:p text:style-name="P308"><text:span text:style-name="T308_1">Foreign</text:span><text:span text:style-name="T308_2"><text:s/></text:span><text:span text:style-name="T308_3">Key</text:span></text:p>
          </table:table-cell>
          <table:table-cell table:style-name="Cell277">
            <text:p text:style-name="P309"><text:span text:style-name="T309_1">Integer</text:span></text:p>
          </table:table-cell>
          <table:table-cell table:style-name="Cell278">
            <text:p text:style-name="P310"/>
          </table:table-cell>
          <table:table-cell table:style-name="Cell279">
            <text:p text:style-name="P311"/>
          </table:table-cell>
          <table:table-cell table:style-name="Cell280">
            <text:p text:style-name="P312"/>
          </table:table-cell>
        </table:table-row>
        <table:table-row table:style-name="Row41">
          <table:table-cell table:style-name="Cell281">
            <text:p text:style-name="P313"><text:span text:style-name="T313_1">profissional</text:span><text:span text:style-name="T313_2">_</text:span><text:span text:style-name="T313_3">responsavel</text:span><text:span text:style-name="T313_4">_</text:span><text:span text:style-name="T313_5">id</text:span></text:p>
          </table:table-cell>
          <table:table-cell table:style-name="Cell282">
            <text:p text:style-name="P314"><text:span text:style-name="T314_1">não</text:span></text:p>
          </table:table-cell>
          <table:table-cell table:style-name="Cell283">
            <text:p text:style-name="P315"><text:span text:style-name="T315_1">Foreign</text:span><text:span text:style-name="T315_2"><text:s/></text:span><text:span text:style-name="T315_3">Key</text:span></text:p>
          </table:table-cell>
          <table:table-cell table:style-name="Cell284">
            <text:p text:style-name="P316"><text:span text:style-name="T316_1">Integer</text:span></text:p>
          </table:table-cell>
          <table:table-cell table:style-name="Cell285">
            <text:p text:style-name="P317"/>
          </table:table-cell>
          <table:table-cell table:style-name="Cell286">
            <text:p text:style-name="P318"/>
          </table:table-cell>
          <table:table-cell table:style-name="Cell287">
            <text:p text:style-name="P319"/>
          </table:table-cell>
        </table:table-row>
        <table:table-row table:style-name="Row42">
          <table:table-cell table:style-name="Cell288">
            <text:p text:style-name="P320"><text:span text:style-name="T320_1">tipo</text:span><text:span text:style-name="T320_2">_</text:span><text:span text:style-name="T320_3">atendimento</text:span><text:span text:style-name="T320_4">_</text:span><text:span text:style-name="T320_5">id</text:span></text:p>
          </table:table-cell>
          <table:table-cell table:style-name="Cell289">
            <text:p text:style-name="P321"><text:span text:style-name="T321_1">não</text:span></text:p>
          </table:table-cell>
          <table:table-cell table:style-name="Cell290">
            <text:p text:style-name="P322"><text:span text:style-name="T322_1">Foreign</text:span><text:span text:style-name="T322_2"><text:s/></text:span><text:span text:style-name="T322_3">Key</text:span></text:p>
          </table:table-cell>
          <table:table-cell table:style-name="Cell291">
            <text:p text:style-name="P323"><text:span text:style-name="T323_1">Integer</text:span></text:p>
          </table:table-cell>
          <table:table-cell table:style-name="Cell292">
            <text:p text:style-name="P324"/>
          </table:table-cell>
          <table:table-cell table:style-name="Cell293">
            <text:p text:style-name="P325"/>
          </table:table-cell>
          <table:table-cell table:style-name="Cell294">
            <text:p text:style-name="P326"/>
          </table:table-cell>
        </table:table-row>
        <table:table-row table:style-name="Row43">
          <table:table-cell table:style-name="Cell295">
            <text:p text:style-name="P327"><text:span text:style-name="T327_1">orgao</text:span><text:span text:style-name="T327_2">_</text:span><text:span text:style-name="T327_3">id</text:span></text:p>
          </table:table-cell>
          <table:table-cell table:style-name="Cell296">
            <text:p text:style-name="P328"><text:span text:style-name="T328_1">não</text:span></text:p>
          </table:table-cell>
          <table:table-cell table:style-name="Cell297">
            <text:p text:style-name="P329"><text:span text:style-name="T329_1">Foreign</text:span><text:span text:style-name="T329_2"><text:s/></text:span><text:span text:style-name="T329_3">Key</text:span></text:p>
          </table:table-cell>
          <table:table-cell table:style-name="Cell298">
            <text:p text:style-name="P330"><text:span text:style-name="T330_1">Integer</text:span></text:p>
          </table:table-cell>
          <table:table-cell table:style-name="Cell299">
            <text:p text:style-name="P331"/>
          </table:table-cell>
          <table:table-cell table:style-name="Cell300">
            <text:p text:style-name="P332"/>
          </table:table-cell>
          <table:table-cell table:style-name="Cell301">
            <text:p text:style-name="P333"/>
          </table:table-cell>
        </table:table-row>
        <table:table-row table:style-name="Row44">
          <table:table-cell table:style-name="Cell302">
            <text:p text:style-name="P334"><text:span text:style-name="T334_1">tipo</text:span><text:span text:style-name="T334_2">_</text:span><text:span text:style-name="T334_3">acao</text:span><text:span text:style-name="T334_4">_</text:span><text:span text:style-name="T334_5">id</text:span></text:p>
          </table:table-cell>
          <table:table-cell table:style-name="Cell303">
            <text:p text:style-name="P335"><text:span text:style-name="T335_1">não</text:span></text:p>
          </table:table-cell>
          <table:table-cell table:style-name="Cell304">
            <text:p text:style-name="P336"><text:span text:style-name="T336_1">Foreign</text:span><text:span text:style-name="T336_2"><text:s/></text:span><text:span text:style-name="T336_3">Key</text:span></text:p>
          </table:table-cell>
          <table:table-cell table:style-name="Cell305">
            <text:p text:style-name="P337"><text:span text:style-name="T337_1">Integer</text:span></text:p>
          </table:table-cell>
          <table:table-cell table:style-name="Cell306">
            <text:p text:style-name="P338"/>
          </table:table-cell>
          <table:table-cell table:style-name="Cell307">
            <text:p text:style-name="P339"/>
          </table:table-cell>
          <table:table-cell table:style-name="Cell308">
            <text:p text:style-name="P340"/>
          </table:table-cell>
        </table:table-row>
        <table:table-row table:style-name="Row45">
          <table:table-cell table:style-name="Cell309">
            <text:p text:style-name="P341"><text:span text:style-name="T341_1">numero</text:span><text:span text:style-name="T341_2">_</text:span><text:span text:style-name="T341_3">sequencia</text:span></text:p>
          </table:table-cell>
          <table:table-cell table:style-name="Cell310">
            <text:p text:style-name="P342"><text:span text:style-name="T342_1">não</text:span></text:p>
          </table:table-cell>
          <table:table-cell table:style-name="Cell311">
            <text:p text:style-name="P343"/>
          </table:table-cell>
          <table:table-cell table:style-name="Cell312">
            <text:p text:style-name="P344"><text:span text:style-name="T344_1">Integer</text:span></text:p>
          </table:table-cell>
          <table:table-cell table:style-name="Cell313">
            <text:p text:style-name="P345"/>
          </table:table-cell>
          <table:table-cell table:style-name="Cell314">
            <text:p text:style-name="P346"><text:span text:style-name="T346_1">1</text:span></text:p>
          </table:table-cell>
          <table:table-cell table:style-name="Cell315">
            <text:p text:style-name="P347"/>
          </table:table-cell>
        </table:table-row>
        <table:table-row table:style-name="Row46">
          <table:table-cell table:style-name="Cell316">
            <text:p text:style-name="P348"><text:span text:style-name="T348_1">data</text:span><text:span text:style-name="T348_2">_</text:span><text:span text:style-name="T348_3">execucao</text:span></text:p>
          </table:table-cell>
          <table:table-cell table:style-name="Cell317">
            <text:p text:style-name="P349"><text:span text:style-name="T349_1">não</text:span></text:p>
          </table:table-cell>
          <table:table-cell table:style-name="Cell318">
            <text:p text:style-name="P350"><text:span text:style-name="T350_1">2013-08-03</text:span></text:p>
          </table:table-cell>
          <table:table-cell table:style-name="Cell319">
            <text:p text:style-name="P351"><text:span text:style-name="T351_1">Date</text:span></text:p>
          </table:table-cell>
          <table:table-cell table:style-name="Cell320">
            <text:p text:style-name="P352"/>
          </table:table-cell>
          <table:table-cell table:style-name="Cell321">
            <text:p text:style-name="P353"/>
          </table:table-cell>
          <table:table-cell table:style-name="Cell322">
            <text:p text:style-name="P354"/>
          </table:table-cell>
        </table:table-row>
        <table:table-row table:style-name="Row47">
          <table:table-cell table:style-name="Cell323">
            <text:p text:style-name="P355"><text:span text:style-name="T355_1">horario</text:span><text:span text:style-name="T355_2">_</text:span><text:span text:style-name="T355_3">inicio</text:span><text:span text:style-name="T355_4">_</text:span><text:span text:style-name="T355_5">execucao</text:span></text:p>
          </table:table-cell>
          <table:table-cell table:style-name="Cell324">
            <text:p text:style-name="P356"><text:span text:style-name="T356_1">não</text:span></text:p>
          </table:table-cell>
          <table:table-cell table:style-name="Cell325">
            <text:p text:style-name="P357"><text:span text:style-name="T357_1">dd</text:span><text:span text:style-name="T357_2">/</text:span><text:span text:style-name="T357_3">mm</text:span><text:span text:style-name="T357_4">/</text:span><text:span text:style-name="T357_5">yyyy</text:span><text:span text:style-name="T357_6"><text:s/></text:span><text:span text:style-name="T357_7">hh</text:span><text:span text:style-name="T357_8">:</text:span><text:span text:style-name="T357_9">MM</text:span><text:span text:style-name="T357_10">:</text:span><text:span text:style-name="T357_11">ss</text:span></text:p>
          </table:table-cell>
          <table:table-cell table:style-name="Cell326">
            <text:p text:style-name="P358"><text:span text:style-name="T358_1">Timestamp</text:span></text:p>
          </table:table-cell>
          <table:table-cell table:style-name="Cell327">
            <text:p text:style-name="P359"/>
          </table:table-cell>
          <table:table-cell table:style-name="Cell328">
            <text:p text:style-name="P360"/>
          </table:table-cell>
          <table:table-cell table:style-name="Cell329">
            <text:p text:style-name="P361"/>
          </table:table-cell>
        </table:table-row>
        <table:table-row table:style-name="Row48">
          <table:table-cell table:style-name="Cell330">
            <text:p text:style-name="P362"><text:span text:style-name="T362_1">horario</text:span><text:span text:style-name="T362_2">_</text:span><text:span text:style-name="T362_3">fim</text:span><text:span text:style-name="T362_4">_</text:span><text:span text:style-name="T362_5">execucao</text:span></text:p>
          </table:table-cell>
          <table:table-cell table:style-name="Cell331">
            <text:p text:style-name="P363"><text:span text:style-name="T363_1">não</text:span></text:p>
          </table:table-cell>
          <table:table-cell table:style-name="Cell332">
            <text:p text:style-name="P364"><text:span text:style-name="T364_1">dd</text:span><text:span text:style-name="T364_2">/</text:span><text:span text:style-name="T364_3">mm</text:span><text:span text:style-name="T364_4">/</text:span><text:span text:style-name="T364_5">yyyy</text:span><text:span text:style-name="T364_6"><text:s/></text:span><text:span text:style-name="T364_7">hh</text:span><text:span text:style-name="T364_8">:</text:span><text:span text:style-name="T364_9">MM</text:span><text:span text:style-name="T364_10">:</text:span><text:span text:style-name="T364_11">ss</text:span></text:p>
          </table:table-cell>
          <table:table-cell table:style-name="Cell333">
            <text:p text:style-name="P365"><text:span text:style-name="T365_1">Timestamp</text:span></text:p>
          </table:table-cell>
          <table:table-cell table:style-name="Cell334">
            <text:p text:style-name="P366"/>
          </table:table-cell>
          <table:table-cell table:style-name="Cell335">
            <text:p text:style-name="P367"/>
          </table:table-cell>
          <table:table-cell table:style-name="Cell336">
            <text:p text:style-name="P368"/>
          </table:table-cell>
        </table:table-row>
        <table:table-row table:style-name="Row49">
          <table:table-cell table:style-name="Cell337">
            <text:p text:style-name="P369"><text:span text:style-name="T369_1">observacoes</text:span></text:p>
          </table:table-cell>
          <table:table-cell table:style-name="Cell338">
            <text:p text:style-name="P370"/>
          </table:table-cell>
          <table:table-cell table:style-name="Cell339">
            <text:p text:style-name="P371"/>
          </table:table-cell>
          <table:table-cell table:style-name="Cell340">
            <text:p text:style-name="P372"><text:span text:style-name="T372_1">Text</text:span></text:p>
          </table:table-cell>
          <table:table-cell table:style-name="Cell341">
            <text:p text:style-name="P373"><text:span text:style-name="T373_1">500</text:span></text:p>
          </table:table-cell>
          <table:table-cell table:style-name="Cell342">
            <text:p text:style-name="P374"/>
          </table:table-cell>
          <table:table-cell table:style-name="Cell343">
            <text:p text:style-name="P375"/>
          </table:table-cell>
        </table:table-row>
        <table:table-row table:style-name="Row50">
          <table:table-cell table:style-name="Cell344">
            <text:p text:style-name="P376"><text:span text:style-name="T376_1">numero</text:span><text:span text:style-name="T376_2">_</text:span><text:span text:style-name="T376_3">atendimentos</text:span></text:p>
          </table:table-cell>
          <table:table-cell table:style-name="Cell345">
            <text:p text:style-name="P377"><text:span text:style-name="T377_1">não</text:span></text:p>
          </table:table-cell>
          <table:table-cell table:style-name="Cell346">
            <text:p text:style-name="P378"/>
          </table:table-cell>
          <table:table-cell table:style-name="Cell347">
            <text:p text:style-name="P379"><text:span text:style-name="T379_1">Integer</text:span></text:p>
          </table:table-cell>
          <table:table-cell table:style-name="Cell348">
            <text:p text:style-name="P380"/>
          </table:table-cell>
          <table:table-cell table:style-name="Cell349">
            <text:p text:style-name="P381"><text:span text:style-name="T381_1">0</text:span></text:p>
          </table:table-cell>
          <table:table-cell table:style-name="Cell350">
            <text:p text:style-name="P382"/>
          </table:table-cell>
        </table:table-row>
      </table:table>
      <text:p text:style-name="P383"/>
      <text:p text:style-name="P384"><text:span text:style-name="T384_1">4.<text:s/></text:span><text:span text:style-name="T384_2">Tabela</text:span><text:span text:style-name="T384_3"><text:s/></text:span><text:span text:style-name="T384_4">de</text:span><text:span text:style-name="T384_5"><text:s/></text:span><text:span text:style-name="T384_6">Tipos</text:span><text:span text:style-name="T384_7"><text:s/></text:span><text:span text:style-name="T384_8">de</text:span><text:span text:style-name="T384_9"><text:s/></text:span><text:span text:style-name="T384_10">Atendimentos</text:span><text:span text:style-name="T384_11"><text:s/>(</text:span><text:span text:style-name="T384_12">Tipos</text:span><text:span text:style-name="T384_13">_</text:span><text:span text:style-name="T384_14">atendimentos</text:span><text:span text:style-name="T384_15">):</text:span></text:p>
      <text:p text:style-name="P385"/>
      <table:table table:style-name="Table4"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column table:style-name="Column27"/>
        <table:table-column table:style-name="Column28"/>
        <table:table-row table:style-name="Row51">
          <table:table-cell table:style-name="Cell351">
            <text:p text:style-name="P386"><text:span text:style-name="T386_1">Nome</text:span></text:p>
          </table:table-cell>
          <table:table-cell table:style-name="Cell352">
            <text:p text:style-name="P387"><text:span text:style-name="T387_1">Null</text:span></text:p>
          </table:table-cell>
          <table:table-cell table:style-name="Cell353">
            <text:p text:style-name="P388"><text:span text:style-name="T388_1">Formato</text:span></text:p>
          </table:table-cell>
          <table:table-cell table:style-name="Cell354">
            <text:p text:style-name="P389"><text:span text:style-name="T389_1">Tipo</text:span></text:p>
          </table:table-cell>
          <table:table-cell table:style-name="Cell355">
            <text:p text:style-name="P390"><text:span text:style-name="T390_1">Máximo</text:span></text:p>
          </table:table-cell>
          <table:table-cell table:style-name="Cell356">
            <text:p text:style-name="P391"><text:span text:style-name="T391_1">Mínimo</text:span></text:p>
          </table:table-cell>
          <table:table-cell table:style-name="Cell357">
            <text:p text:style-name="P392"><text:span text:style-name="T392_1">Testado</text:span></text:p>
          </table:table-cell>
        </table:table-row>
        <table:table-row table:style-name="Row52">
          <table:table-cell table:style-name="Cell358">
            <text:p text:style-name="P393"><text:span text:style-name="T393_1">descricao</text:span></text:p>
          </table:table-cell>
          <table:table-cell table:style-name="Cell359">
            <text:p text:style-name="P394"><text:span text:style-name="T394_1">não</text:span></text:p>
          </table:table-cell>
          <table:table-cell table:style-name="Cell360">
            <text:p text:style-name="P395"/>
          </table:table-cell>
          <table:table-cell table:style-name="Cell361">
            <text:p text:style-name="P396"><text:span text:style-name="T396_1">String</text:span></text:p>
          </table:table-cell>
          <table:table-cell table:style-name="Cell362">
            <text:p text:style-name="P397"><text:span text:style-name="T397_1">255</text:span></text:p>
          </table:table-cell>
          <table:table-cell table:style-name="Cell363">
            <text:p text:style-name="P398"><text:span text:style-name="T398_1">1</text:span></text:p>
          </table:table-cell>
          <table:table-cell table:style-name="Cell364">
            <text:p text:style-name="P399"/>
          </table:table-cell>
        </table:table-row>
        <table:table-row table:style-name="Row53">
          <table:table-cell table:style-name="Cell365">
            <text:p text:style-name="P400"><text:span text:style-name="T400_1">ativo</text:span></text:p>
          </table:table-cell>
          <table:table-cell table:style-name="Cell366">
            <text:p text:style-name="P401"><text:span text:style-name="T401_1">não</text:span></text:p>
          </table:table-cell>
          <table:table-cell table:style-name="Cell367">
            <text:p text:style-name="P402"/>
          </table:table-cell>
          <table:table-cell table:style-name="Cell368">
            <text:p text:style-name="P403"><text:span text:style-name="T403_1">Boolean</text:span></text:p>
          </table:table-cell>
          <table:table-cell table:style-name="Cell369">
            <text:p text:style-name="P404"/>
          </table:table-cell>
          <table:table-cell table:style-name="Cell370">
            <text:p text:style-name="P405"/>
          </table:table-cell>
          <table:table-cell table:style-name="Cell371">
            <text:p text:style-name="P406"/>
          </table:table-cell>
        </table:table-row>
      </table:table>
      <text:p text:style-name="P407"/>
      <text:p text:style-name="P408"><text:span text:style-name="T408_1">5.<text:s/></text:span><text:span text:style-name="T408_2">Tabela</text:span><text:span text:style-name="T408_3"><text:s/></text:span><text:span text:style-name="T408_4">de</text:span><text:span text:style-name="T408_5"><text:s/></text:span><text:span text:style-name="T408_6">Agendamentos</text:span><text:span text:style-name="T408_7"><text:s/>(</text:span><text:span text:style-name="T408_8">Agendamentos</text:span><text:span text:style-name="T408_9">):</text:span></text:p>
      <text:p text:style-name="P409"/>
      <table:table table:style-name="Table5">
        <table:table-column table:style-name="Column29"/>
        <table:table-column table:style-name="Column30"/>
        <table:table-column table:style-name="Column31"/>
        <table:table-column table:style-name="Column32"/>
        <table:table-column table:style-name="Column33"/>
        <table:table-column table:style-name="Column34"/>
        <table:table-column table:style-name="Column35"/>
        <table:table-row table:style-name="Row54">
          <table:table-cell table:style-name="Cell372">
            <text:p text:style-name="P410"><text:span text:style-name="T410_1">Nome</text:span></text:p>
          </table:table-cell>
          <table:table-cell table:style-name="Cell373">
            <text:p text:style-name="P411"><text:span text:style-name="T411_1">Null</text:span></text:p>
          </table:table-cell>
          <table:table-cell table:style-name="Cell374">
            <text:p text:style-name="P412"><text:span text:style-name="T412_1">Formato</text:span></text:p>
          </table:table-cell>
          <table:table-cell table:style-name="Cell375">
            <text:p text:style-name="P413"><text:span text:style-name="T413_1">Tipo</text:span></text:p>
          </table:table-cell>
          <table:table-cell table:style-name="Cell376">
            <text:p text:style-name="P414"><text:span text:style-name="T414_1">Máximo</text:span></text:p>
          </table:table-cell>
          <table:table-cell table:style-name="Cell377">
            <text:p text:style-name="P415"><text:span text:style-name="T415_1">Mínimo</text:span></text:p>
          </table:table-cell>
          <table:table-cell table:style-name="Cell378">
            <text:p text:style-name="P416"><text:span text:style-name="T416_1">Testado</text:span></text:p>
          </table:table-cell>
        </table:table-row>
        <table:table-row table:style-name="Row55">
          <table:table-cell table:style-name="Cell379">
            <text:p text:style-name="P417"><text:span text:style-name="T417_1">escala</text:span><text:span text:style-name="T417_2">_</text:span><text:span text:style-name="T417_3">id</text:span></text:p>
          </table:table-cell>
          <table:table-cell table:style-name="Cell380">
            <text:p text:style-name="P418"><text:span text:style-name="T418_1">não</text:span></text:p>
          </table:table-cell>
          <table:table-cell table:style-name="Cell381">
            <text:p text:style-name="P419"><text:span text:style-name="T419_1">Foreign</text:span><text:span text:style-name="T419_2"><text:s/></text:span><text:span text:style-name="T419_3">Key</text:span></text:p>
          </table:table-cell>
          <table:table-cell table:style-name="Cell382">
            <text:p text:style-name="P420"><text:span text:style-name="T420_1">Integer</text:span></text:p>
          </table:table-cell>
          <table:table-cell table:style-name="Cell383">
            <text:p text:style-name="P421"/>
          </table:table-cell>
          <table:table-cell table:style-name="Cell384">
            <text:p text:style-name="P422"/>
          </table:table-cell>
          <table:table-cell table:style-name="Cell385">
            <text:p text:style-name="P423"/>
          </table:table-cell>
        </table:table-row>
        <table:table-row table:style-name="Row56">
          <table:table-cell table:style-name="Cell386">
            <text:p text:style-name="P424"><text:span text:style-name="T424_1">cidadao</text:span><text:span text:style-name="T424_2">_</text:span><text:span text:style-name="T424_3">id</text:span></text:p>
          </table:table-cell>
          <table:table-cell table:style-name="Cell387">
            <text:p text:style-name="P425"><text:span text:style-name="T425_1">não</text:span><text:span text:style-name="T425_2">*</text:span></text:p>
          </table:table-cell>
          <table:table-cell table:style-name="Cell388">
            <text:p text:style-name="P426"><text:span text:style-name="T426_1">Foreign</text:span><text:span text:style-name="T426_2"><text:s/></text:span><text:span text:style-name="T426_3">Key</text:span></text:p>
          </table:table-cell>
          <table:table-cell table:style-name="Cell389">
            <text:p text:style-name="P427"><text:span text:style-name="T427_1">Integer</text:span></text:p>
          </table:table-cell>
          <table:table-cell table:style-name="Cell390">
            <text:p text:style-name="P428"/>
          </table:table-cell>
          <table:table-cell table:style-name="Cell391">
            <text:p text:style-name="P429"/>
          </table:table-cell>
          <table:table-cell table:style-name="Cell392">
            <text:p text:style-name="P430"/>
          </table:table-cell>
        </table:table-row>
        <table:table-row table:style-name="Row57">
          <table:table-cell table:style-name="Cell393">
            <text:p text:style-name="P431"><text:span text:style-name="T431_1">orgao</text:span><text:span text:style-name="T431_2">_</text:span><text:span text:style-name="T431_3">id</text:span></text:p>
          </table:table-cell>
          <table:table-cell table:style-name="Cell394">
            <text:p text:style-name="P432"><text:span text:style-name="T432_1">não</text:span></text:p>
          </table:table-cell>
          <table:table-cell table:style-name="Cell395">
            <text:p text:style-name="P433"><text:span text:style-name="T433_1">Foreign</text:span><text:span text:style-name="T433_2"><text:s/></text:span><text:span text:style-name="T433_3">Key</text:span></text:p>
          </table:table-cell>
          <table:table-cell table:style-name="Cell396">
            <text:p text:style-name="P434"><text:span text:style-name="T434_1">Integer</text:span></text:p>
          </table:table-cell>
          <table:table-cell table:style-name="Cell397">
            <text:p text:style-name="P435"/>
          </table:table-cell>
          <table:table-cell table:style-name="Cell398">
            <text:p text:style-name="P436"/>
          </table:table-cell>
          <table:table-cell table:style-name="Cell399">
            <text:p text:style-name="P437"/>
          </table:table-cell>
        </table:table-row>
        <table:table-row table:style-name="Row58">
          <table:table-cell table:style-name="Cell400">
            <text:p text:style-name="P438"><text:span text:style-name="T438_1">tipo</text:span><text:span text:style-name="T438_2">_</text:span><text:span text:style-name="T438_3">situacao</text:span><text:span text:style-name="T438_4">_</text:span><text:span text:style-name="T438_5">id</text:span></text:p>
          </table:table-cell>
          <table:table-cell table:style-name="Cell401">
            <text:p text:style-name="P439"><text:span text:style-name="T439_1">não</text:span></text:p>
          </table:table-cell>
          <table:table-cell table:style-name="Cell402">
            <text:p text:style-name="P440"><text:span text:style-name="T440_1">Foreign</text:span><text:span text:style-name="T440_2"><text:s/></text:span><text:span text:style-name="T440_3">Key</text:span></text:p>
          </table:table-cell>
          <table:table-cell table:style-name="Cell403">
            <text:p text:style-name="P441"><text:span text:style-name="T441_1">Integer</text:span></text:p>
          </table:table-cell>
          <table:table-cell table:style-name="Cell404">
            <text:p text:style-name="P442"/>
          </table:table-cell>
          <table:table-cell table:style-name="Cell405">
            <text:p text:style-name="P443"/>
          </table:table-cell>
          <table:table-cell table:style-name="Cell406">
            <text:p text:style-name="P444"/>
          </table:table-cell>
        </table:table-row>
        <table:table-row table:style-name="Row59">
          <table:table-cell table:style-name="Cell407">
            <text:p text:style-name="P445"><text:span text:style-name="T445_1">horario</text:span><text:span text:style-name="T445_2">_</text:span><text:span text:style-name="T445_3">inicio</text:span><text:span text:style-name="T445_4">_</text:span><text:span text:style-name="T445_5">consulta</text:span></text:p>
          </table:table-cell>
          <table:table-cell table:style-name="Cell408">
            <text:p text:style-name="P446"><text:span text:style-name="T446_1">não</text:span></text:p>
          </table:table-cell>
          <table:table-cell table:style-name="Cell409">
            <text:p text:style-name="P447"><text:span text:style-name="T447_1">dd</text:span><text:span text:style-name="T447_2">/</text:span><text:span text:style-name="T447_3">mm</text:span><text:span text:style-name="T447_4">/</text:span><text:span text:style-name="T447_5">yyyy</text:span><text:span text:style-name="T447_6"><text:s/></text:span><text:span text:style-name="T447_7">hh</text:span><text:span text:style-name="T447_8">:</text:span><text:span text:style-name="T447_9">MM</text:span><text:span text:style-name="T447_10">:</text:span><text:span text:style-name="T447_11">ss</text:span></text:p>
          </table:table-cell>
          <table:table-cell table:style-name="Cell410">
            <text:p text:style-name="P448"><text:span text:style-name="T448_1">Timestamp</text:span></text:p>
          </table:table-cell>
          <table:table-cell table:style-name="Cell411">
            <text:p text:style-name="P449"/>
          </table:table-cell>
          <table:table-cell table:style-name="Cell412">
            <text:p text:style-name="P450"/>
          </table:table-cell>
          <table:table-cell table:style-name="Cell413">
            <text:p text:style-name="P451"/>
          </table:table-cell>
        </table:table-row>
        <table:table-row table:style-name="Row60">
          <table:table-cell table:style-name="Cell414">
            <text:p text:style-name="P452"><text:span text:style-name="T452_1">horario</text:span><text:span text:style-name="T452_2">_</text:span><text:span text:style-name="T452_3">fim</text:span><text:span text:style-name="T452_4">_</text:span><text:span text:style-name="T452_5">consulta</text:span></text:p>
          </table:table-cell>
          <table:table-cell table:style-name="Cell415">
            <text:p text:style-name="P453"><text:span text:style-name="T453_1">não</text:span></text:p>
          </table:table-cell>
          <table:table-cell table:style-name="Cell416">
            <text:p text:style-name="P454"><text:span text:style-name="T454_1">dd</text:span><text:span text:style-name="T454_2">/</text:span><text:span text:style-name="T454_3">mm</text:span><text:span text:style-name="T454_4">/</text:span><text:span text:style-name="T454_5">yyyy</text:span><text:span text:style-name="T454_6"><text:s/></text:span><text:span text:style-name="T454_7">hh</text:span><text:span text:style-name="T454_8">:</text:span><text:span text:style-name="T454_9">MM</text:span><text:span text:style-name="T454_10">:</text:span><text:span text:style-name="T454_11">ss</text:span></text:p>
          </table:table-cell>
          <table:table-cell table:style-name="Cell417">
            <text:p text:style-name="P455"><text:span text:style-name="T455_1">Timestamp</text:span></text:p>
          </table:table-cell>
          <table:table-cell table:style-name="Cell418">
            <text:p text:style-name="P456"/>
          </table:table-cell>
          <table:table-cell table:style-name="Cell419">
            <text:p text:style-name="P457"/>
          </table:table-cell>
          <table:table-cell table:style-name="Cell420">
            <text:p text:style-name="P458"/>
          </table:table-cell>
        </table:table-row>
        <table:table-row table:style-name="Row61">
          <table:table-cell table:style-name="Cell421">
            <text:p text:style-name="P459"><text:span text:style-name="T459_1">observac</text:span><text:span text:style-name="T459_2">ao</text:span></text:p>
          </table:table-cell>
          <table:table-cell table:style-name="Cell422">
            <text:p text:style-name="P460"/>
          </table:table-cell>
          <table:table-cell table:style-name="Cell423">
            <text:p text:style-name="P461"/>
          </table:table-cell>
          <table:table-cell table:style-name="Cell424">
            <text:p text:style-name="P462"><text:span text:style-name="T462_1">String</text:span></text:p>
          </table:table-cell>
          <table:table-cell table:style-name="Cell425">
            <text:p text:style-name="P463"/>
          </table:table-cell>
          <table:table-cell table:style-name="Cell426">
            <text:p text:style-name="P464"/>
          </table:table-cell>
          <table:table-cell table:style-name="Cell427">
            <text:p text:style-name="P465"/>
          </table:table-cell>
        </table:table-row>
      </table:table>
      <text:p text:style-name="P466"/>
      <text:p text:style-name="P467"><text:span text:style-name="T467_1">*<text:s/></text:span><text:span text:style-name="T467_2">A</text:span><text:span text:style-name="T467_3"><text:s/></text:span><text:span text:style-name="T467_4">restrição</text:span><text:span text:style-name="T467_5"><text:s/></text:span><text:span text:style-name="T467_6">de</text:span><text:span text:style-name="T467_7"><text:s/></text:span><text:span text:style-name="T467_8">não</text:span><text:span text:style-name="T467_9">-</text:span><text:span text:style-name="T467_10">nulo</text:span><text:span text:style-name="T467_11"><text:s/></text:span><text:span text:style-name="T467_12">aplica</text:span><text:span text:style-name="T467_13">-</text:span><text:span text:style-name="T467_14">se</text:span><text:span text:style-name="T467_15"><text:s/></text:span><text:span text:style-name="T467_16">ao</text:span><text:span text:style-name="T467_17"><text:s/></text:span><text:span text:style-name="T467_18">campo</text:span><text:span text:style-name="T467_19"><text:s/></text:span><text:span text:style-name="T467_20">cidadao</text:span><text:span text:style-name="T467_21">_</text:span><text:span text:style-name="T467_22">id</text:span><text:span text:style-name="T467_23"><text:s/></text:span><text:span text:style-name="T467_24">somente</text:span><text:span text:style-name="T467_25"><text:s/></text:span><text:span text:style-name="T467_26">na</text:span><text:span text:style-name="T467_27"><text:s/></text:span><text:span text:style-name="T467_28">atualização</text:span><text:span text:style-name="T467_29">,<text:s/></text:span><text:span text:style-name="T467_30">pois</text:span><text:span text:style-name="T467_31"><text:s/></text:span><text:span text:style-name="T467_32">no</text:span><text:span text:style-name="T467_33"><text:s/></text:span><text:span text:style-name="T467_34">momento</text:span><text:span text:style-name="T467_35"><text:s/></text:span><text:span text:style-name="T467_36">de</text:span><text:span text:style-name="T467_37"><text:s/></text:span><text:span text:style-name="T467_38">criação</text:span><text:span text:style-name="T467_39"><text:s/></text:span><text:span text:style-name="T467_40">de</text:span><text:span text:style-name="T467_41"><text:s/></text:span><text:span text:style-name="T467_42">um</text:span><text:span text:style-name="T467_43"><text:s/></text:span><text:span text:style-name="T467_44">agendamento</text:span><text:span text:style-name="T467_45"><text:s/></text:span><text:span text:style-name="T467_46">o</text:span><text:span text:style-name="T467_47"><text:s/></text:span><text:span text:style-name="T467_48">campo</text:span><text:span text:style-name="T467_49"><text:s/></text:span><text:span text:style-name="T467_50">pode</text:span><text:span text:style-name="T467_51"><text:s/></text:span><text:span text:style-name="T467_52">ser</text:span><text:span text:style-name="T467_53"><text:s/></text:span><text:span text:style-name="T467_54">nulo</text:span><text:span text:style-name="T467_55"><text:s/></text:span><text:span text:style-name="T467_56">e</text:span><text:span text:style-name="T467_57"><text:s/></text:span><text:span text:style-name="T467_58">na</text:span><text:span text:style-name="T467_59"><text:s/></text:span><text:span text:style-name="T467_60">atualização</text:span><text:span text:style-name="T467_61"><text:s/></text:span><text:span text:style-name="T467_62">supõe</text:span><text:span text:style-name="T467_63">-</text:span><text:span text:style-name="T467_64">se</text:span><text:span text:style-name="T467_65"><text:s text:c="2"/></text:span><text:span text:style-name="T467_66">que</text:span><text:span text:style-name="T467_67"><text:s/></text:span><text:span text:style-name="T467_68">é</text:span><text:span text:style-name="T467_69"><text:s/></text:span><text:span text:style-name="T467_70">feito</text:span><text:span text:style-name="T467_71"><text:s/></text:span><text:span text:style-name="T467_72">um</text:span><text:span text:style-name="T467_73"><text:s/></text:span><text:span text:style-name="T467_74">agendamento</text:span><text:span text:style-name="T467_75"><text:s/></text:span><text:span text:style-name="T467_76">para</text:span><text:span text:style-name="T467_77"><text:s/></text:span><text:span text:style-name="T467_78">um</text:span><text:span text:style-name="T467_79"><text:s/></text:span><text:span text:style-name="T467_80">cidadão</text:span><text:span text:style-name="T467_81"><text:s/></text:span><text:span text:style-name="T467_82">e</text:span><text:span text:style-name="T467_83">,<text:s/></text:span><text:span text:style-name="T467_84">portanto</text:span><text:span text:style-name="T467_85">,<text:s/></text:span><text:span text:style-name="T467_86">é</text:span><text:span text:style-name="T467_87"><text:s/></text:span><text:span text:style-name="T467_88">necessária</text:span><text:span text:style-name="T467_89"><text:s/></text:span><text:span text:style-name="T467_90">a</text:span><text:span text:style-name="T467_91"><text:s/></text:span><text:span text:style-name="T467_92">verificação</text:span><text:span text:style-name="T467_93"><text:s/></text:span><text:span text:style-name="T467_94">do</text:span><text:span text:style-name="T467_95"><text:s/></text:span><text:span text:style-name="T467_96">campo</text:span><text:span text:style-name="T467_97"><text:s/></text:span><text:span text:style-name="T467_98">como</text:span><text:span text:style-name="T467_99"><text:s/></text:span><text:span text:style-name="T467_100">não</text:span><text:span text:style-name="T467_101">-</text:span><text:span text:style-name="T467_102">nulo</text:span><text:span text:style-name="T467_103">.</text:span></text:p>
      <text:p text:style-name="P468"/>
      <text:p text:style-name="P469"><text:span text:style-name="T469_1">6.<text:s/></text:span><text:span text:style-name="T469_2">Tabela</text:span><text:span text:style-name="T469_3"><text:s/></text:span><text:span text:style-name="T469_4">de</text:span><text:span text:style-name="T469_5"><text:s/></text:span><text:span text:style-name="T469_6">Bloqueios</text:span><text:span text:style-name="T469_7"><text:s/>(</text:span><text:span text:style-name="T469_8">Bloqueios</text:span><text:span text:style-name="T469_9">):</text:span></text:p>
      <text:p text:style-name="P470"/>
      <table:table table:style-name="Table6">
        <table:table-column table:style-name="Column36"/>
        <table:table-column table:style-name="Column37"/>
        <table:table-column table:style-name="Column38"/>
        <table:table-column table:style-name="Column39"/>
        <table:table-column table:style-name="Column40"/>
        <table:table-column table:style-name="Column41"/>
        <table:table-column table:style-name="Column42"/>
        <table:table-row table:style-name="Row62">
          <table:table-cell table:style-name="Cell428">
            <text:p text:style-name="P471"><text:span text:style-name="T471_1">Nome</text:span></text:p>
          </table:table-cell>
          <table:table-cell table:style-name="Cell429">
            <text:p text:style-name="P472"><text:span text:style-name="T472_1">Null</text:span></text:p>
          </table:table-cell>
          <table:table-cell table:style-name="Cell430">
            <text:p text:style-name="P473"><text:span text:style-name="T473_1">Formato</text:span></text:p>
          </table:table-cell>
          <table:table-cell table:style-name="Cell431">
            <text:p text:style-name="P474"><text:span text:style-name="T474_1">Tipo</text:span></text:p>
          </table:table-cell>
          <table:table-cell table:style-name="Cell432">
            <text:p text:style-name="P475"><text:span text:style-name="T475_1">Máximo</text:span></text:p>
          </table:table-cell>
          <table:table-cell table:style-name="Cell433">
            <text:p text:style-name="P476"><text:span text:style-name="T476_1">Mínimo</text:span></text:p>
          </table:table-cell>
          <table:table-cell table:style-name="Cell434">
            <text:p text:style-name="P477"><text:span text:style-name="T477_1">Testado</text:span></text:p>
          </table:table-cell>
        </table:table-row>
        <table:table-row table:style-name="Row63">
          <table:table-cell table:style-name="Cell435">
            <text:p text:style-name="P478"><text:span text:style-name="T478_1">cidadao</text:span><text:span text:style-name="T478_2">_</text:span><text:span text:style-name="T478_3">id</text:span></text:p>
          </table:table-cell>
          <table:table-cell table:style-name="Cell436">
            <text:p text:style-name="P479"><text:span text:style-name="T479_1"><text:s/></text:span><text:span text:style-name="T479_2">não</text:span></text:p>
          </table:table-cell>
          <table:table-cell table:style-name="Cell437">
            <text:p text:style-name="P480"><text:span text:style-name="T480_1">Foreign</text:span><text:span text:style-name="T480_2"><text:s/></text:span><text:span text:style-name="T480_3">Key</text:span></text:p>
          </table:table-cell>
          <table:table-cell table:style-name="Cell438">
            <text:p text:style-name="P481"><text:span text:style-name="T481_1">Integer</text:span></text:p>
          </table:table-cell>
          <table:table-cell table:style-name="Cell439">
            <text:p text:style-name="P482"/>
          </table:table-cell>
          <table:table-cell table:style-name="Cell440">
            <text:p text:style-name="P483"/>
          </table:table-cell>
          <table:table-cell table:style-name="Cell441">
            <text:p text:style-name="P484"/>
          </table:table-cell>
        </table:table-row>
        <table:table-row table:style-name="Row64">
          <table:table-cell table:style-name="Cell442">
            <text:p text:style-name="P485"><text:span text:style-name="T485_1">data</text:span><text:span text:style-name="T485_2">_</text:span><text:span text:style-name="T485_3">entrada</text:span></text:p>
          </table:table-cell>
          <table:table-cell table:style-name="Cell443">
            <text:p text:style-name="P486"><text:span text:style-name="T486_1"><text:s/></text:span><text:span text:style-name="T486_2">não</text:span></text:p>
          </table:table-cell>
          <table:table-cell table:style-name="Cell444">
            <text:p text:style-name="P487"><text:span text:style-name="T487_1">dd</text:span><text:span text:style-name="T487_2">/</text:span><text:span text:style-name="T487_3">mm</text:span><text:span text:style-name="T487_4">/</text:span><text:span text:style-name="T487_5">yyyy</text:span></text:p>
          </table:table-cell>
          <table:table-cell table:style-name="Cell445">
            <text:p text:style-name="P488"><text:span text:style-name="T488_1">Date</text:span></text:p>
          </table:table-cell>
          <table:table-cell table:style-name="Cell446">
            <text:p text:style-name="P489"/>
          </table:table-cell>
          <table:table-cell table:style-name="Cell447">
            <text:p text:style-name="P490"/>
          </table:table-cell>
          <table:table-cell table:style-name="Cell448">
            <text:p text:style-name="P491"/>
          </table:table-cell>
        </table:table-row>
        <table:table-row table:style-name="Row65">
          <table:table-cell table:style-name="Cell449">
            <text:p text:style-name="P492"><text:span text:style-name="T492_1">data</text:span><text:span text:style-name="T492_2">_</text:span><text:span text:style-name="T492_3">expira</text:span></text:p>
          </table:table-cell>
          <table:table-cell table:style-name="Cell450">
            <text:p text:style-name="P493"><text:span text:style-name="T493_1"><text:s/></text:span><text:span text:style-name="T493_2">não</text:span></text:p>
          </table:table-cell>
          <table:table-cell table:style-name="Cell451">
            <text:p text:style-name="P494"><text:span text:style-name="T494_1">dd</text:span><text:span text:style-name="T494_2">/</text:span><text:span text:style-name="T494_3">mm</text:span><text:span text:style-name="T494_4">/</text:span><text:span text:style-name="T494_5">yyyy</text:span></text:p>
          </table:table-cell>
          <table:table-cell table:style-name="Cell452">
            <text:p text:style-name="P495"><text:span text:style-name="T495_1">Date</text:span></text:p>
          </table:table-cell>
          <table:table-cell table:style-name="Cell453">
            <text:p text:style-name="P496"/>
          </table:table-cell>
          <table:table-cell table:style-name="Cell454">
            <text:p text:style-name="P497"/>
          </table:table-cell>
          <table:table-cell table:style-name="Cell455">
            <text:p text:style-name="P498"/>
          </table:table-cell>
        </table:table-row>
      </table:table>
      <text:p text:style-name="P499"/>
      <text:p text:style-name="P500"><text:span text:style-name="T500_1">7.<text:s/></text:span><text:span text:style-name="T500_2">Tabela</text:span><text:span text:style-name="T500_3"><text:s/></text:span><text:span text:style-name="T500_4">de</text:span><text:span text:style-name="T500_5"><text:s/></text:span><text:span text:style-name="T500_6">Cidadãos</text:span><text:span text:style-name="T500_7"><text:s/>(</text:span><text:span text:style-name="T500_8">Cidadaos</text:span><text:span text:style-name="T500_9">):</text:span></text:p>
      <text:p text:style-name="P501"/>
      <table:table table:style-name="Table7">
        <table:table-column table:style-name="Column43"/>
        <table:table-column table:style-name="Column44"/>
        <table:table-column table:style-name="Column45"/>
        <table:table-column table:style-name="Column46"/>
        <table:table-column table:style-name="Column47"/>
        <table:table-column table:style-name="Column48"/>
        <table:table-column table:style-name="Column49"/>
        <table:table-row table:style-name="Row66">
          <table:table-cell table:style-name="Cell456">
            <text:p text:style-name="P502"><text:span text:style-name="T502_1">Nome</text:span></text:p>
          </table:table-cell>
          <table:table-cell table:style-name="Cell457">
            <text:p text:style-name="P503"><text:span text:style-name="T503_1">Null</text:span></text:p>
          </table:table-cell>
          <table:table-cell table:style-name="Cell458">
            <text:p text:style-name="P504"><text:span text:style-name="T504_1">Formato</text:span></text:p>
          </table:table-cell>
          <table:table-cell table:style-name="Cell459">
            <text:p text:style-name="P505"><text:span text:style-name="T505_1">Tipo</text:span></text:p>
          </table:table-cell>
          <table:table-cell table:style-name="Cell460">
            <text:p text:style-name="P506"><text:span text:style-name="T506_1">Máximo</text:span></text:p>
          </table:table-cell>
          <table:table-cell table:style-name="Cell461">
            <text:p text:style-name="P507"><text:span text:style-name="T507_1">Mínimo</text:span></text:p>
          </table:table-cell>
          <table:table-cell table:style-name="Cell462">
            <text:p text:style-name="P508"><text:span text:style-name="T508_1">Testado</text:span></text:p>
          </table:table-cell>
        </table:table-row>
        <table:table-row table:style-name="Row67">
          <table:table-cell table:style-name="Cell463">
            <text:p text:style-name="P509"><text:span text:style-name="T509_1">encrypted</text:span><text:span text:style-name="T509_2">_</text:span><text:span text:style-name="T509_3">password</text:span></text:p>
          </table:table-cell>
          <table:table-cell table:style-name="Cell464">
            <text:p text:style-name="P510"><text:span text:style-name="T510_1">não</text:span></text:p>
          </table:table-cell>
          <table:table-cell table:style-name="Cell465">
            <text:p text:style-name="P511"/>
          </table:table-cell>
          <table:table-cell table:style-name="Cell466">
            <text:p text:style-name="P512"><text:span text:style-name="T512_1">String</text:span></text:p>
          </table:table-cell>
          <table:table-cell table:style-name="Cell467">
            <text:p text:style-name="P513"><text:span text:style-name="T513_1">6</text:span></text:p>
          </table:table-cell>
          <table:table-cell table:style-name="Cell468">
            <text:p text:style-name="P514"/>
          </table:table-cell>
          <table:table-cell table:style-name="Cell469">
            <text:p text:style-name="P515"/>
          </table:table-cell>
        </table:table-row>
        <table:table-row table:style-name="Row68">
          <table:table-cell table:style-name="Cell470">
            <text:p text:style-name="P516"><text:span text:style-name="T516_1">nome</text:span></text:p>
          </table:table-cell>
          <table:table-cell table:style-name="Cell471">
            <text:p text:style-name="P517"><text:span text:style-name="T517_1">não</text:span></text:p>
          </table:table-cell>
          <table:table-cell table:style-name="Cell472">
            <text:p text:style-name="P518"/>
          </table:table-cell>
          <table:table-cell table:style-name="Cell473">
            <text:p text:style-name="P519"><text:span text:style-name="T519_1">String</text:span></text:p>
          </table:table-cell>
          <table:table-cell table:style-name="Cell474">
            <text:p text:style-name="P520"><text:span text:style-name="T520_1">255</text:span></text:p>
          </table:table-cell>
          <table:table-cell table:style-name="Cell475">
            <text:p text:style-name="P521"/>
          </table:table-cell>
          <table:table-cell table:style-name="Cell476">
            <text:p text:style-name="P522"/>
          </table:table-cell>
        </table:table-row>
        <table:table-row table:style-name="Row69">
          <table:table-cell table:style-name="Cell477">
            <text:p text:style-name="P523"><text:span text:style-name="T523_1">cpf</text:span></text:p>
          </table:table-cell>
          <table:table-cell table:style-name="Cell478">
            <text:p text:style-name="P524"><text:span text:style-name="T524_1">não</text:span></text:p>
          </table:table-cell>
          <table:table-cell table:style-name="Cell479">
            <text:p text:style-name="P525"><text:span text:style-name="T525_1">9.999.999-99</text:span></text:p>
          </table:table-cell>
          <table:table-cell table:style-name="Cell480">
            <text:p text:style-name="P526"><text:span text:style-name="T526_1">String</text:span></text:p>
          </table:table-cell>
          <table:table-cell table:style-name="Cell481">
            <text:p text:style-name="P527"><text:span text:style-name="T527_1">9.999.999-99</text:span></text:p>
          </table:table-cell>
          <table:table-cell table:style-name="Cell482">
            <text:p text:style-name="P528"><text:span text:style-name="T528_1">0.000.000-00</text:span></text:p>
          </table:table-cell>
          <table:table-cell table:style-name="Cell483">
            <text:p text:style-name="P529"/>
          </table:table-cell>
        </table:table-row>
        <table:table-row table:style-name="Row70">
          <table:table-cell table:style-name="Cell484">
            <text:p text:style-name="P530"><text:span text:style-name="T530_1">rg</text:span></text:p>
          </table:table-cell>
          <table:table-cell table:style-name="Cell485">
            <text:p text:style-name="P531"><text:span text:style-name="T531_1">não</text:span></text:p>
          </table:table-cell>
          <table:table-cell table:style-name="Cell486">
            <text:p text:style-name="P532"/>
          </table:table-cell>
          <table:table-cell table:style-name="Cell487">
            <text:p text:style-name="P533"><text:span text:style-name="T533_1">String</text:span></text:p>
          </table:table-cell>
          <table:table-cell table:style-name="Cell488">
            <text:p text:style-name="P534"><text:span text:style-name="T534_1">11</text:span></text:p>
          </table:table-cell>
          <table:table-cell table:style-name="Cell489">
            <text:p text:style-name="P535"/>
          </table:table-cell>
          <table:table-cell table:style-name="Cell490">
            <text:p text:style-name="P536"/>
          </table:table-cell>
        </table:table-row>
        <table:table-row table:style-name="Row71">
          <table:table-cell table:style-name="Cell491">
            <text:p text:style-name="P537"><text:span text:style-name="T537_1">telefone</text:span><text:span text:style-name="T537_2">1</text:span></text:p>
          </table:table-cell>
          <table:table-cell table:style-name="Cell492">
            <text:p text:style-name="P538"/>
          </table:table-cell>
          <table:table-cell table:style-name="Cell493">
            <text:p text:style-name="P539"><text:span text:style-name="T539_1">(99)9999-9999</text:span></text:p>
          </table:table-cell>
          <table:table-cell table:style-name="Cell494">
            <text:p text:style-name="P540"><text:span text:style-name="T540_1">String</text:span></text:p>
          </table:table-cell>
          <table:table-cell table:style-name="Cell495">
            <text:p text:style-name="P541"><text:span text:style-name="T541_1">(99)9999-9999</text:span></text:p>
          </table:table-cell>
          <table:table-cell table:style-name="Cell496">
            <text:p text:style-name="P542"><text:span text:style-name="T542_1">(00)0000-0000</text:span></text:p>
          </table:table-cell>
          <table:table-cell table:style-name="Cell497">
            <text:p text:style-name="P543"/>
          </table:table-cell>
        </table:table-row>
        <table:table-row table:style-name="Row72">
          <table:table-cell table:style-name="Cell498">
            <text:p text:style-name="P544"><text:span text:style-name="T544_1">email</text:span></text:p>
          </table:table-cell>
          <table:table-cell table:style-name="Cell499">
            <text:p text:style-name="P545"/>
          </table:table-cell>
          <table:table-cell table:style-name="Cell500">
            <text:p text:style-name="P546"><text:span text:style-name="T546_1">*@*</text:span></text:p>
          </table:table-cell>
          <table:table-cell table:style-name="Cell501">
            <text:p text:style-name="P547"><text:span text:style-name="T547_1">String</text:span></text:p>
          </table:table-cell>
          <table:table-cell table:style-name="Cell502">
            <text:p text:style-name="P548"/>
          </table:table-cell>
          <table:table-cell table:style-name="Cell503">
            <text:p text:style-name="P549"/>
          </table:table-cell>
          <table:table-cell table:style-name="Cell504">
            <text:p text:style-name="P550"/>
          </table:table-cell>
        </table:table-row>
        <table:table-row table:style-name="Row73">
          <table:table-cell table:style-name="Cell505">
            <text:p text:style-name="P551"><text:span text:style-name="T551_1">cartao</text:span><text:span text:style-name="T551_2">_</text:span><text:span text:style-name="T551_3">sus</text:span></text:p>
          </table:table-cell>
          <table:table-cell table:style-name="Cell506">
            <text:p text:style-name="P552"/>
          </table:table-cell>
          <table:table-cell table:style-name="Cell507">
            <text:p text:style-name="P553"/>
          </table:table-cell>
          <table:table-cell table:style-name="Cell508">
            <text:p text:style-name="P554"><text:span text:style-name="T554_1">String</text:span></text:p>
          </table:table-cell>
          <table:table-cell table:style-name="Cell509">
            <text:p text:style-name="P555"/>
          </table:table-cell>
          <table:table-cell table:style-name="Cell510">
            <text:p text:style-name="P556"/>
          </table:table-cell>
          <table:table-cell table:style-name="Cell511">
            <text:p text:style-name="P557"/>
          </table:table-cell>
        </table:table-row>
      </table:table>
      <text:p text:style-name="P558"/>
      <text:p text:style-name="P559"><text:span text:style-name="T559_1">8.<text:s/></text:span><text:span text:style-name="T559_2">Tabela</text:span><text:span text:style-name="T559_3"><text:s/></text:span><text:span text:style-name="T559_4">de</text:span><text:span text:style-name="T559_5"><text:s/></text:span><text:span text:style-name="T559_6">Prefeituras</text:span><text:span text:style-name="T559_7"><text:s/>(</text:span><text:span text:style-name="T559_8">Prefeituras</text:span><text:span text:style-name="T559_9">):</text:span></text:p>
      <text:p text:style-name="P560"/>
      <table:table table:style-name="Table8">
        <table:table-column table:style-name="Column50"/>
        <table:table-column table:style-name="Column51"/>
        <table:table-column table:style-name="Column52"/>
        <table:table-column table:style-name="Column53"/>
        <table:table-column table:style-name="Column54"/>
        <table:table-column table:style-name="Column55"/>
        <table:table-column table:style-name="Column56"/>
        <table:table-row table:style-name="Row74">
          <table:table-cell table:style-name="Cell512">
            <text:p text:style-name="P561"><text:span text:style-name="T561_1">Nome</text:span></text:p>
          </table:table-cell>
          <table:table-cell table:style-name="Cell513">
            <text:p text:style-name="P562"><text:span text:style-name="T562_1">Null</text:span></text:p>
          </table:table-cell>
          <table:table-cell table:style-name="Cell514">
            <text:p text:style-name="P563"><text:span text:style-name="T563_1">Formato</text:span></text:p>
          </table:table-cell>
          <table:table-cell table:style-name="Cell515">
            <text:p text:style-name="P564"><text:span text:style-name="T564_1">Tipo</text:span></text:p>
          </table:table-cell>
          <table:table-cell table:style-name="Cell516">
            <text:p text:style-name="P565"><text:span text:style-name="T565_1">Máximo</text:span></text:p>
          </table:table-cell>
          <table:table-cell table:style-name="Cell517">
            <text:p text:style-name="P566"><text:span text:style-name="T566_1">Mínimo</text:span></text:p>
          </table:table-cell>
          <table:table-cell table:style-name="Cell518">
            <text:p text:style-name="P567"><text:span text:style-name="T567_1">Testado</text:span></text:p>
          </table:table-cell>
        </table:table-row>
        <table:table-row table:style-name="Row75">
          <table:table-cell table:style-name="Cell519">
            <text:p text:style-name="P568"><text:span text:style-name="T568_1">tufibge</text:span><text:span text:style-name="T568_2">_</text:span><text:span text:style-name="T568_3">id</text:span></text:p>
          </table:table-cell>
          <table:table-cell table:style-name="Cell520">
            <text:p text:style-name="P569"><text:span text:style-name="T569_1">não</text:span></text:p>
          </table:table-cell>
          <table:table-cell table:style-name="Cell521">
            <text:p text:style-name="P570"><text:span text:style-name="T570_1">Foreign</text:span><text:span text:style-name="T570_2"><text:s/></text:span><text:span text:style-name="T570_3">Key</text:span></text:p>
          </table:table-cell>
          <table:table-cell table:style-name="Cell522">
            <text:p text:style-name="P571"><text:span text:style-name="T571_1">Integer</text:span></text:p>
          </table:table-cell>
          <table:table-cell table:style-name="Cell523">
            <text:p text:style-name="P572"/>
          </table:table-cell>
          <table:table-cell table:style-name="Cell524">
            <text:p text:style-name="P573"/>
          </table:table-cell>
          <table:table-cell table:style-name="Cell525">
            <text:p text:style-name="P574"/>
          </table:table-cell>
        </table:table-row>
        <table:table-row table:style-name="Row76">
          <table:table-cell table:style-name="Cell526">
            <text:p text:style-name="P575"><text:span text:style-name="T575_1">tmibge</text:span><text:span text:style-name="T575_2">_</text:span><text:span text:style-name="T575_3">id</text:span></text:p>
          </table:table-cell>
          <table:table-cell table:style-name="Cell527">
            <text:p text:style-name="P576"><text:span text:style-name="T576_1">não</text:span></text:p>
          </table:table-cell>
          <table:table-cell table:style-name="Cell528">
            <text:p text:style-name="P577"><text:span text:style-name="T577_1">Foreign</text:span><text:span text:style-name="T577_2"><text:s/></text:span><text:span text:style-name="T577_3">Key</text:span></text:p>
          </table:table-cell>
          <table:table-cell table:style-name="Cell529">
            <text:p text:style-name="P578"><text:span text:style-name="T578_1">Integer</text:span></text:p>
          </table:table-cell>
          <table:table-cell table:style-name="Cell530">
            <text:p text:style-name="P579"/>
          </table:table-cell>
          <table:table-cell table:style-name="Cell531">
            <text:p text:style-name="P580"/>
          </table:table-cell>
          <table:table-cell table:style-name="Cell532">
            <text:p text:style-name="P581"/>
          </table:table-cell>
        </table:table-row>
        <table:table-row table:style-name="Row77">
          <table:table-cell table:style-name="Cell533">
            <text:p text:style-name="P582"><text:span text:style-name="T582_1">nome</text:span></text:p>
          </table:table-cell>
          <table:table-cell table:style-name="Cell534">
            <text:p text:style-name="P583"><text:span text:style-name="T583_1">não</text:span></text:p>
          </table:table-cell>
          <table:table-cell table:style-name="Cell535">
            <text:p text:style-name="P584"/>
          </table:table-cell>
          <table:table-cell table:style-name="Cell536">
            <text:p text:style-name="P585"><text:span text:style-name="T585_1">String</text:span></text:p>
          </table:table-cell>
          <table:table-cell table:style-name="Cell537">
            <text:p text:style-name="P586"><text:span text:style-name="T586_1">255<text:s/></text:span></text:p>
          </table:table-cell>
          <table:table-cell table:style-name="Cell538">
            <text:p text:style-name="P587"><text:span text:style-name="T587_1">1</text:span></text:p>
          </table:table-cell>
          <table:table-cell table:style-name="Cell539">
            <text:p text:style-name="P588"/>
          </table:table-cell>
        </table:table-row>
        <table:table-row table:style-name="Row78">
          <table:table-cell table:style-name="Cell540">
            <text:p text:style-name="P589"><text:span text:style-name="T589_1">cep</text:span></text:p>
          </table:table-cell>
          <table:table-cell table:style-name="Cell541">
            <text:p text:style-name="P590"><text:span text:style-name="T590_1">não</text:span></text:p>
          </table:table-cell>
          <table:table-cell table:style-name="Cell542">
            <text:p text:style-name="P591"><text:span text:style-name="T591_1">99999-999</text:span></text:p>
          </table:table-cell>
          <table:table-cell table:style-name="Cell543">
            <text:p text:style-name="P592"><text:span text:style-name="T592_1">String</text:span></text:p>
          </table:table-cell>
          <table:table-cell table:style-name="Cell544">
            <text:p text:style-name="P593"><text:span text:style-name="T593_1">99999-999</text:span></text:p>
          </table:table-cell>
          <table:table-cell table:style-name="Cell545">
            <text:p text:style-name="P594"><text:span text:style-name="T594_1">00000-000</text:span></text:p>
          </table:table-cell>
          <table:table-cell table:style-name="Cell546">
            <text:p text:style-name="P595"/>
          </table:table-cell>
        </table:table-row>
        <table:table-row table:style-name="Row79">
          <table:table-cell table:style-name="Cell547">
            <text:p text:style-name="P596"><text:span text:style-name="T596_1">bairro</text:span></text:p>
          </table:table-cell>
          <table:table-cell table:style-name="Cell548">
            <text:p text:style-name="P597"><text:span text:style-name="T597_1">não</text:span></text:p>
          </table:table-cell>
          <table:table-cell table:style-name="Cell549">
            <text:p text:style-name="P598"/>
          </table:table-cell>
          <table:table-cell table:style-name="Cell550">
            <text:p text:style-name="P599"><text:span text:style-name="T599_1">String</text:span></text:p>
          </table:table-cell>
          <table:table-cell table:style-name="Cell551">
            <text:p text:style-name="P600"><text:span text:style-name="T600_1">255</text:span></text:p>
          </table:table-cell>
          <table:table-cell table:style-name="Cell552">
            <text:p text:style-name="P601"><text:span text:style-name="T601_1">1</text:span></text:p>
          </table:table-cell>
          <table:table-cell table:style-name="Cell553">
            <text:p text:style-name="P602"/>
          </table:table-cell>
        </table:table-row>
        <table:table-row table:style-name="Row80">
          <table:table-cell table:style-name="Cell554">
            <text:p text:style-name="P603"><text:span text:style-name="T603_1">endereco</text:span></text:p>
          </table:table-cell>
          <table:table-cell table:style-name="Cell555">
            <text:p text:style-name="P604"><text:span text:style-name="T604_1">não</text:span></text:p>
          </table:table-cell>
          <table:table-cell table:style-name="Cell556">
            <text:p text:style-name="P605"/>
          </table:table-cell>
          <table:table-cell table:style-name="Cell557">
            <text:p text:style-name="P606"><text:span text:style-name="T606_1">String</text:span></text:p>
          </table:table-cell>
          <table:table-cell table:style-name="Cell558">
            <text:p text:style-name="P607"><text:span text:style-name="T607_1">255</text:span></text:p>
          </table:table-cell>
          <table:table-cell table:style-name="Cell559">
            <text:p text:style-name="P608"><text:span text:style-name="T608_1">1</text:span></text:p>
          </table:table-cell>
          <table:table-cell table:style-name="Cell560">
            <text:p text:style-name="P609"/>
          </table:table-cell>
        </table:table-row>
        <table:table-row table:style-name="Row81">
          <table:table-cell table:style-name="Cell561">
            <text:p text:style-name="P610"><text:span text:style-name="T610_1">numero</text:span><text:span text:style-name="T610_2">_</text:span><text:span text:style-name="T610_3">endereco</text:span></text:p>
          </table:table-cell>
          <table:table-cell table:style-name="Cell562">
            <text:p text:style-name="P611"><text:span text:style-name="T611_1">não</text:span></text:p>
          </table:table-cell>
          <table:table-cell table:style-name="Cell563">
            <text:p text:style-name="P612"/>
          </table:table-cell>
          <table:table-cell table:style-name="Cell564">
            <text:p text:style-name="P613"><text:span text:style-name="T613_1">Integer</text:span></text:p>
          </table:table-cell>
          <table:table-cell table:style-name="Cell565">
            <text:p text:style-name="P614"/>
          </table:table-cell>
          <table:table-cell table:style-name="Cell566">
            <text:p text:style-name="P615"><text:span text:style-name="T615_1">1</text:span></text:p>
          </table:table-cell>
          <table:table-cell table:style-name="Cell567">
            <text:p text:style-name="P616"/>
          </table:table-cell>
        </table:table-row>
        <table:table-row table:style-name="Row82">
          <table:table-cell table:style-name="Cell568">
            <text:p text:style-name="P617"><text:span text:style-name="T617_1">complemento</text:span><text:span text:style-name="T617_2">_</text:span><text:span text:style-name="T617_3">endereco</text:span></text:p>
          </table:table-cell>
          <table:table-cell table:style-name="Cell569">
            <text:p text:style-name="P618"/>
          </table:table-cell>
          <table:table-cell table:style-name="Cell570">
            <text:p text:style-name="P619"/>
          </table:table-cell>
          <table:table-cell table:style-name="Cell571">
            <text:p text:style-name="P620"><text:span text:style-name="T620_1">String</text:span></text:p>
          </table:table-cell>
          <table:table-cell table:style-name="Cell572">
            <text:p text:style-name="P621"><text:span text:style-name="T621_1">255</text:span></text:p>
          </table:table-cell>
          <table:table-cell table:style-name="Cell573">
            <text:p text:style-name="P622"><text:span text:style-name="T622_1">1</text:span></text:p>
          </table:table-cell>
          <table:table-cell table:style-name="Cell574">
            <text:p text:style-name="P623"/>
          </table:table-cell>
        </table:table-row>
        <table:table-row table:style-name="Row83">
          <table:table-cell table:style-name="Cell575">
            <text:p text:style-name="P624"><text:span text:style-name="T624_1">telefone</text:span><text:span text:style-name="T624_2">1</text:span></text:p>
          </table:table-cell>
          <table:table-cell table:style-name="Cell576">
            <text:p text:style-name="P625"/>
          </table:table-cell>
          <table:table-cell table:style-name="Cell577">
            <text:p text:style-name="P626"><text:span text:style-name="T626_1">(99)9999-9999</text:span></text:p>
          </table:table-cell>
          <table:table-cell table:style-name="Cell578">
            <text:p text:style-name="P627"><text:span text:style-name="T627_1">String</text:span></text:p>
          </table:table-cell>
          <table:table-cell table:style-name="Cell579">
            <text:p text:style-name="P628"><text:span text:style-name="T628_1">(99)9999-9999</text:span></text:p>
          </table:table-cell>
          <table:table-cell table:style-name="Cell580">
            <text:p text:style-name="P629"><text:span text:style-name="T629_1">(00)0000-0000</text:span></text:p>
          </table:table-cell>
          <table:table-cell table:style-name="Cell581">
            <text:p text:style-name="P630"/>
          </table:table-cell>
        </table:table-row>
        <table:table-row table:style-name="Row84">
          <table:table-cell table:style-name="Cell582">
            <text:p text:style-name="P631"><text:span text:style-name="T631_1">telefone</text:span><text:span text:style-name="T631_2">2</text:span></text:p>
          </table:table-cell>
          <table:table-cell table:style-name="Cell583">
            <text:p text:style-name="P632"/>
          </table:table-cell>
          <table:table-cell table:style-name="Cell584">
            <text:p text:style-name="P633"><text:span text:style-name="T633_1">(99)9999-9999</text:span></text:p>
          </table:table-cell>
          <table:table-cell table:style-name="Cell585">
            <text:p text:style-name="P634"><text:span text:style-name="T634_1">String</text:span></text:p>
          </table:table-cell>
          <table:table-cell table:style-name="Cell586">
            <text:p text:style-name="P635"><text:span text:style-name="T635_1">(99)9999-9999</text:span></text:p>
          </table:table-cell>
          <table:table-cell table:style-name="Cell587">
            <text:p text:style-name="P636"><text:span text:style-name="T636_1">00)0000-0000</text:span></text:p>
            <text:p text:style-name="P637"/>
          </table:table-cell>
          <table:table-cell table:style-name="Cell588">
            <text:p text:style-name="P638"/>
          </table:table-cell>
        </table:table-row>
        <table:table-row table:style-name="Row85">
          <table:table-cell table:style-name="Cell589">
            <text:p text:style-name="P639"><text:span text:style-name="T639_1">email</text:span></text:p>
          </table:table-cell>
          <table:table-cell table:style-name="Cell590">
            <text:p text:style-name="P640"/>
          </table:table-cell>
          <table:table-cell table:style-name="Cell591">
            <text:p text:style-name="P641"><text:span text:style-name="T641_1">*@*</text:span></text:p>
          </table:table-cell>
          <table:table-cell table:style-name="Cell592">
            <text:p text:style-name="P642"><text:span text:style-name="T642_1">String</text:span></text:p>
          </table:table-cell>
          <table:table-cell table:style-name="Cell593">
            <text:p text:style-name="P643"><text:span text:style-name="T643_1">255</text:span></text:p>
          </table:table-cell>
          <table:table-cell table:style-name="Cell594">
            <text:p text:style-name="P644"><text:span text:style-name="T644_1">1</text:span></text:p>
          </table:table-cell>
          <table:table-cell table:style-name="Cell595">
            <text:p text:style-name="P645"/>
          </table:table-cell>
        </table:table-row>
        <table:table-row table:style-name="Row86">
          <table:table-cell table:style-name="Cell596">
            <text:p text:style-name="P646"><text:span text:style-name="T646_1">logo</text:span></text:p>
          </table:table-cell>
          <table:table-cell table:style-name="Cell597">
            <text:p text:style-name="P647"/>
          </table:table-cell>
          <table:table-cell table:style-name="Cell598">
            <text:p text:style-name="P648"/>
          </table:table-cell>
          <table:table-cell table:style-name="Cell599">
            <text:p text:style-name="P649"><text:span text:style-name="T649_1">String</text:span></text:p>
          </table:table-cell>
          <table:table-cell table:style-name="Cell600">
            <text:p text:style-name="P650"><text:span text:style-name="T650_1">255</text:span></text:p>
          </table:table-cell>
          <table:table-cell table:style-name="Cell601">
            <text:p text:style-name="P651"><text:span text:style-name="T651_1">1</text:span></text:p>
          </table:table-cell>
          <table:table-cell table:style-name="Cell602">
            <text:p text:style-name="P652"/>
          </table:table-cell>
        </table:table-row>
        <table:table-row table:style-name="Row87">
          <table:table-cell table:style-name="Cell603">
            <text:p text:style-name="P653"><text:span text:style-name="T653_1">limite</text:span><text:span text:style-name="T653_2">_</text:span><text:span text:style-name="T653_3">cancelamento</text:span></text:p>
          </table:table-cell>
          <table:table-cell table:style-name="Cell604">
            <text:p text:style-name="P654"><text:span text:style-name="T654_1">não</text:span></text:p>
          </table:table-cell>
          <table:table-cell table:style-name="Cell605">
            <text:p text:style-name="P655"/>
          </table:table-cell>
          <table:table-cell table:style-name="Cell606">
            <text:p text:style-name="P656"><text:span text:style-name="T656_1">Integer</text:span></text:p>
          </table:table-cell>
          <table:table-cell table:style-name="Cell607">
            <text:p text:style-name="P657"/>
          </table:table-cell>
          <table:table-cell table:style-name="Cell608">
            <text:p text:style-name="P658"><text:span text:style-name="T658_1">1</text:span></text:p>
          </table:table-cell>
          <table:table-cell table:style-name="Cell609">
            <text:p text:style-name="P659"/>
          </table:table-cell>
        </table:table-row>
        <table:table-row table:style-name="Row88">
          <table:table-cell table:style-name="Cell610">
            <text:p text:style-name="P660"><text:span text:style-name="T660_1">max</text:span><text:span text:style-name="T660_2">_</text:span><text:span text:style-name="T660_3">agendamentos</text:span></text:p>
          </table:table-cell>
          <table:table-cell table:style-name="Cell611">
            <text:p text:style-name="P661"><text:span text:style-name="T661_1">não</text:span></text:p>
          </table:table-cell>
          <table:table-cell table:style-name="Cell612">
            <text:p text:style-name="P662"/>
          </table:table-cell>
          <table:table-cell table:style-name="Cell613">
            <text:p text:style-name="P663"><text:span text:style-name="T663_1">Integer</text:span></text:p>
          </table:table-cell>
          <table:table-cell table:style-name="Cell614">
            <text:p text:style-name="P664"/>
          </table:table-cell>
          <table:table-cell table:style-name="Cell615">
            <text:p text:style-name="P665"><text:span text:style-name="T665_1">1</text:span></text:p>
          </table:table-cell>
          <table:table-cell table:style-name="Cell616">
            <text:p text:style-name="P666"/>
          </table:table-cell>
        </table:table-row>
        <table:table-row table:style-name="Row89">
          <table:table-cell table:style-name="Cell617">
            <text:p text:style-name="P667"><text:span text:style-name="T667_1">dias</text:span><text:span text:style-name="T667_2">_</text:span><text:span text:style-name="T667_3">bloqueio</text:span></text:p>
          </table:table-cell>
          <table:table-cell table:style-name="Cell618">
            <text:p text:style-name="P668"><text:span text:style-name="T668_1">não</text:span></text:p>
          </table:table-cell>
          <table:table-cell table:style-name="Cell619">
            <text:p text:style-name="P669"/>
          </table:table-cell>
          <table:table-cell table:style-name="Cell620">
            <text:p text:style-name="P670"><text:span text:style-name="T670_1">Integer</text:span></text:p>
          </table:table-cell>
          <table:table-cell table:style-name="Cell621">
            <text:p text:style-name="P671"/>
          </table:table-cell>
          <table:table-cell table:style-name="Cell622">
            <text:p text:style-name="P672"><text:span text:style-name="T672_1">1</text:span></text:p>
          </table:table-cell>
          <table:table-cell table:style-name="Cell623">
            <text:p text:style-name="P673"/>
          </table:table-cell>
        </table:table-row>
        <table:table-row table:style-name="Row90">
          <table:table-cell table:style-name="Cell624">
            <text:p text:style-name="P674"><text:span text:style-name="T674_1">max</text:span><text:span text:style-name="T674_2">_</text:span><text:span text:style-name="T674_3">faltas</text:span></text:p>
          </table:table-cell>
          <table:table-cell table:style-name="Cell625">
            <text:p text:style-name="P675"><text:span text:style-name="T675_1">não</text:span></text:p>
          </table:table-cell>
          <table:table-cell table:style-name="Cell626">
            <text:p text:style-name="P676"/>
          </table:table-cell>
          <table:table-cell table:style-name="Cell627">
            <text:p text:style-name="P677"><text:span text:style-name="T677_1">Integer</text:span></text:p>
          </table:table-cell>
          <table:table-cell table:style-name="Cell628">
            <text:p text:style-name="P678"/>
          </table:table-cell>
          <table:table-cell table:style-name="Cell629">
            <text:p text:style-name="P679"><text:span text:style-name="T679_1">1</text:span></text:p>
          </table:table-cell>
          <table:table-cell table:style-name="Cell630">
            <text:p text:style-name="P680"/>
          </table:table-cell>
        </table:table-row>
        <table:table-row table:style-name="Row91">
          <table:table-cell table:style-name="Cell631">
            <text:p text:style-name="P681"><text:span text:style-name="T681_1">periodo</text:span><text:span text:style-name="T681_2">_</text:span><text:span text:style-name="T681_3">agendamentos</text:span></text:p>
          </table:table-cell>
          <table:table-cell table:style-name="Cell632">
            <text:p text:style-name="P682"><text:span text:style-name="T682_1">não</text:span></text:p>
          </table:table-cell>
          <table:table-cell table:style-name="Cell633">
            <text:p text:style-name="P683"/>
          </table:table-cell>
          <table:table-cell table:style-name="Cell634">
            <text:p text:style-name="P684"><text:span text:style-name="T684_1">Integer</text:span></text:p>
          </table:table-cell>
          <table:table-cell table:style-name="Cell635">
            <text:p text:style-name="P685"/>
          </table:table-cell>
          <table:table-cell table:style-name="Cell636">
            <text:p text:style-name="P686"><text:span text:style-name="T686_1">1</text:span></text:p>
          </table:table-cell>
          <table:table-cell table:style-name="Cell637">
            <text:p text:style-name="P687"/>
          </table:table-cell>
        </table:table-row>
        <table:table-row table:style-name="Row92">
          <table:table-cell table:style-name="Cell638">
            <text:p text:style-name="P688"><text:span text:style-name="T688_1">antecedencia</text:span><text:span text:style-name="T688_2">_</text:span><text:span text:style-name="T688_3">avisos</text:span></text:p>
          </table:table-cell>
          <table:table-cell table:style-name="Cell639">
            <text:p text:style-name="P689"><text:span text:style-name="T689_1">não</text:span></text:p>
          </table:table-cell>
          <table:table-cell table:style-name="Cell640">
            <text:p text:style-name="P690"/>
          </table:table-cell>
          <table:table-cell table:style-name="Cell641">
            <text:p text:style-name="P691"><text:span text:style-name="T691_1">Integer</text:span></text:p>
          </table:table-cell>
          <table:table-cell table:style-name="Cell642">
            <text:p text:style-name="P692"/>
          </table:table-cell>
          <table:table-cell table:style-name="Cell643">
            <text:p text:style-name="P693"><text:span text:style-name="T693_1">1</text:span></text:p>
          </table:table-cell>
          <table:table-cell table:style-name="Cell644">
            <text:p text:style-name="P694"/>
          </table:table-cell>
        </table:table-row>
      </table:table>
      <text:p text:style-name="P695"/>
      <text:p text:style-name="P696"><text:span text:style-name="T696_1">9.<text:s/></text:span><text:span text:style-name="T696_2">Outras</text:span><text:span text:style-name="T696_3"><text:s/></text:span><text:span text:style-name="T696_4">tabelas</text:span><text:span text:style-name="T696_5">:</text:span></text:p>
      <text:p text:style-name="P697"><text:span text:style-name="T697_1">Tabela</text:span><text:span text:style-name="T697_2"><text:s/></text:span><text:span text:style-name="T697_3">de</text:span><text:span text:style-name="T697_4"><text:s/></text:span><text:span text:style-name="T697_5">Unidades</text:span><text:span text:style-name="T697_6"><text:s/></text:span><text:span text:style-name="T697_7">da</text:span><text:span text:style-name="T697_8"><text:s/></text:span><text:span text:style-name="T697_9">Federação</text:span><text:span text:style-name="T697_10"><text:s/></text:span><text:span text:style-name="T697_11">do</text:span><text:span text:style-name="T697_12"><text:s/></text:span><text:span text:style-name="T697_13">IBGE</text:span><text:span text:style-name="T697_14"><text:s/>(</text:span><text:span text:style-name="T697_15">Tufibge</text:span><text:span text:style-name="T697_16">)</text:span></text:p>
      <text:p text:style-name="P698"/>
      <table:table table:style-name="Table9">
        <table:table-column table:style-name="Column57"/>
        <table:table-column table:style-name="Column58"/>
        <table:table-column table:style-name="Column59"/>
        <table:table-column table:style-name="Column60"/>
        <table:table-column table:style-name="Column61"/>
        <table:table-column table:style-name="Column62"/>
        <table:table-column table:style-name="Column63"/>
        <table:table-row table:style-name="Row93">
          <table:table-cell table:style-name="Cell645">
            <text:p text:style-name="P699"><text:span text:style-name="T699_1">Nome</text:span></text:p>
          </table:table-cell>
          <table:table-cell table:style-name="Cell646">
            <text:p text:style-name="P700"><text:span text:style-name="T700_1">Null</text:span></text:p>
          </table:table-cell>
          <table:table-cell table:style-name="Cell647">
            <text:p text:style-name="P701"><text:span text:style-name="T701_1">Formato</text:span></text:p>
          </table:table-cell>
          <table:table-cell table:style-name="Cell648">
            <text:p text:style-name="P702"><text:span text:style-name="T702_1">Tipo</text:span></text:p>
          </table:table-cell>
          <table:table-cell table:style-name="Cell649">
            <text:p text:style-name="P703"><text:span text:style-name="T703_1">Máximo</text:span></text:p>
          </table:table-cell>
          <table:table-cell table:style-name="Cell650">
            <text:p text:style-name="P704"><text:span text:style-name="T704_1">Mínimo</text:span></text:p>
          </table:table-cell>
          <table:table-cell table:style-name="Cell651">
            <text:p text:style-name="P705"><text:span text:style-name="T705_1">Testado</text:span></text:p>
          </table:table-cell>
        </table:table-row>
        <table:table-row table:style-name="Row94">
          <table:table-cell table:style-name="Cell652">
            <text:p text:style-name="P706"><text:span text:style-name="T706_1">sigla</text:span><text:span text:style-name="T706_2">_</text:span><text:span text:style-name="T706_3">uf</text:span></text:p>
          </table:table-cell>
          <table:table-cell table:style-name="Cell653">
            <text:p text:style-name="P707"><text:span text:style-name="T707_1">não</text:span></text:p>
          </table:table-cell>
          <table:table-cell table:style-name="Cell654">
            <text:p text:style-name="P708"/>
          </table:table-cell>
          <table:table-cell table:style-name="Cell655">
            <text:p text:style-name="P709"><text:span text:style-name="T709_1">String</text:span></text:p>
          </table:table-cell>
          <table:table-cell table:style-name="Cell656">
            <text:p text:style-name="P710"><text:span text:style-name="T710_1">2</text:span></text:p>
          </table:table-cell>
          <table:table-cell table:style-name="Cell657">
            <text:p text:style-name="P711"><text:span text:style-name="T711_1">255</text:span></text:p>
          </table:table-cell>
          <table:table-cell table:style-name="Cell658">
            <text:p text:style-name="P712"/>
          </table:table-cell>
        </table:table-row>
        <table:table-row table:style-name="Row95">
          <table:table-cell table:style-name="Cell659">
            <text:p text:style-name="P713"><text:span text:style-name="T713_1">nome</text:span><text:span text:style-name="T713_2">_</text:span><text:span text:style-name="T713_3">uf</text:span></text:p>
          </table:table-cell>
          <table:table-cell table:style-name="Cell660">
            <text:p text:style-name="P714"><text:span text:style-name="T714_1">não</text:span></text:p>
          </table:table-cell>
          <table:table-cell table:style-name="Cell661">
            <text:p text:style-name="P715"/>
          </table:table-cell>
          <table:table-cell table:style-name="Cell662">
            <text:p text:style-name="P716"><text:span text:style-name="T716_1">String</text:span></text:p>
          </table:table-cell>
          <table:table-cell table:style-name="Cell663">
            <text:p text:style-name="P717"><text:span text:style-name="T717_1">2</text:span></text:p>
          </table:table-cell>
          <table:table-cell table:style-name="Cell664">
            <text:p text:style-name="P718"><text:span text:style-name="T718_1">255</text:span></text:p>
          </table:table-cell>
          <table:table-cell table:style-name="Cell665">
            <text:p text:style-name="P719"/>
          </table:table-cell>
        </table:table-row>
        <table:table-row table:style-name="Row96">
          <table:table-cell table:style-name="Cell666">
            <text:p text:style-name="P720"><text:span text:style-name="T720_1">codigo</text:span><text:span text:style-name="T720_2">_</text:span><text:span text:style-name="T720_3">ibge</text:span></text:p>
          </table:table-cell>
          <table:table-cell table:style-name="Cell667">
            <text:p text:style-name="P721"><text:span text:style-name="T721_1">não</text:span></text:p>
          </table:table-cell>
          <table:table-cell table:style-name="Cell668">
            <text:p text:style-name="P722"/>
          </table:table-cell>
          <table:table-cell table:style-name="Cell669">
            <text:p text:style-name="P723"><text:span text:style-name="T723_1">String</text:span></text:p>
          </table:table-cell>
          <table:table-cell table:style-name="Cell670">
            <text:p text:style-name="P724"/>
          </table:table-cell>
          <table:table-cell table:style-name="Cell671">
            <text:p text:style-name="P725"><text:span text:style-name="T725_1">255</text:span></text:p>
          </table:table-cell>
          <table:table-cell table:style-name="Cell672">
            <text:p text:style-name="P726"/>
          </table:table-cell>
        </table:table-row>
      </table:table>
      <text:p text:style-name="P727"/>
      <text:p text:style-name="P728"><text:span text:style-name="T728_1">Tabela</text:span><text:span text:style-name="T728_2"><text:s/></text:span><text:span text:style-name="T728_3">de</text:span><text:span text:style-name="T728_4"><text:s/></text:span><text:span text:style-name="T728_5">Municípios</text:span><text:span text:style-name="T728_6"><text:s/></text:span><text:span text:style-name="T728_7">do</text:span><text:span text:style-name="T728_8"><text:s/></text:span><text:span text:style-name="T728_9">IBGE</text:span><text:span text:style-name="T728_10"><text:s/>(</text:span><text:span text:style-name="T728_11">Tmibge</text:span><text:span text:style-name="T728_12">)</text:span></text:p>
      <text:p text:style-name="P729"/>
      <table:table table:style-name="Table10">
        <table:table-column table:style-name="Column64"/>
        <table:table-column table:style-name="Column65"/>
        <table:table-column table:style-name="Column66"/>
        <table:table-column table:style-name="Column67"/>
        <table:table-column table:style-name="Column68"/>
        <table:table-column table:style-name="Column69"/>
        <table:table-column table:style-name="Column70"/>
        <table:table-row table:style-name="Row97">
          <table:table-cell table:style-name="Cell673">
            <text:p text:style-name="P730"><text:span text:style-name="T730_1">Nome</text:span></text:p>
          </table:table-cell>
          <table:table-cell table:style-name="Cell674">
            <text:p text:style-name="P731"><text:span text:style-name="T731_1">Null</text:span></text:p>
          </table:table-cell>
          <table:table-cell table:style-name="Cell675">
            <text:p text:style-name="P732"><text:span text:style-name="T732_1">Formato</text:span></text:p>
          </table:table-cell>
          <table:table-cell table:style-name="Cell676">
            <text:p text:style-name="P733"><text:span text:style-name="T733_1">Tipo</text:span></text:p>
          </table:table-cell>
          <table:table-cell table:style-name="Cell677">
            <text:p text:style-name="P734"><text:span text:style-name="T734_1">Máximo</text:span></text:p>
          </table:table-cell>
          <table:table-cell table:style-name="Cell678">
            <text:p text:style-name="P735"><text:span text:style-name="T735_1">Mínimo</text:span></text:p>
          </table:table-cell>
          <table:table-cell table:style-name="Cell679">
            <text:p text:style-name="P736"><text:span text:style-name="T736_1">Testado</text:span></text:p>
          </table:table-cell>
        </table:table-row>
        <table:table-row table:style-name="Row98">
          <table:table-cell table:style-name="Cell680">
            <text:p text:style-name="P737"><text:span text:style-name="T737_1">tufibge</text:span><text:span text:style-name="T737_2">_</text:span><text:span text:style-name="T737_3">id</text:span></text:p>
          </table:table-cell>
          <table:table-cell table:style-name="Cell681">
            <text:p text:style-name="P738"><text:span text:style-name="T738_1">não</text:span></text:p>
          </table:table-cell>
          <table:table-cell table:style-name="Cell682">
            <text:p text:style-name="P739"><text:span text:style-name="T739_1">Foreign</text:span><text:span text:style-name="T739_2"><text:s/></text:span><text:span text:style-name="T739_3">Key</text:span></text:p>
          </table:table-cell>
          <table:table-cell table:style-name="Cell683">
            <text:p text:style-name="P740"><text:span text:style-name="T740_1">Integer</text:span></text:p>
          </table:table-cell>
          <table:table-cell table:style-name="Cell684">
            <text:p text:style-name="P741"/>
          </table:table-cell>
          <table:table-cell table:style-name="Cell685">
            <text:p text:style-name="P742"/>
          </table:table-cell>
          <table:table-cell table:style-name="Cell686">
            <text:p text:style-name="P743"/>
          </table:table-cell>
        </table:table-row>
        <table:table-row table:style-name="Row99">
          <table:table-cell table:style-name="Cell687">
            <text:p text:style-name="P744"><text:span text:style-name="T744_1">nome</text:span><text:span text:style-name="T744_2">_</text:span><text:span text:style-name="T744_3">municipio</text:span></text:p>
          </table:table-cell>
          <table:table-cell table:style-name="Cell688">
            <text:p text:style-name="P745"><text:span text:style-name="T745_1">não</text:span></text:p>
          </table:table-cell>
          <table:table-cell table:style-name="Cell689">
            <text:p text:style-name="P746"/>
          </table:table-cell>
          <table:table-cell table:style-name="Cell690">
            <text:p text:style-name="P747"><text:span text:style-name="T747_1">String</text:span></text:p>
          </table:table-cell>
          <table:table-cell table:style-name="Cell691">
            <text:p text:style-name="P748"><text:span text:style-name="T748_1">2</text:span></text:p>
          </table:table-cell>
          <table:table-cell table:style-name="Cell692">
            <text:p text:style-name="P749"><text:span text:style-name="T749_1">255</text:span></text:p>
          </table:table-cell>
          <table:table-cell table:style-name="Cell693">
            <text:p text:style-name="P750"/>
          </table:table-cell>
        </table:table-row>
        <table:table-row table:style-name="Row100">
          <table:table-cell table:style-name="Cell694">
            <text:p text:style-name="P751"><text:span text:style-name="T751_1">codigo</text:span><text:span text:style-name="T751_2">_</text:span><text:span text:style-name="T751_3">ibge</text:span></text:p>
          </table:table-cell>
          <table:table-cell table:style-name="Cell695">
            <text:p text:style-name="P752"><text:span text:style-name="T752_1">não</text:span></text:p>
          </table:table-cell>
          <table:table-cell table:style-name="Cell696">
            <text:p text:style-name="P753"/>
          </table:table-cell>
          <table:table-cell table:style-name="Cell697">
            <text:p text:style-name="P754"><text:span text:style-name="T754_1">String</text:span></text:p>
          </table:table-cell>
          <table:table-cell table:style-name="Cell698">
            <text:p text:style-name="P755"/>
          </table:table-cell>
          <table:table-cell table:style-name="Cell699">
            <text:p text:style-name="P756"><text:span text:style-name="T756_1">255</text:span></text:p>
          </table:table-cell>
          <table:table-cell table:style-name="Cell700">
            <text:p text:style-name="P757"/>
          </table:table-cell>
        </table:table-row>
      </table:table>
      <text:p text:style-name="P758"/>
      <text:p text:style-name="P759"><text:span text:style-name="T759_1">Tabela</text:span><text:span text:style-name="T759_2"><text:s/></text:span><text:span text:style-name="T759_3">de</text:span><text:span text:style-name="T759_4"><text:s/></text:span><text:span text:style-name="T759_5">Classificação</text:span><text:span text:style-name="T759_6"><text:s/></text:span><text:span text:style-name="T759_7">Brasileira</text:span><text:span text:style-name="T759_8"><text:s/></text:span><text:span text:style-name="T759_9">de</text:span><text:span text:style-name="T759_10"><text:s/></text:span><text:span text:style-name="T759_11">Ocupações</text:span><text:span text:style-name="T759_12"><text:s/>(</text:span><text:span text:style-name="T759_13">Tcbo</text:span><text:span text:style-name="T759_14">)</text:span></text:p>
      <text:p text:style-name="P760"/>
      <table:table table:style-name="Table11">
        <table:table-column table:style-name="Column71"/>
        <table:table-column table:style-name="Column72"/>
        <table:table-column table:style-name="Column73"/>
        <table:table-column table:style-name="Column74"/>
        <table:table-column table:style-name="Column75"/>
        <table:table-column table:style-name="Column76"/>
        <table:table-column table:style-name="Column77"/>
        <table:table-row table:style-name="Row101">
          <table:table-cell table:style-name="Cell701">
            <text:p text:style-name="P761"><text:span text:style-name="T761_1">Nome</text:span></text:p>
          </table:table-cell>
          <table:table-cell table:style-name="Cell702">
            <text:p text:style-name="P762"><text:span text:style-name="T762_1">Null</text:span></text:p>
          </table:table-cell>
          <table:table-cell table:style-name="Cell703">
            <text:p text:style-name="P763"><text:span text:style-name="T763_1">Formato</text:span></text:p>
          </table:table-cell>
          <table:table-cell table:style-name="Cell704">
            <text:p text:style-name="P764"><text:span text:style-name="T764_1">Tipo</text:span></text:p>
          </table:table-cell>
          <table:table-cell table:style-name="Cell705">
            <text:p text:style-name="P765"><text:span text:style-name="T765_1">Máximo</text:span></text:p>
          </table:table-cell>
          <table:table-cell table:style-name="Cell706">
            <text:p text:style-name="P766"><text:span text:style-name="T766_1">Mínimo</text:span></text:p>
          </table:table-cell>
          <table:table-cell table:style-name="Cell707">
            <text:p text:style-name="P767"><text:span text:style-name="T767_1">Testado</text:span></text:p>
          </table:table-cell>
        </table:table-row>
        <table:table-row table:style-name="Row102">
          <table:table-cell table:style-name="Cell708">
            <text:p text:style-name="P768"><text:span text:style-name="T768_1">descricao</text:span></text:p>
          </table:table-cell>
          <table:table-cell table:style-name="Cell709">
            <text:p text:style-name="P769"><text:span text:style-name="T769_1">não</text:span></text:p>
          </table:table-cell>
          <table:table-cell table:style-name="Cell710">
            <text:p text:style-name="P770"/>
          </table:table-cell>
          <table:table-cell table:style-name="Cell711">
            <text:p text:style-name="P771"><text:span text:style-name="T771_1">String</text:span></text:p>
          </table:table-cell>
          <table:table-cell table:style-name="Cell712">
            <text:p text:style-name="P772"/>
          </table:table-cell>
          <table:table-cell table:style-name="Cell713">
            <text:p text:style-name="P773"/>
          </table:table-cell>
          <table:table-cell table:style-name="Cell714">
            <text:p text:style-name="P774"/>
          </table:table-cell>
        </table:table-row>
        <table:table-row table:style-name="Row103">
          <table:table-cell table:style-name="Cell715">
            <text:p text:style-name="P775"><text:span text:style-name="T775_1">codigo</text:span><text:span text:style-name="T775_2">_</text:span><text:span text:style-name="T775_3">cbo</text:span></text:p>
          </table:table-cell>
          <table:table-cell table:style-name="Cell716">
            <text:p text:style-name="P776"><text:span text:style-name="T776_1">não</text:span></text:p>
          </table:table-cell>
          <table:table-cell table:style-name="Cell717">
            <text:p text:style-name="P777"/>
          </table:table-cell>
          <table:table-cell table:style-name="Cell718">
            <text:p text:style-name="P778"><text:span text:style-name="T778_1">String</text:span></text:p>
          </table:table-cell>
          <table:table-cell table:style-name="Cell719">
            <text:p text:style-name="P779"/>
          </table:table-cell>
          <table:table-cell table:style-name="Cell720">
            <text:p text:style-name="P780"/>
          </table:table-cell>
          <table:table-cell table:style-name="Cell721">
            <text:p text:style-name="P781"/>
          </table:table-cell>
        </table:table-row>
      </table:table>
      <text:p text:style-name="P782"/>
      <text:p text:style-name="P783"><text:span text:style-name="T783_1">Tabela</text:span><text:span text:style-name="T783_2"><text:s/></text:span><text:span text:style-name="T783_3">de</text:span><text:span text:style-name="T783_4"><text:s/></text:span><text:span text:style-name="T783_5">Conselhos</text:span><text:span text:style-name="T783_6"><text:s/>(</text:span><text:span text:style-name="T783_7">Tconselho</text:span><text:span text:style-name="T783_8">)</text:span></text:p>
      <text:p text:style-name="P784"/>
      <table:table table:style-name="Table12">
        <table:table-column table:style-name="Column78"/>
        <table:table-column table:style-name="Column79"/>
        <table:table-column table:style-name="Column80"/>
        <table:table-column table:style-name="Column81"/>
        <table:table-column table:style-name="Column82"/>
        <table:table-column table:style-name="Column83"/>
        <table:table-column table:style-name="Column84"/>
        <table:table-row table:style-name="Row104">
          <table:table-cell table:style-name="Cell722">
            <text:p text:style-name="P785"><text:span text:style-name="T785_1">Nome</text:span></text:p>
          </table:table-cell>
          <table:table-cell table:style-name="Cell723">
            <text:p text:style-name="P786"><text:span text:style-name="T786_1">Null</text:span></text:p>
          </table:table-cell>
          <table:table-cell table:style-name="Cell724">
            <text:p text:style-name="P787"><text:span text:style-name="T787_1">Formato</text:span></text:p>
          </table:table-cell>
          <table:table-cell table:style-name="Cell725">
            <text:p text:style-name="P788"><text:span text:style-name="T788_1">Tipo</text:span></text:p>
          </table:table-cell>
          <table:table-cell table:style-name="Cell726">
            <text:p text:style-name="P789"><text:span text:style-name="T789_1">Máximo</text:span></text:p>
          </table:table-cell>
          <table:table-cell table:style-name="Cell727">
            <text:p text:style-name="P790"><text:span text:style-name="T790_1">Mínimo</text:span></text:p>
          </table:table-cell>
          <table:table-cell table:style-name="Cell728">
            <text:p text:style-name="P791"><text:span text:style-name="T791_1">Testado</text:span></text:p>
          </table:table-cell>
        </table:table-row>
        <table:table-row table:style-name="Row105">
          <table:table-cell table:style-name="Cell729">
            <text:p text:style-name="P792"><text:span text:style-name="T792_1">descricao</text:span></text:p>
          </table:table-cell>
          <table:table-cell table:style-name="Cell730">
            <text:p text:style-name="P793"><text:span text:style-name="T793_1">não</text:span></text:p>
          </table:table-cell>
          <table:table-cell table:style-name="Cell731">
            <text:p text:style-name="P794"/>
          </table:table-cell>
          <table:table-cell table:style-name="Cell732">
            <text:p text:style-name="P795"><text:span text:style-name="T795_1">String</text:span></text:p>
          </table:table-cell>
          <table:table-cell table:style-name="Cell733">
            <text:p text:style-name="P796"/>
          </table:table-cell>
          <table:table-cell table:style-name="Cell734">
            <text:p text:style-name="P797"/>
          </table:table-cell>
          <table:table-cell table:style-name="Cell735">
            <text:p text:style-name="P798"/>
          </table:table-cell>
        </table:table-row>
        <table:table-row table:style-name="Row106">
          <table:table-cell table:style-name="Cell736">
            <text:p text:style-name="P799"><text:span text:style-name="T799_1">sigla</text:span><text:span text:style-name="T799_2">_</text:span><text:span text:style-name="T799_3">conselho</text:span></text:p>
          </table:table-cell>
          <table:table-cell table:style-name="Cell737">
            <text:p text:style-name="P800"><text:span text:style-name="T800_1">não</text:span></text:p>
          </table:table-cell>
          <table:table-cell table:style-name="Cell738">
            <text:p text:style-name="P801"/>
          </table:table-cell>
          <table:table-cell table:style-name="Cell739">
            <text:p text:style-name="P802"><text:span text:style-name="T802_1">String</text:span></text:p>
          </table:table-cell>
          <table:table-cell table:style-name="Cell740">
            <text:p text:style-name="P803"><text:span text:style-name="T803_1">2</text:span></text:p>
          </table:table-cell>
          <table:table-cell table:style-name="Cell741">
            <text:p text:style-name="P804"/>
          </table:table-cell>
          <table:table-cell table:style-name="Cell742">
            <text:p text:style-name="P805"/>
          </table:table-cell>
        </table:table-row>
      </table:table>
      <text:p text:style-name="P806"/>
      <text:p text:style-name="P807"><text:span text:style-name="T807_1">Tabela</text:span><text:span text:style-name="T807_2"><text:s/></text:span><text:span text:style-name="T807_3">de</text:span><text:span text:style-name="T807_4"><text:s/></text:span><text:span text:style-name="T807_5">Tipos</text:span><text:span text:style-name="T807_6"><text:s/></text:span><text:span text:style-name="T807_7">de</text:span><text:span text:style-name="T807_8"><text:s/></text:span><text:span text:style-name="T807_9">Ações</text:span><text:span text:style-name="T807_10">(</text:span><text:span text:style-name="T807_11">Tipo</text:span><text:span text:style-name="T807_12">_</text:span><text:span text:style-name="T807_13">acoes</text:span><text:span text:style-name="T807_14">)</text:span></text:p>
      <text:p text:style-name="P808"/>
      <table:table table:style-name="Table13">
        <table:table-column table:style-name="Column85"/>
        <table:table-column table:style-name="Column86"/>
        <table:table-column table:style-name="Column87"/>
        <table:table-column table:style-name="Column88"/>
        <table:table-column table:style-name="Column89"/>
        <table:table-column table:style-name="Column90"/>
        <table:table-column table:style-name="Column91"/>
        <table:table-row table:style-name="Row107">
          <table:table-cell table:style-name="Cell743">
            <text:p text:style-name="P809"><text:span text:style-name="T809_1">Nome</text:span></text:p>
          </table:table-cell>
          <table:table-cell table:style-name="Cell744">
            <text:p text:style-name="P810"><text:span text:style-name="T810_1">Null</text:span></text:p>
          </table:table-cell>
          <table:table-cell table:style-name="Cell745">
            <text:p text:style-name="P811"><text:span text:style-name="T811_1">Formato</text:span></text:p>
          </table:table-cell>
          <table:table-cell table:style-name="Cell746">
            <text:p text:style-name="P812"><text:span text:style-name="T812_1">Tipo</text:span></text:p>
          </table:table-cell>
          <table:table-cell table:style-name="Cell747">
            <text:p text:style-name="P813"><text:span text:style-name="T813_1">Máximo</text:span></text:p>
          </table:table-cell>
          <table:table-cell table:style-name="Cell748">
            <text:p text:style-name="P814"><text:span text:style-name="T814_1">Mínimo</text:span></text:p>
          </table:table-cell>
          <table:table-cell table:style-name="Cell749">
            <text:p text:style-name="P815"><text:span text:style-name="T815_1">Testado</text:span></text:p>
          </table:table-cell>
        </table:table-row>
        <table:table-row table:style-name="Row108">
          <table:table-cell table:style-name="Cell750">
            <text:p text:style-name="P816"><text:span text:style-name="T816_1">descricao</text:span></text:p>
          </table:table-cell>
          <table:table-cell table:style-name="Cell751">
            <text:p text:style-name="P817"><text:span text:style-name="T817_1">não</text:span></text:p>
          </table:table-cell>
          <table:table-cell table:style-name="Cell752">
            <text:p text:style-name="P818"/>
          </table:table-cell>
          <table:table-cell table:style-name="Cell753">
            <text:p text:style-name="P819"><text:span text:style-name="T819_1">String</text:span></text:p>
          </table:table-cell>
          <table:table-cell table:style-name="Cell754">
            <text:p text:style-name="P820"><text:span text:style-name="T820_1">255</text:span></text:p>
          </table:table-cell>
          <table:table-cell table:style-name="Cell755">
            <text:p text:style-name="P821"><text:span text:style-name="T821_1">1</text:span></text:p>
          </table:table-cell>
          <table:table-cell table:style-name="Cell756">
            <text:p text:style-name="P822"/>
          </table:table-cell>
        </table:table-row>
      </table:table>
      <text:p text:style-name="P823"/>
      <text:p text:style-name="P824"><text:span text:style-name="T824_1">Tabela</text:span><text:span text:style-name="T824_2"><text:s/></text:span><text:span text:style-name="T824_3">de</text:span><text:span text:style-name="T824_4"><text:s/></text:span><text:span text:style-name="T824_5">Tipos</text:span><text:span text:style-name="T824_6"><text:s/></text:span><text:span text:style-name="T824_7">de</text:span><text:span text:style-name="T824_8"><text:s/></text:span><text:span text:style-name="T824_9">Situações</text:span><text:span text:style-name="T824_10">(</text:span><text:span text:style-name="T824_11">Tipo</text:span><text:span text:style-name="T824_12">_</text:span><text:span text:style-name="T824_13">situacoes</text:span><text:span text:style-name="T824_14">)</text:span></text:p>
      <text:p text:style-name="P825"/>
      <table:table table:style-name="Table14">
        <table:table-column table:style-name="Column92"/>
        <table:table-column table:style-name="Column93"/>
        <table:table-column table:style-name="Column94"/>
        <table:table-column table:style-name="Column95"/>
        <table:table-column table:style-name="Column96"/>
        <table:table-column table:style-name="Column97"/>
        <table:table-column table:style-name="Column98"/>
        <table:table-row table:style-name="Row109">
          <table:table-cell table:style-name="Cell757">
            <text:p text:style-name="P826"><text:span text:style-name="T826_1">Nome</text:span></text:p>
          </table:table-cell>
          <table:table-cell table:style-name="Cell758">
            <text:p text:style-name="P827"><text:span text:style-name="T827_1">Null</text:span></text:p>
          </table:table-cell>
          <table:table-cell table:style-name="Cell759">
            <text:p text:style-name="P828"><text:span text:style-name="T828_1">Formato</text:span></text:p>
          </table:table-cell>
          <table:table-cell table:style-name="Cell760">
            <text:p text:style-name="P829"><text:span text:style-name="T829_1">Tipo</text:span></text:p>
          </table:table-cell>
          <table:table-cell table:style-name="Cell761">
            <text:p text:style-name="P830"><text:span text:style-name="T830_1">Máximo</text:span></text:p>
          </table:table-cell>
          <table:table-cell table:style-name="Cell762">
            <text:p text:style-name="P831"><text:span text:style-name="T831_1">Mínimo</text:span></text:p>
          </table:table-cell>
          <table:table-cell table:style-name="Cell763">
            <text:p text:style-name="P832"><text:span text:style-name="T832_1">Testado</text:span></text:p>
          </table:table-cell>
        </table:table-row>
        <table:table-row table:style-name="Row110">
          <table:table-cell table:style-name="Cell764">
            <text:p text:style-name="P833"><text:span text:style-name="T833_1">descricao</text:span></text:p>
          </table:table-cell>
          <table:table-cell table:style-name="Cell765">
            <text:p text:style-name="P834"><text:span text:style-name="T834_1">não</text:span></text:p>
          </table:table-cell>
          <table:table-cell table:style-name="Cell766">
            <text:p text:style-name="P835"/>
          </table:table-cell>
          <table:table-cell table:style-name="Cell767">
            <text:p text:style-name="P836"><text:span text:style-name="T836_1">String</text:span></text:p>
          </table:table-cell>
          <table:table-cell table:style-name="Cell768">
            <text:p text:style-name="P837"><text:span text:style-name="T837_1">255</text:span></text:p>
          </table:table-cell>
          <table:table-cell table:style-name="Cell769">
            <text:p text:style-name="P838"><text:span text:style-name="T838_1">1</text:span></text:p>
          </table:table-cell>
          <table:table-cell table:style-name="Cell770">
            <text:p text:style-name="P839"/>
          </table:table-cell>
        </table:table-row>
      </table:table>
      <text:p text:style-name="P840"/>
      <text:p text:style-name="P841"><text:span text:style-name="T841_1">Tabela</text:span><text:span text:style-name="T841_2"><text:s/></text:span><text:span text:style-name="T841_3">da</text:span><text:span text:style-name="T841_4"><text:s/></text:span><text:span text:style-name="T841_5">Relação</text:span><text:span text:style-name="T841_6"><text:s/></text:span><text:span text:style-name="T841_7">Órgãos</text:span><text:span text:style-name="T841_8"><text:s/></text:span><text:span text:style-name="T841_9">e</text:span><text:span text:style-name="T841_10"><text:s/></text:span><text:span text:style-name="T841_11">Tipos</text:span><text:span text:style-name="T841_12"><text:s/></text:span><text:span text:style-name="T841_13">de</text:span><text:span text:style-name="T841_14"><text:s/></text:span><text:span text:style-name="T841_15">Atendimentos</text:span><text:span text:style-name="T841_16"><text:s/>(</text:span><text:span text:style-name="T841_17">Orgaos</text:span><text:span text:style-name="T841_18">_</text:span><text:span text:style-name="T841_19">tipo</text:span><text:span text:style-name="T841_20">_</text:span><text:span text:style-name="T841_21">atendimentos</text:span><text:span text:style-name="T841_22">)</text:span></text:p>
      <text:p text:style-name="P842"/>
      <table:table table:style-name="Table15">
        <table:table-column table:style-name="Column99"/>
        <table:table-column table:style-name="Column100"/>
        <table:table-column table:style-name="Column101"/>
        <table:table-column table:style-name="Column102"/>
        <table:table-column table:style-name="Column103"/>
        <table:table-column table:style-name="Column104"/>
        <table:table-column table:style-name="Column105"/>
        <table:table-row table:style-name="Row111">
          <table:table-cell table:style-name="Cell771">
            <text:p text:style-name="P843"><text:span text:style-name="T843_1">Nome</text:span></text:p>
          </table:table-cell>
          <table:table-cell table:style-name="Cell772">
            <text:p text:style-name="P844"><text:span text:style-name="T844_1">Null</text:span></text:p>
          </table:table-cell>
          <table:table-cell table:style-name="Cell773">
            <text:p text:style-name="P845"><text:span text:style-name="T845_1">Formato</text:span></text:p>
          </table:table-cell>
          <table:table-cell table:style-name="Cell774">
            <text:p text:style-name="P846"><text:span text:style-name="T846_1">Tipo</text:span></text:p>
          </table:table-cell>
          <table:table-cell table:style-name="Cell775">
            <text:p text:style-name="P847"><text:span text:style-name="T847_1">Máximo</text:span></text:p>
          </table:table-cell>
          <table:table-cell table:style-name="Cell776">
            <text:p text:style-name="P848"><text:span text:style-name="T848_1">Mínimo</text:span></text:p>
          </table:table-cell>
          <table:table-cell table:style-name="Cell777">
            <text:p text:style-name="P849"><text:span text:style-name="T849_1">Testado</text:span></text:p>
          </table:table-cell>
        </table:table-row>
        <table:table-row table:style-name="Row112">
          <table:table-cell table:style-name="Cell778">
            <text:p text:style-name="P850"><text:span text:style-name="T850_1">orgao</text:span><text:span text:style-name="T850_2">_</text:span><text:span text:style-name="T850_3">id</text:span></text:p>
          </table:table-cell>
          <table:table-cell table:style-name="Cell779">
            <text:p text:style-name="P851"/>
          </table:table-cell>
          <table:table-cell table:style-name="Cell780">
            <text:p text:style-name="P852"/>
          </table:table-cell>
          <table:table-cell table:style-name="Cell781">
            <text:p text:style-name="P853"/>
          </table:table-cell>
          <table:table-cell table:style-name="Cell782">
            <text:p text:style-name="P854"/>
          </table:table-cell>
          <table:table-cell table:style-name="Cell783">
            <text:p text:style-name="P855"/>
          </table:table-cell>
          <table:table-cell table:style-name="Cell784">
            <text:p text:style-name="P856"/>
          </table:table-cell>
        </table:table-row>
        <table:table-row table:style-name="Row113">
          <table:table-cell table:style-name="Cell785">
            <text:p text:style-name="P857"><text:span text:style-name="T857_1">tipo</text:span><text:span text:style-name="T857_2">_</text:span><text:span text:style-name="T857_3">atendimento</text:span><text:span text:style-name="T857_4">_</text:span><text:span text:style-name="T857_5">id</text:span></text:p>
          </table:table-cell>
          <table:table-cell table:style-name="Cell786">
            <text:p text:style-name="P858"/>
          </table:table-cell>
          <table:table-cell table:style-name="Cell787">
            <text:p text:style-name="P859"/>
          </table:table-cell>
          <table:table-cell table:style-name="Cell788">
            <text:p text:style-name="P860"/>
          </table:table-cell>
          <table:table-cell table:style-name="Cell789">
            <text:p text:style-name="P861"/>
          </table:table-cell>
          <table:table-cell table:style-name="Cell790">
            <text:p text:style-name="P862"/>
          </table:table-cell>
          <table:table-cell table:style-name="Cell791">
            <text:p text:style-name="P863"/>
          </table:table-cell>
        </table:table-row>
      </table:table>
      <text:p text:style-name="P864"/>
      <text:p text:style-name="P865"/>
      <text:p text:style-name="P86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423cm" fo:margin-bottom="0.212cm" style:writing-mode="lr-tb"/>
      <style:text-properties style:font-name="Arial" fo:font-size="14pt" style:font-name-asian="Arial" style:font-size-asian="14pt" style:font-name-complex="Arial" style:font-size-complex="14pt"/>
    </style:style>
    <style:style style:name="Subtitle" style:family="paragraph" style:parent-style-name="Standard">
      <style:paragraph-properties fo:text-align="center" fo:break-before="auto" fo:line-height="100%" fo:margin-top="0.423cm" fo:margin-bottom="0.212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<text:tab/><text:tab/></text:span><text:span text:style-name="T1_2">Página</text:span><text:span text:style-name="T1_3"><text:s/>–<text:s/></text:span><text:span text:style-name="T1_4"><text:page-number text:select-page="current"/></text:span><text:span text:style-name="T1_5">/</text:span><text:span text:style-name="T1_6"><text:page-count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